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46in"/>
    </style:style>
    <style:style style:name="co3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0.6638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row table:style-name="ro1">
          <table:table-cell office:value-type="string">
            <text:p>First stab with new Python setup. Off the shelf 2449 board, HP3456A</text:p>
          </table:table-cell>
          <table:table-cell table:number-columns-repeated="15"/>
        </table:table-row>
        <table:table-row table:style-name="ro1">
          <table:table-cell office:value-type="string">
            <text:p>Input common mode at 2.5V, hooks at ends are likely amplifier saturating.</text:p>
          </table:table-cell>
          <table:table-cell table:number-columns-repeated="8"/>
          <table:table-cell office:value-type="string">
            <text:p>ymin</text:p>
          </table:table-cell>
          <table:table-cell table:formula="of:=[.C29]" office:value-type="float" office:value="-2.05988832749">
            <text:p>-2.0598883275</text:p>
          </table:table-cell>
          <table:table-cell office:value-type="string">
            <text:p>xmin</text:p>
          </table:table-cell>
          <table:table-cell table:formula="of:=[.D29]" office:value-type="float" office:value="-2.05903">
            <text:p>-2.05903</text:p>
          </table:table-cell>
          <table:table-cell/>
          <table:table-cell office:value-type="string">
            <text:p>slope:</text:p>
          </table:table-cell>
          <table:table-cell table:formula="of:=SLOPE([.K2:.K3];[.M2:.M3])" office:value-type="float" office:value="1.00042417271105">
            <text:p>1.0004241727</text:p>
          </table:table-cell>
        </table:table-row>
        <table:table-row table:style-name="ro1">
          <table:table-cell table:number-columns-repeated="9"/>
          <table:table-cell office:value-type="string">
            <text:p>ymax</text:p>
          </table:table-cell>
          <table:table-cell table:formula="of:=[.C230]" office:value-type="float" office:value="1.96014613844">
            <text:p>1.9601461384</text:p>
          </table:table-cell>
          <table:table-cell office:value-type="string">
            <text:p>xmax</text:p>
          </table:table-cell>
          <table:table-cell table:formula="of:=[.D230]" office:value-type="float" office:value="1.9593">
            <text:p>1.9593</text:p>
          </table:table-cell>
          <table:table-cell/>
          <table:table-cell office:value-type="string">
            <text:p>intercept:</text:p>
          </table:table-cell>
          <table:table-cell table:formula="of:=INTERCEPT([.K2:.K3];[.M2:.M3])" office:value-type="float" office:value="0.0000150568472364679">
            <text:p>1.50568472364679E-005</text:p>
          </table:table-cell>
        </table:table-row>
        <table:table-row table:style-name="ro1">
          <table:table-cell office:value-type="string">
            <text:p>neg</text:p>
          </table:table-cell>
          <table:table-cell office:value-type="string">
            <text:p>pos</text:p>
          </table:table-cell>
          <table:table-cell office:value-type="string">
            <text:p>LTC2449</text:p>
          </table:table-cell>
          <table:table-cell office:value-type="string">
            <text:p>HP3456</text:p>
          </table:table-cell>
          <table:table-cell/>
          <table:table-cell office:value-type="string">
            <text:p>abs error</text:p>
          </table:table-cell>
          <table:table-cell office:value-type="string">
            <text:p>endpoint line</text:p>
          </table:table-cell>
          <table:table-cell office:value-type="string">
            <text:p>inl</text:p>
          </table:table-cell>
          <table:table-cell table:number-columns-repeated="8"/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1.23">
            <text:p>1.23</text:p>
          </table:table-cell>
          <table:table-cell office:value-type="float" office:value="-2.50000000931">
            <text:p>-2.5000000093</text:p>
          </table:table-cell>
          <table:table-cell office:value-type="float" office:value="-2.53887">
            <text:p>-2.53887</text:p>
          </table:table-cell>
          <table:table-cell/>
          <table:table-cell table:formula="of:=[.D5]-[.C5]" office:value-type="float" office:value="-0.0388699906900003">
            <text:p>-0.0388699907</text:p>
          </table:table-cell>
          <table:table-cell table:formula="of:=[.$P$3]+[.D5]*[.$P$2]" office:value-type="float" office:value="-2.53993186252367">
            <text:p>-2.5399318625</text:p>
          </table:table-cell>
          <table:table-cell table:formula="of:=[.G5]-[.C5]" office:value-type="float" office:value="-0.039931853213671">
            <text:p>-0.0399318532</text:p>
          </table:table-cell>
          <table:table-cell table:number-columns-repeated="8"/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1.24">
            <text:p>1.24</text:p>
          </table:table-cell>
          <table:table-cell office:value-type="float" office:value="-2.50000000931">
            <text:p>-2.5000000093</text:p>
          </table:table-cell>
          <table:table-cell office:value-type="float" office:value="-2.5189">
            <text:p>-2.5189</text:p>
          </table:table-cell>
          <table:table-cell/>
          <table:table-cell table:formula="of:=[.D6]-[.C6]" office:value-type="float" office:value="-0.01889999069">
            <text:p>-0.0188999907</text:p>
          </table:table-cell>
          <table:table-cell table:formula="of:=[.$P$3]+[.D6]*[.$P$2]" office:value-type="float" office:value="-2.51995339179463">
            <text:p>-2.5199533918</text:p>
          </table:table-cell>
          <table:table-cell table:formula="of:=[.G6]-[.C6]" office:value-type="float" office:value="-0.0199533824846307">
            <text:p>-0.0199533825</text:p>
          </table:table-cell>
          <table:table-cell table:number-columns-repeated="8"/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1.25">
            <text:p>1.25</text:p>
          </table:table-cell>
          <table:table-cell office:value-type="float" office:value="-2.50000000931">
            <text:p>-2.5000000093</text:p>
          </table:table-cell>
          <table:table-cell office:value-type="float" office:value="-2.49892">
            <text:p>-2.49892</text:p>
          </table:table-cell>
          <table:table-cell/>
          <table:table-cell table:formula="of:=[.D7]-[.C7]" office:value-type="float" office:value="0.00108000930999985">
            <text:p>0.0010800093</text:p>
          </table:table-cell>
          <table:table-cell table:formula="of:=[.$P$3]+[.D7]*[.$P$2]" office:value-type="float" office:value="-2.49996491682386">
            <text:p>-2.4999649168</text:p>
          </table:table-cell>
          <table:table-cell table:formula="of:=[.G7]-[.C7]" office:value-type="float" office:value="0.0000350924861356461">
            <text:p>3.50924861356461E-005</text:p>
          </table:table-cell>
          <table:table-cell table:number-columns-repeated="8"/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1.26">
            <text:p>1.26</text:p>
          </table:table-cell>
          <table:table-cell office:value-type="float" office:value="-2.48003379442">
            <text:p>-2.4800337944</text:p>
          </table:table-cell>
          <table:table-cell office:value-type="float" office:value="-2.47893">
            <text:p>-2.47893</text:p>
          </table:table-cell>
          <table:table-cell/>
          <table:table-cell table:formula="of:=[.D8]-[.C8]" office:value-type="float" office:value="0.00110379442000008">
            <text:p>0.0011037944</text:p>
          </table:table-cell>
          <table:table-cell table:formula="of:=[.$P$3]+[.D8]*[.$P$2]" office:value-type="float" office:value="-2.47996643761137">
            <text:p>-2.4799664376</text:p>
          </table:table-cell>
          <table:table-cell table:formula="of:=[.G8]-[.C8]" office:value-type="float" office:value="0.0000673568086297926">
            <text:p>6.73568086297926E-005</text:p>
          </table:table-cell>
          <table:table-cell table:number-columns-repeated="8"/>
        </table:table-row>
        <table:table-row table:style-name="ro1">
          <table:table-cell office:value-type="float" office:value="3.73">
            <text:p>3.73</text:p>
            <draw:frame table:end-cell-address="Sheet1.L38" table:end-x="0.039in" table:end-y="0.163in" draw:z-index="0" draw:style-name="gr1" svg:width="8.7398in" svg:height="4.8335in" svg:x="0.0004in" svg:y="0.1445in">
              <draw:object draw:notify-on-update-of-ranges="Sheet1.D5:Sheet1.D257 Sheet1.H5:Sheet1.H2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.27">
            <text:p>1.27</text:p>
          </table:table-cell>
          <table:table-cell office:value-type="float" office:value="-2.46004625224">
            <text:p>-2.4600462522</text:p>
          </table:table-cell>
          <table:table-cell office:value-type="float" office:value="-2.45895">
            <text:p>-2.45895</text:p>
          </table:table-cell>
          <table:table-cell/>
          <table:table-cell table:formula="of:=[.D9]-[.C9]" office:value-type="float" office:value="0.00109625223999954">
            <text:p>0.0010962522</text:p>
          </table:table-cell>
          <table:table-cell table:formula="of:=[.$P$3]+[.D9]*[.$P$2]" office:value-type="float" office:value="-2.4599779626406">
            <text:p>-2.4599779626</text:p>
          </table:table-cell>
          <table:table-cell table:formula="of:=[.G9]-[.C9]" office:value-type="float" office:value="0.0000682895993961985">
            <text:p>6.82895993961985E-005</text:p>
          </table:table-cell>
          <table:table-cell table:number-columns-repeated="8"/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1.28">
            <text:p>1.28</text:p>
          </table:table-cell>
          <table:table-cell office:value-type="float" office:value="-2.4400515575">
            <text:p>-2.4400515575</text:p>
          </table:table-cell>
          <table:table-cell office:value-type="float" office:value="-2.43897">
            <text:p>-2.43897</text:p>
          </table:table-cell>
          <table:table-cell/>
          <table:table-cell table:formula="of:=[.D10]-[.C10]" office:value-type="float" office:value="0.00108155750000005">
            <text:p>0.0010815575</text:p>
          </table:table-cell>
          <table:table-cell table:formula="of:=[.$P$3]+[.D10]*[.$P$2]" office:value-type="float" office:value="-2.43998948766984">
            <text:p>-2.4399894877</text:p>
          </table:table-cell>
          <table:table-cell table:formula="of:=[.G10]-[.C10]" office:value-type="float" office:value="0.000062069830163658">
            <text:p>6.2069830163658E-005</text:p>
          </table:table-cell>
          <table:table-cell table:number-columns-repeated="8"/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1.29">
            <text:p>1.29</text:p>
          </table:table-cell>
          <table:table-cell office:value-type="float" office:value="-2.4199040141">
            <text:p>-2.4199040141</text:p>
          </table:table-cell>
          <table:table-cell office:value-type="float" office:value="-2.41883">
            <text:p>-2.41883</text:p>
          </table:table-cell>
          <table:table-cell/>
          <table:table-cell table:formula="of:=[.D11]-[.C11]" office:value-type="float" office:value="0.0010740141000003">
            <text:p>0.0010740141</text:p>
          </table:table-cell>
          <table:table-cell table:formula="of:=[.$P$3]+[.D11]*[.$P$2]" office:value-type="float" office:value="-2.41984094483144">
            <text:p>-2.4198409448</text:p>
          </table:table-cell>
          <table:table-cell table:formula="of:=[.G11]-[.C11]" office:value-type="float" office:value="0.0000630692685641421">
            <text:p>6.30692685641421E-005</text:p>
          </table:table-cell>
          <table:table-cell table:number-columns-repeated="8"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1.3">
            <text:p>1.3</text:p>
          </table:table-cell>
          <table:table-cell office:value-type="float" office:value="-2.39990626462">
            <text:p>-2.3999062646</text:p>
          </table:table-cell>
          <table:table-cell office:value-type="float" office:value="-2.39885">
            <text:p>-2.39885</text:p>
          </table:table-cell>
          <table:table-cell/>
          <table:table-cell table:formula="of:=[.D12]-[.C12]" office:value-type="float" office:value="0.00105626461999986">
            <text:p>0.0010562646</text:p>
          </table:table-cell>
          <table:table-cell table:formula="of:=[.$P$3]+[.D12]*[.$P$2]" office:value-type="float" office:value="-2.39985246986067">
            <text:p>-2.3998524699</text:p>
          </table:table-cell>
          <table:table-cell table:formula="of:=[.G12]-[.C12]" office:value-type="float" office:value="0.0000537947593306498">
            <text:p>5.37947593306498E-005</text:p>
          </table:table-cell>
          <table:table-cell table:number-columns-repeated="8"/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1.31">
            <text:p>1.31</text:p>
          </table:table-cell>
          <table:table-cell office:value-type="float" office:value="-2.37991807051">
            <text:p>-2.3799180705</text:p>
          </table:table-cell>
          <table:table-cell office:value-type="float" office:value="-2.37888">
            <text:p>-2.37888</text:p>
          </table:table-cell>
          <table:table-cell/>
          <table:table-cell table:formula="of:=[.D13]-[.C13]" office:value-type="float" office:value="0.00103807050999993">
            <text:p>0.0010380705</text:p>
          </table:table-cell>
          <table:table-cell table:formula="of:=[.$P$3]+[.D13]*[.$P$2]" office:value-type="float" office:value="-2.37987399913163">
            <text:p>-2.3798739991</text:p>
          </table:table-cell>
          <table:table-cell table:formula="of:=[.G13]-[.C13]" office:value-type="float" office:value="0.0000440713783702584">
            <text:p>4.40713783702584E-005</text:p>
          </table:table-cell>
          <table:table-cell table:number-columns-repeated="8"/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1.32">
            <text:p>1.32</text:p>
          </table:table-cell>
          <table:table-cell office:value-type="float" office:value="-2.35991460271">
            <text:p>-2.3599146027</text:p>
          </table:table-cell>
          <table:table-cell office:value-type="float" office:value="-2.3589">
            <text:p>-2.3589</text:p>
          </table:table-cell>
          <table:table-cell/>
          <table:table-cell table:formula="of:=[.D14]-[.C14]" office:value-type="float" office:value="0.00101460270999976">
            <text:p>0.0010146027</text:p>
          </table:table-cell>
          <table:table-cell table:formula="of:=[.$P$3]+[.D14]*[.$P$2]" office:value-type="float" office:value="-2.35988552416086">
            <text:p>-2.3598855242</text:p>
          </table:table-cell>
          <table:table-cell table:formula="of:=[.G14]-[.C14]" office:value-type="float" office:value="0.0000290785491370293">
            <text:p>2.90785491370293E-005</text:p>
          </table:table-cell>
          <table:table-cell table:number-columns-repeated="8"/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1.33">
            <text:p>1.33</text:p>
          </table:table-cell>
          <table:table-cell office:value-type="float" office:value="-2.339902604">
            <text:p>-2.339902604</text:p>
          </table:table-cell>
          <table:table-cell office:value-type="float" office:value="-2.3389">
            <text:p>-2.3389</text:p>
          </table:table-cell>
          <table:table-cell/>
          <table:table-cell table:formula="of:=[.D15]-[.C15]" office:value-type="float" office:value="0.00100260399999996">
            <text:p>0.001002604</text:p>
          </table:table-cell>
          <table:table-cell table:formula="of:=[.$P$3]+[.D15]*[.$P$2]" office:value-type="float" office:value="-2.33987704070664">
            <text:p>-2.3398770407</text:p>
          </table:table-cell>
          <table:table-cell table:formula="of:=[.G15]-[.C15]" office:value-type="float" office:value="0.0000255632933581218">
            <text:p>2.55632933581218E-005</text:p>
          </table:table-cell>
          <table:table-cell table:number-columns-repeated="8"/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1.34">
            <text:p>1.34</text:p>
          </table:table-cell>
          <table:table-cell office:value-type="float" office:value="-2.31990839355">
            <text:p>-2.3199083936</text:p>
          </table:table-cell>
          <table:table-cell office:value-type="float" office:value="-2.31893">
            <text:p>-2.31893</text:p>
          </table:table-cell>
          <table:table-cell/>
          <table:table-cell table:formula="of:=[.D16]-[.C16]" office:value-type="float" office:value="0.000978393550000067">
            <text:p>0.0009783936</text:p>
          </table:table-cell>
          <table:table-cell table:formula="of:=[.$P$3]+[.D16]*[.$P$2]" office:value-type="float" office:value="-2.3198985699776">
            <text:p>-2.31989857</text:p>
          </table:table-cell>
          <table:table-cell table:formula="of:=[.G16]-[.C16]" office:value-type="float" office:value="0.00000982357239820431">
            <text:p>9.82357239820431E-006</text:p>
          </table:table-cell>
          <table:table-cell table:number-columns-repeated="8"/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1.35">
            <text:p>1.35</text:p>
          </table:table-cell>
          <table:table-cell office:value-type="float" office:value="-2.29991565458">
            <text:p>-2.2999156546</text:p>
          </table:table-cell>
          <table:table-cell office:value-type="float" office:value="-2.29896">
            <text:p>-2.29896</text:p>
          </table:table-cell>
          <table:table-cell/>
          <table:table-cell table:formula="of:=[.D17]-[.C17]" office:value-type="float" office:value="0.000955654579999798">
            <text:p>0.0009556546</text:p>
          </table:table-cell>
          <table:table-cell table:formula="of:=[.$P$3]+[.D17]*[.$P$2]" office:value-type="float" office:value="-2.29992009924856">
            <text:p>-2.2999200992</text:p>
          </table:table-cell>
          <table:table-cell table:formula="of:=[.G17]-[.C17]" office:value-type="float" office:value="-0.00000444466856253101">
            <text:p>-4.44466856253101E-006</text:p>
          </table:table-cell>
          <table:table-cell table:number-columns-repeated="8"/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1.36">
            <text:p>1.36</text:p>
          </table:table-cell>
          <table:table-cell office:value-type="float" office:value="-2.27990507148">
            <text:p>-2.2799050715</text:p>
          </table:table-cell>
          <table:table-cell office:value-type="float" office:value="-2.27896">
            <text:p>-2.27896</text:p>
          </table:table-cell>
          <table:table-cell/>
          <table:table-cell table:formula="of:=[.D18]-[.C18]" office:value-type="float" office:value="0.000945071479999893">
            <text:p>0.0009450715</text:p>
          </table:table-cell>
          <table:table-cell table:formula="of:=[.$P$3]+[.D18]*[.$P$2]" office:value-type="float" office:value="-2.27991161579434">
            <text:p>-2.2799116158</text:p>
          </table:table-cell>
          <table:table-cell table:formula="of:=[.G18]-[.C18]" office:value-type="float" office:value="-0.00000654431434110592">
            <text:p>-6.54431434110592E-006</text:p>
          </table:table-cell>
          <table:table-cell table:number-columns-repeated="8"/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1.37">
            <text:p>1.37</text:p>
          </table:table-cell>
          <table:table-cell office:value-type="float" office:value="-2.25991019048">
            <text:p>-2.2599101905</text:p>
          </table:table-cell>
          <table:table-cell office:value-type="float" office:value="-2.25898">
            <text:p>-2.25898</text:p>
          </table:table-cell>
          <table:table-cell/>
          <table:table-cell table:formula="of:=[.D19]-[.C19]" office:value-type="float" office:value="0.000930190479999649">
            <text:p>0.0009301905</text:p>
          </table:table-cell>
          <table:table-cell table:formula="of:=[.$P$3]+[.D19]*[.$P$2]" office:value-type="float" office:value="-2.25992314082357">
            <text:p>-2.2599231408</text:p>
          </table:table-cell>
          <table:table-cell table:formula="of:=[.G19]-[.C19]" office:value-type="float" office:value="-0.0000129503435748468">
            <text:p>-1.29503435748468E-005</text:p>
          </table:table-cell>
          <table:table-cell table:number-columns-repeated="8"/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1.38">
            <text:p>1.38</text:p>
          </table:table-cell>
          <table:table-cell office:value-type="float" office:value="-2.23991700448">
            <text:p>-2.2399170045</text:p>
          </table:table-cell>
          <table:table-cell office:value-type="float" office:value="-2.239">
            <text:p>-2.239</text:p>
          </table:table-cell>
          <table:table-cell/>
          <table:table-cell table:formula="of:=[.D20]-[.C20]" office:value-type="float" office:value="0.000917004480000205">
            <text:p>0.0009170045</text:p>
          </table:table-cell>
          <table:table-cell table:formula="of:=[.$P$3]+[.D20]*[.$P$2]" office:value-type="float" office:value="-2.23993466585281">
            <text:p>-2.2399346659</text:p>
          </table:table-cell>
          <table:table-cell table:formula="of:=[.G20]-[.C20]" office:value-type="float" office:value="-0.0000176613728073427">
            <text:p>-1.76613728073427E-005</text:p>
          </table:table-cell>
          <table:table-cell table:number-columns-repeated="8"/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1.39">
            <text:p>1.39</text:p>
          </table:table-cell>
          <table:table-cell office:value-type="float" office:value="-2.21993763931">
            <text:p>-2.2199376393</text:p>
          </table:table-cell>
          <table:table-cell office:value-type="float" office:value="-2.21903">
            <text:p>-2.21903</text:p>
          </table:table-cell>
          <table:table-cell/>
          <table:table-cell table:formula="of:=[.D21]-[.C21]" office:value-type="float" office:value="0.000907639309999819">
            <text:p>0.0009076393</text:p>
          </table:table-cell>
          <table:table-cell table:formula="of:=[.$P$3]+[.D21]*[.$P$2]" office:value-type="float" office:value="-2.21995619512377">
            <text:p>-2.2199561951</text:p>
          </table:table-cell>
          <table:table-cell table:formula="of:=[.G21]-[.C21]" office:value-type="float" office:value="-0.0000185558137681952">
            <text:p>-1.85558137681952E-005</text:p>
          </table:table-cell>
          <table:table-cell table:number-columns-repeated="8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-2.19995097257">
            <text:p>-2.1999509726</text:p>
          </table:table-cell>
          <table:table-cell office:value-type="float" office:value="-2.19905">
            <text:p>-2.19905</text:p>
          </table:table-cell>
          <table:table-cell/>
          <table:table-cell table:formula="of:=[.D22]-[.C22]" office:value-type="float" office:value="0.00090097256999977">
            <text:p>0.0009009726</text:p>
          </table:table-cell>
          <table:table-cell table:formula="of:=[.$P$3]+[.D22]*[.$P$2]" office:value-type="float" office:value="-2.199967720153">
            <text:p>-2.1999677202</text:p>
          </table:table-cell>
          <table:table-cell table:formula="of:=[.G22]-[.C22]" office:value-type="float" office:value="-0.0000167475830012975">
            <text:p>-1.67475830012975E-005</text:p>
          </table:table-cell>
          <table:table-cell table:number-columns-repeated="8"/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1.41">
            <text:p>1.41</text:p>
          </table:table-cell>
          <table:table-cell office:value-type="float" office:value="-2.17995801009">
            <text:p>-2.1799580101</text:p>
          </table:table-cell>
          <table:table-cell office:value-type="float" office:value="-2.17906">
            <text:p>-2.17906</text:p>
          </table:table-cell>
          <table:table-cell/>
          <table:table-cell table:formula="of:=[.D23]-[.C23]" office:value-type="float" office:value="0.00089801008999979">
            <text:p>0.0008980101</text:p>
          </table:table-cell>
          <table:table-cell table:formula="of:=[.$P$3]+[.D23]*[.$P$2]" office:value-type="float" office:value="-2.17996924094051">
            <text:p>-2.1799692409</text:p>
          </table:table-cell>
          <table:table-cell table:formula="of:=[.G23]-[.C23]" office:value-type="float" office:value="-0.0000112308505073599">
            <text:p>-1.12308505073599E-005</text:p>
          </table:table-cell>
          <table:table-cell table:number-columns-repeated="8"/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1.42">
            <text:p>1.42</text:p>
          </table:table-cell>
          <table:table-cell office:value-type="float" office:value="-2.15997057967">
            <text:p>-2.1599705797</text:p>
          </table:table-cell>
          <table:table-cell office:value-type="float" office:value="-2.15907">
            <text:p>-2.15907</text:p>
          </table:table-cell>
          <table:table-cell/>
          <table:table-cell table:formula="of:=[.D24]-[.C24]" office:value-type="float" office:value="0.000900579670000123">
            <text:p>0.0009005797</text:p>
          </table:table-cell>
          <table:table-cell table:formula="of:=[.$P$3]+[.D24]*[.$P$2]" office:value-type="float" office:value="-2.15997076172801">
            <text:p>-2.1599707617</text:p>
          </table:table-cell>
          <table:table-cell table:formula="of:=[.G24]-[.C24]" office:value-type="float" office:value="-0.000000182058013109554">
            <text:p>-1.82058013109554E-007</text:p>
          </table:table-cell>
          <table:table-cell table:number-columns-repeated="8"/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1.43">
            <text:p>1.43</text:p>
          </table:table-cell>
          <table:table-cell office:value-type="float" office:value="-2.13984130882">
            <text:p>-2.1398413088</text:p>
          </table:table-cell>
          <table:table-cell office:value-type="float" office:value="-2.13895">
            <text:p>-2.13895</text:p>
          </table:table-cell>
          <table:table-cell/>
          <table:table-cell table:formula="of:=[.D25]-[.C25]" office:value-type="float" office:value="0.000891308819999992">
            <text:p>0.0008913088</text:p>
          </table:table-cell>
          <table:table-cell table:formula="of:=[.$P$3]+[.D25]*[.$P$2]" office:value-type="float" office:value="-2.13984222737307">
            <text:p>-2.1398422274</text:p>
          </table:table-cell>
          <table:table-cell table:formula="of:=[.G25]-[.C25]" office:value-type="float" office:value="-0.000000918553066941996">
            <text:p>-9.18553066941996E-007</text:p>
          </table:table-cell>
          <table:table-cell table:number-columns-repeated="8"/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1.44">
            <text:p>1.44</text:p>
          </table:table-cell>
          <table:table-cell office:value-type="float" office:value="-2.11985602044">
            <text:p>-2.1198560204</text:p>
          </table:table-cell>
          <table:table-cell office:value-type="float" office:value="-2.11897">
            <text:p>-2.11897</text:p>
          </table:table-cell>
          <table:table-cell/>
          <table:table-cell table:formula="of:=[.D26]-[.C26]" office:value-type="float" office:value="0.000886020439999857">
            <text:p>0.0008860204</text:p>
          </table:table-cell>
          <table:table-cell table:formula="of:=[.$P$3]+[.D26]*[.$P$2]" office:value-type="float" office:value="-2.1198537524023">
            <text:p>-2.1198537524</text:p>
          </table:table-cell>
          <table:table-cell table:formula="of:=[.G26]-[.C26]" office:value-type="float" office:value="0.00000226803769987072">
            <text:p>0.000002268</text:p>
          </table:table-cell>
          <table:table-cell table:number-columns-repeated="8"/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1.45">
            <text:p>1.45</text:p>
          </table:table-cell>
          <table:table-cell office:value-type="float" office:value="-2.099863654">
            <text:p>-2.099863654</text:p>
          </table:table-cell>
          <table:table-cell office:value-type="float" office:value="-2.09898">
            <text:p>-2.09898</text:p>
          </table:table-cell>
          <table:table-cell/>
          <table:table-cell table:formula="of:=[.D27]-[.C27]" office:value-type="float" office:value="0.0008836539999999">
            <text:p>0.000883654</text:p>
          </table:table-cell>
          <table:table-cell table:formula="of:=[.$P$3]+[.D27]*[.$P$2]" office:value-type="float" office:value="-2.09985527318981">
            <text:p>-2.0998552732</text:p>
          </table:table-cell>
          <table:table-cell table:formula="of:=[.G27]-[.C27]" office:value-type="float" office:value="0.00000838081019383097">
            <text:p>8.38081019383097E-006</text:p>
          </table:table-cell>
          <table:table-cell table:number-columns-repeated="8"/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1.46">
            <text:p>1.46</text:p>
          </table:table-cell>
          <table:table-cell office:value-type="float" office:value="-2.07987071015">
            <text:p>-2.0798707102</text:p>
          </table:table-cell>
          <table:table-cell office:value-type="float" office:value="-2.079">
            <text:p>-2.079</text:p>
          </table:table-cell>
          <table:table-cell/>
          <table:table-cell table:formula="of:=[.D28]-[.C28]" office:value-type="float" office:value="0.000870710149999621">
            <text:p>0.0008707101</text:p>
          </table:table-cell>
          <table:table-cell table:formula="of:=[.$P$3]+[.D28]*[.$P$2]" office:value-type="float" office:value="-2.07986679821904">
            <text:p>-2.0798667982</text:p>
          </table:table-cell>
          <table:table-cell table:formula="of:=[.G28]-[.C28]" office:value-type="float" office:value="0.00000391193096005438">
            <text:p>3.91193096005438E-006</text:p>
          </table:table-cell>
          <table:table-cell table:number-columns-repeated="8"/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1.47">
            <text:p>1.47</text:p>
          </table:table-cell>
          <table:table-cell office:value-type="float" office:value="-2.05988832749">
            <text:p>-2.0598883275</text:p>
          </table:table-cell>
          <table:table-cell office:value-type="float" office:value="-2.05903">
            <text:p>-2.05903</text:p>
          </table:table-cell>
          <table:table-cell/>
          <table:table-cell table:formula="of:=[.D29]-[.C29]" office:value-type="float" office:value="0.000858327490000033">
            <text:p>0.0008583275</text:p>
          </table:table-cell>
          <table:table-cell table:formula="of:=[.$P$3]+[.D29]*[.$P$2]" office:value-type="float" office:value="-2.05988832749">
            <text:p>-2.0598883275</text:p>
          </table:table-cell>
          <table:table-cell table:formula="of:=[.G29]-[.C29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1.48">
            <text:p>1.48</text:p>
          </table:table-cell>
          <table:table-cell office:value-type="float" office:value="-2.03990141861">
            <text:p>-2.0399014186</text:p>
          </table:table-cell>
          <table:table-cell office:value-type="float" office:value="-2.03905">
            <text:p>-2.03905</text:p>
          </table:table-cell>
          <table:table-cell/>
          <table:table-cell table:formula="of:=[.D30]-[.C30]" office:value-type="float" office:value="0.000851418609999932">
            <text:p>0.0008514186</text:p>
          </table:table-cell>
          <table:table-cell table:formula="of:=[.$P$3]+[.D30]*[.$P$2]" office:value-type="float" office:value="-2.03989985251923">
            <text:p>-2.0398998525</text:p>
          </table:table-cell>
          <table:table-cell table:formula="of:=[.G30]-[.C30]" office:value-type="float" office:value="0.00000156609076684688">
            <text:p>1.56609076684688E-006</text:p>
          </table:table-cell>
          <table:table-cell table:number-columns-repeated="8"/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1.49">
            <text:p>1.49</text:p>
          </table:table-cell>
          <table:table-cell office:value-type="float" office:value="-2.01989634894">
            <text:p>-2.0198963489</text:p>
          </table:table-cell>
          <table:table-cell office:value-type="float" office:value="-2.01905">
            <text:p>-2.01905</text:p>
          </table:table-cell>
          <table:table-cell/>
          <table:table-cell table:formula="of:=[.D31]-[.C31]" office:value-type="float" office:value="0.00084634894000013">
            <text:p>0.0008463489</text:p>
          </table:table-cell>
          <table:table-cell table:formula="of:=[.$P$3]+[.D31]*[.$P$2]" office:value-type="float" office:value="-2.01989136906501">
            <text:p>-2.0198913691</text:p>
          </table:table-cell>
          <table:table-cell table:formula="of:=[.G31]-[.C31]" office:value-type="float" office:value="0.0000049798749883756">
            <text:p>4.9798749883756E-006</text:p>
          </table:table-cell>
          <table:table-cell table:number-columns-repeated="8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-1.99990653433">
            <text:p>-1.9999065343</text:p>
          </table:table-cell>
          <table:table-cell office:value-type="float" office:value="-1.99907">
            <text:p>-1.99907</text:p>
          </table:table-cell>
          <table:table-cell/>
          <table:table-cell table:formula="of:=[.D32]-[.C32]" office:value-type="float" office:value="0.000836534329999861">
            <text:p>0.0008365343</text:p>
          </table:table-cell>
          <table:table-cell table:formula="of:=[.$P$3]+[.D32]*[.$P$2]" office:value-type="float" office:value="-1.99990289409425">
            <text:p>-1.9999028941</text:p>
          </table:table-cell>
          <table:table-cell table:formula="of:=[.G32]-[.C32]" office:value-type="float" office:value="0.00000364023575483152">
            <text:p>3.64023575483152E-006</text:p>
          </table:table-cell>
          <table:table-cell table:number-columns-repeated="8"/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1.51">
            <text:p>1.51</text:p>
          </table:table-cell>
          <table:table-cell office:value-type="float" office:value="-1.97992588393">
            <text:p>-1.9799258839</text:p>
          </table:table-cell>
          <table:table-cell office:value-type="float" office:value="-1.9791">
            <text:p>-1.9791</text:p>
          </table:table-cell>
          <table:table-cell/>
          <table:table-cell table:formula="of:=[.D33]-[.C33]" office:value-type="float" office:value="0.000825883929999938">
            <text:p>0.0008258839</text:p>
          </table:table-cell>
          <table:table-cell table:formula="of:=[.$P$3]+[.D33]*[.$P$2]" office:value-type="float" office:value="-1.97992442336521">
            <text:p>-1.9799244234</text:p>
          </table:table-cell>
          <table:table-cell table:formula="of:=[.G33]-[.C33]" office:value-type="float" office:value="0.00000146056479466417">
            <text:p>1.46056479466417E-006</text:p>
          </table:table-cell>
          <table:table-cell table:number-columns-repeated="8"/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1.52">
            <text:p>1.52</text:p>
          </table:table-cell>
          <table:table-cell office:value-type="float" office:value="-1.95993847214">
            <text:p>-1.9599384721</text:p>
          </table:table-cell>
          <table:table-cell office:value-type="float" office:value="-1.95912">
            <text:p>-1.95912</text:p>
          </table:table-cell>
          <table:table-cell/>
          <table:table-cell table:formula="of:=[.D34]-[.C34]" office:value-type="float" office:value="0.000818472139999971">
            <text:p>0.0008184721</text:p>
          </table:table-cell>
          <table:table-cell table:formula="of:=[.$P$3]+[.D34]*[.$P$2]" office:value-type="float" office:value="-1.95993594839444">
            <text:p>-1.9599359484</text:p>
          </table:table-cell>
          <table:table-cell table:formula="of:=[.G34]-[.C34]" office:value-type="float" office:value="0.00000252374556142243">
            <text:p>2.52374556142243E-006</text:p>
          </table:table-cell>
          <table:table-cell table:number-columns-repeated="8"/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1.53">
            <text:p>1.53</text:p>
          </table:table-cell>
          <table:table-cell office:value-type="float" office:value="-1.93994232453">
            <text:p>-1.9399423245</text:p>
          </table:table-cell>
          <table:table-cell office:value-type="float" office:value="-1.93913">
            <text:p>-1.93913</text:p>
          </table:table-cell>
          <table:table-cell/>
          <table:table-cell table:formula="of:=[.D35]-[.C35]" office:value-type="float" office:value="0.000812324530000019">
            <text:p>0.0008123245</text:p>
          </table:table-cell>
          <table:table-cell table:formula="of:=[.$P$3]+[.D35]*[.$P$2]" office:value-type="float" office:value="-1.93993746918194">
            <text:p>-1.9399374692</text:p>
          </table:table-cell>
          <table:table-cell table:formula="of:=[.G35]-[.C35]" office:value-type="float" office:value="0.00000485534805538812">
            <text:p>4.85534805538812E-006</text:p>
          </table:table-cell>
          <table:table-cell table:number-columns-repeated="8"/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1.54">
            <text:p>1.54</text:p>
          </table:table-cell>
          <table:table-cell office:value-type="float" office:value="-1.91995360889">
            <text:p>-1.9199536089</text:p>
          </table:table-cell>
          <table:table-cell office:value-type="float" office:value="-1.91915">
            <text:p>-1.91915</text:p>
          </table:table-cell>
          <table:table-cell/>
          <table:table-cell table:formula="of:=[.D36]-[.C36]" office:value-type="float" office:value="0.000803608889999863">
            <text:p>0.0008036089</text:p>
          </table:table-cell>
          <table:table-cell table:formula="of:=[.$P$3]+[.D36]*[.$P$2]" office:value-type="float" office:value="-1.91994899421118">
            <text:p>-1.9199489942</text:p>
          </table:table-cell>
          <table:table-cell table:formula="of:=[.G36]-[.C36]" office:value-type="float" office:value="0.00000461467882195699">
            <text:p>4.61467882195699E-006</text:p>
          </table:table-cell>
          <table:table-cell table:number-columns-repeated="8"/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1.55">
            <text:p>1.55</text:p>
          </table:table-cell>
          <table:table-cell office:value-type="float" office:value="-1.89997169189">
            <text:p>-1.8999716919</text:p>
          </table:table-cell>
          <table:table-cell office:value-type="float" office:value="-1.89918">
            <text:p>-1.89918</text:p>
          </table:table-cell>
          <table:table-cell/>
          <table:table-cell table:formula="of:=[.D37]-[.C37]" office:value-type="float" office:value="0.000791691889999724">
            <text:p>0.0007916919</text:p>
          </table:table-cell>
          <table:table-cell table:formula="of:=[.$P$3]+[.D37]*[.$P$2]" office:value-type="float" office:value="-1.89997052348214">
            <text:p>-1.8999705235</text:p>
          </table:table-cell>
          <table:table-cell table:formula="of:=[.G37]-[.C37]" office:value-type="float" office:value="0.00000116840786157368">
            <text:p>1.16840786157368E-006</text:p>
          </table:table-cell>
          <table:table-cell table:number-columns-repeated="8"/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1.56">
            <text:p>1.56</text:p>
          </table:table-cell>
          <table:table-cell office:value-type="float" office:value="-1.87998793088">
            <text:p>-1.8799879309</text:p>
          </table:table-cell>
          <table:table-cell office:value-type="float" office:value="-1.8792">
            <text:p>-1.8792</text:p>
          </table:table-cell>
          <table:table-cell/>
          <table:table-cell table:formula="of:=[.D38]-[.C38]" office:value-type="float" office:value="0.000787930880000065">
            <text:p>0.0007879309</text:p>
          </table:table-cell>
          <table:table-cell table:formula="of:=[.$P$3]+[.D38]*[.$P$2]" office:value-type="float" office:value="-1.87998204851137">
            <text:p>-1.8799820485</text:p>
          </table:table-cell>
          <table:table-cell table:formula="of:=[.G38]-[.C38]" office:value-type="float" office:value="0.00000588236862886227">
            <text:p>5.88236862886227E-006</text:p>
          </table:table-cell>
          <table:table-cell table:number-columns-repeated="8"/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1.57">
            <text:p>1.57</text:p>
          </table:table-cell>
          <table:table-cell office:value-type="float" office:value="-1.85999528505">
            <text:p>-1.8599952851</text:p>
          </table:table-cell>
          <table:table-cell office:value-type="float" office:value="-1.85921">
            <text:p>-1.85921</text:p>
          </table:table-cell>
          <table:table-cell/>
          <table:table-cell table:formula="of:=[.D39]-[.C39]" office:value-type="float" office:value="0.000785285050000084">
            <text:p>0.0007852851</text:p>
          </table:table-cell>
          <table:table-cell table:formula="of:=[.$P$3]+[.D39]*[.$P$2]" office:value-type="float" office:value="-1.85998356929888">
            <text:p>-1.8599835693</text:p>
          </table:table-cell>
          <table:table-cell table:formula="of:=[.G39]-[.C39]" office:value-type="float" office:value="0.0000117157511227983">
            <text:p>1.17157511227983E-005</text:p>
          </table:table-cell>
          <table:table-cell table:number-columns-repeated="8"/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1.58">
            <text:p>1.58</text:p>
          </table:table-cell>
          <table:table-cell office:value-type="float" office:value="-1.83985237963">
            <text:p>-1.8398523796</text:p>
          </table:table-cell>
          <table:table-cell office:value-type="float" office:value="-1.83908">
            <text:p>-1.83908</text:p>
          </table:table-cell>
          <table:table-cell/>
          <table:table-cell table:formula="of:=[.D40]-[.C40]" office:value-type="float" office:value="0.000772379629999875">
            <text:p>0.0007723796</text:p>
          </table:table-cell>
          <table:table-cell table:formula="of:=[.$P$3]+[.D40]*[.$P$2]" office:value-type="float" office:value="-1.8398450307022">
            <text:p>-1.8398450307</text:p>
          </table:table-cell>
          <table:table-cell table:formula="of:=[.G40]-[.C40]" office:value-type="float" office:value="0.00000734892779585827">
            <text:p>7.34892779585827E-006</text:p>
          </table:table-cell>
          <table:table-cell table:number-columns-repeated="8"/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1.59">
            <text:p>1.59</text:p>
          </table:table-cell>
          <table:table-cell office:value-type="float" office:value="-1.81986778043">
            <text:p>-1.8198677804</text:p>
          </table:table-cell>
          <table:table-cell office:value-type="float" office:value="-1.8191">
            <text:p>-1.8191</text:p>
          </table:table-cell>
          <table:table-cell/>
          <table:table-cell table:formula="of:=[.D41]-[.C41]" office:value-type="float" office:value="0.00076778042999992">
            <text:p>0.0007677804</text:p>
          </table:table-cell>
          <table:table-cell table:formula="of:=[.$P$3]+[.D41]*[.$P$2]" office:value-type="float" office:value="-1.81985655573144">
            <text:p>-1.8198565557</text:p>
          </table:table-cell>
          <table:table-cell table:formula="of:=[.G41]-[.C41]" office:value-type="float" office:value="0.0000112246985628506">
            <text:p>1.12246985628506E-005</text:p>
          </table:table-cell>
          <table:table-cell table:number-columns-repeated="8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-1.79987934418">
            <text:p>-1.7998793442</text:p>
          </table:table-cell>
          <table:table-cell office:value-type="float" office:value="-1.79912">
            <text:p>-1.79912</text:p>
          </table:table-cell>
          <table:table-cell/>
          <table:table-cell table:formula="of:=[.D42]-[.C42]" office:value-type="float" office:value="0.000759344179999788">
            <text:p>0.0007593442</text:p>
          </table:table-cell>
          <table:table-cell table:formula="of:=[.$P$3]+[.D42]*[.$P$2]" office:value-type="float" office:value="-1.79986808076067">
            <text:p>-1.7998680808</text:p>
          </table:table-cell>
          <table:table-cell table:formula="of:=[.G42]-[.C42]" office:value-type="float" office:value="0.0000112634193294436">
            <text:p>1.12634193294436E-005</text:p>
          </table:table-cell>
          <table:table-cell table:number-columns-repeated="8"/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1.61">
            <text:p>1.61</text:p>
          </table:table-cell>
          <table:table-cell office:value-type="float" office:value="-1.77989133634">
            <text:p>-1.7798913363</text:p>
          </table:table-cell>
          <table:table-cell office:value-type="float" office:value="-1.77914">
            <text:p>-1.77914</text:p>
          </table:table-cell>
          <table:table-cell/>
          <table:table-cell table:formula="of:=[.D43]-[.C43]" office:value-type="float" office:value="0.00075133634000002">
            <text:p>0.0007513363</text:p>
          </table:table-cell>
          <table:table-cell table:formula="of:=[.$P$3]+[.D43]*[.$P$2]" office:value-type="float" office:value="-1.7798796057899">
            <text:p>-1.7798796058</text:p>
          </table:table-cell>
          <table:table-cell table:formula="of:=[.G43]-[.C43]" office:value-type="float" office:value="0.0000117305500966225">
            <text:p>1.17305500966225E-005</text:p>
          </table:table-cell>
          <table:table-cell table:number-columns-repeated="8"/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1.62">
            <text:p>1.62</text:p>
          </table:table-cell>
          <table:table-cell office:value-type="float" office:value="-1.7598960828">
            <text:p>-1.7598960828</text:p>
          </table:table-cell>
          <table:table-cell office:value-type="float" office:value="-1.75916">
            <text:p>-1.75916</text:p>
          </table:table-cell>
          <table:table-cell/>
          <table:table-cell table:formula="of:=[.D44]-[.C44]" office:value-type="float" office:value="0.000736082800000037">
            <text:p>0.0007360828</text:p>
          </table:table-cell>
          <table:table-cell table:formula="of:=[.$P$3]+[.D44]*[.$P$2]" office:value-type="float" office:value="-1.75989113081914">
            <text:p>-1.7598911308</text:p>
          </table:table-cell>
          <table:table-cell table:formula="of:=[.G44]-[.C44]" office:value-type="float" office:value="0.00000495198086336579">
            <text:p>0.000004952</text:p>
          </table:table-cell>
          <table:table-cell table:number-columns-repeated="8"/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1.63">
            <text:p>1.63</text:p>
          </table:table-cell>
          <table:table-cell office:value-type="float" office:value="-1.73991431482">
            <text:p>-1.7399143148</text:p>
          </table:table-cell>
          <table:table-cell office:value-type="float" office:value="-1.73919">
            <text:p>-1.73919</text:p>
          </table:table-cell>
          <table:table-cell/>
          <table:table-cell table:formula="of:=[.D45]-[.C45]" office:value-type="float" office:value="0.000724314820000016">
            <text:p>0.0007243148</text:p>
          </table:table-cell>
          <table:table-cell table:formula="of:=[.$P$3]+[.D45]*[.$P$2]" office:value-type="float" office:value="-1.7399126600901">
            <text:p>-1.7399126601</text:p>
          </table:table-cell>
          <table:table-cell table:formula="of:=[.G45]-[.C45]" office:value-type="float" office:value="0.00000165472990310001">
            <text:p>1.65472990310001E-006</text:p>
          </table:table-cell>
          <table:table-cell table:number-columns-repeated="8"/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1.64">
            <text:p>1.64</text:p>
          </table:table-cell>
          <table:table-cell office:value-type="float" office:value="-1.71992677264">
            <text:p>-1.7199267726</text:p>
          </table:table-cell>
          <table:table-cell office:value-type="float" office:value="-1.7192">
            <text:p>-1.7192</text:p>
          </table:table-cell>
          <table:table-cell/>
          <table:table-cell table:formula="of:=[.D46]-[.C46]" office:value-type="float" office:value="0.000726772639999984">
            <text:p>0.0007267726</text:p>
          </table:table-cell>
          <table:table-cell table:formula="of:=[.$P$3]+[.D46]*[.$P$2]" office:value-type="float" office:value="-1.7199141808776">
            <text:p>-1.7199141809</text:p>
          </table:table-cell>
          <table:table-cell table:formula="of:=[.G46]-[.C46]" office:value-type="float" office:value="0.0000125917623969851">
            <text:p>1.25917623969851E-005</text:p>
          </table:table-cell>
          <table:table-cell table:number-columns-repeated="8"/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1.65">
            <text:p>1.65</text:p>
          </table:table-cell>
          <table:table-cell office:value-type="float" office:value="-1.69992783107">
            <text:p>-1.6999278311</text:p>
          </table:table-cell>
          <table:table-cell office:value-type="float" office:value="-1.69921">
            <text:p>-1.69921</text:p>
          </table:table-cell>
          <table:table-cell/>
          <table:table-cell table:formula="of:=[.D47]-[.C47]" office:value-type="float" office:value="0.000717831070000008">
            <text:p>0.0007178311</text:p>
          </table:table-cell>
          <table:table-cell table:formula="of:=[.$P$3]+[.D47]*[.$P$2]" office:value-type="float" office:value="-1.69991570166511">
            <text:p>-1.6999157017</text:p>
          </table:table-cell>
          <table:table-cell table:formula="of:=[.G47]-[.C47]" office:value-type="float" office:value="0.000012129404890926">
            <text:p>1.2129404890926E-005</text:p>
          </table:table-cell>
          <table:table-cell table:number-columns-repeated="8"/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1.66">
            <text:p>1.66</text:p>
          </table:table-cell>
          <table:table-cell office:value-type="float" office:value="-1.67993743904">
            <text:p>-1.679937439</text:p>
          </table:table-cell>
          <table:table-cell office:value-type="float" office:value="-1.67923">
            <text:p>-1.67923</text:p>
          </table:table-cell>
          <table:table-cell/>
          <table:table-cell table:formula="of:=[.D48]-[.C48]" office:value-type="float" office:value="0.000707439039999924">
            <text:p>0.000707439</text:p>
          </table:table-cell>
          <table:table-cell table:formula="of:=[.$P$3]+[.D48]*[.$P$2]" office:value-type="float" office:value="-1.67992722669434">
            <text:p>-1.6799272267</text:p>
          </table:table-cell>
          <table:table-cell table:formula="of:=[.G48]-[.C48]" office:value-type="float" office:value="0.0000102123456575676">
            <text:p>1.02123456575676E-005</text:p>
          </table:table-cell>
          <table:table-cell table:number-columns-repeated="8"/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1.67">
            <text:p>1.67</text:p>
          </table:table-cell>
          <table:table-cell office:value-type="float" office:value="-1.65994848125">
            <text:p>-1.6599484813</text:p>
          </table:table-cell>
          <table:table-cell office:value-type="float" office:value="-1.65925">
            <text:p>-1.65925</text:p>
          </table:table-cell>
          <table:table-cell/>
          <table:table-cell table:formula="of:=[.D49]-[.C49]" office:value-type="float" office:value="0.000698481249999716">
            <text:p>0.0006984812</text:p>
          </table:table-cell>
          <table:table-cell table:formula="of:=[.$P$3]+[.D49]*[.$P$2]" office:value-type="float" office:value="-1.65993875172358">
            <text:p>-1.6599387517</text:p>
          </table:table-cell>
          <table:table-cell table:formula="of:=[.G49]-[.C49]" office:value-type="float" office:value="0.00000972952642408487">
            <text:p>9.72952642408487E-006</text:p>
          </table:table-cell>
          <table:table-cell table:number-columns-repeated="8"/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1.68">
            <text:p>1.68</text:p>
          </table:table-cell>
          <table:table-cell office:value-type="float" office:value="-1.63995590992">
            <text:p>-1.6399559099</text:p>
          </table:table-cell>
          <table:table-cell office:value-type="float" office:value="-1.63926">
            <text:p>-1.63926</text:p>
          </table:table-cell>
          <table:table-cell/>
          <table:table-cell table:formula="of:=[.D50]-[.C50]" office:value-type="float" office:value="0.000695909919999682">
            <text:p>0.0006959099</text:p>
          </table:table-cell>
          <table:table-cell table:formula="of:=[.$P$3]+[.D50]*[.$P$2]" office:value-type="float" office:value="-1.63994027251108">
            <text:p>-1.6399402725</text:p>
          </table:table-cell>
          <table:table-cell table:formula="of:=[.G50]-[.C50]" office:value-type="float" office:value="0.0000156374089179678">
            <text:p>1.56374089179678E-005</text:p>
          </table:table-cell>
          <table:table-cell table:number-columns-repeated="8"/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1.69">
            <text:p>1.69</text:p>
          </table:table-cell>
          <table:table-cell office:value-type="float" office:value="-1.61996760406">
            <text:p>-1.6199676041</text:p>
          </table:table-cell>
          <table:table-cell office:value-type="float" office:value="-1.61929">
            <text:p>-1.61929</text:p>
          </table:table-cell>
          <table:table-cell/>
          <table:table-cell table:formula="of:=[.D51]-[.C51]" office:value-type="float" office:value="0.000677604060000059">
            <text:p>0.0006776041</text:p>
          </table:table-cell>
          <table:table-cell table:formula="of:=[.$P$3]+[.D51]*[.$P$2]" office:value-type="float" office:value="-1.61996180178204">
            <text:p>-1.6199618018</text:p>
          </table:table-cell>
          <table:table-cell table:formula="of:=[.G51]-[.C51]" office:value-type="float" office:value="0.00000580227795810018">
            <text:p>5.80227795810018E-006</text:p>
          </table:table-cell>
          <table:table-cell table:number-columns-repeated="8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.7">
            <text:p>1.7</text:p>
          </table:table-cell>
          <table:table-cell office:value-type="float" office:value="-1.59998192452">
            <text:p>-1.5999819245</text:p>
          </table:table-cell>
          <table:table-cell office:value-type="float" office:value="-1.59931">
            <text:p>-1.59931</text:p>
          </table:table-cell>
          <table:table-cell/>
          <table:table-cell table:formula="of:=[.D52]-[.C52]" office:value-type="float" office:value="0.000671924519999978">
            <text:p>0.0006719245</text:p>
          </table:table-cell>
          <table:table-cell table:formula="of:=[.$P$3]+[.D52]*[.$P$2]" office:value-type="float" office:value="-1.59997332681128">
            <text:p>-1.5999733268</text:p>
          </table:table-cell>
          <table:table-cell table:formula="of:=[.G52]-[.C52]" office:value-type="float" office:value="0.00000859770872496668">
            <text:p>8.59770872496668E-006</text:p>
          </table:table-cell>
          <table:table-cell table:number-columns-repeated="8"/>
        </table:table-row>
        <table:table-row table:style-name="ro1">
          <table:table-cell office:value-type="float" office:value="3.29">
            <text:p>3.29</text:p>
          </table:table-cell>
          <table:table-cell office:value-type="float" office:value="1.71">
            <text:p>1.71</text:p>
          </table:table-cell>
          <table:table-cell office:value-type="float" office:value="-1.57999108545">
            <text:p>-1.5799910855</text:p>
          </table:table-cell>
          <table:table-cell office:value-type="float" office:value="-1.57933">
            <text:p>-1.57933</text:p>
          </table:table-cell>
          <table:table-cell/>
          <table:table-cell table:formula="of:=[.D53]-[.C53]" office:value-type="float" office:value="0.000661085449999987">
            <text:p>0.0006610854</text:p>
          </table:table-cell>
          <table:table-cell table:formula="of:=[.$P$3]+[.D53]*[.$P$2]" office:value-type="float" office:value="-1.57998485184051">
            <text:p>-1.5799848518</text:p>
          </table:table-cell>
          <table:table-cell table:formula="of:=[.G53]-[.C53]" office:value-type="float" office:value="0.00000623360949170149">
            <text:p>6.23360949170149E-006</text:p>
          </table:table-cell>
          <table:table-cell table:number-columns-repeated="8"/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1.72">
            <text:p>1.72</text:p>
          </table:table-cell>
          <table:table-cell office:value-type="float" office:value="-1.55984831043">
            <text:p>-1.5598483104</text:p>
          </table:table-cell>
          <table:table-cell office:value-type="float" office:value="-1.55919">
            <text:p>-1.55919</text:p>
          </table:table-cell>
          <table:table-cell/>
          <table:table-cell table:formula="of:=[.D54]-[.C54]" office:value-type="float" office:value="0.000658310429999975">
            <text:p>0.0006583104</text:p>
          </table:table-cell>
          <table:table-cell table:formula="of:=[.$P$3]+[.D54]*[.$P$2]" office:value-type="float" office:value="-1.55983630900211">
            <text:p>-1.559836309</text:p>
          </table:table-cell>
          <table:table-cell table:formula="of:=[.G54]-[.C54]" office:value-type="float" office:value="0.0000120014278921499">
            <text:p>1.20014278921499E-005</text:p>
          </table:table-cell>
          <table:table-cell table:number-columns-repeated="8"/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1.73">
            <text:p>1.73</text:p>
          </table:table-cell>
          <table:table-cell office:value-type="float" office:value="-1.53985372745">
            <text:p>-1.5398537275</text:p>
          </table:table-cell>
          <table:table-cell office:value-type="float" office:value="-1.5392">
            <text:p>-1.5392</text:p>
          </table:table-cell>
          <table:table-cell/>
          <table:table-cell table:formula="of:=[.D55]-[.C55]" office:value-type="float" office:value="0.000653727449999808">
            <text:p>0.0006537274</text:p>
          </table:table-cell>
          <table:table-cell table:formula="of:=[.$P$3]+[.D55]*[.$P$2]" office:value-type="float" office:value="-1.53983782978961">
            <text:p>-1.5398378298</text:p>
          </table:table-cell>
          <table:table-cell table:formula="of:=[.G55]-[.C55]" office:value-type="float" office:value="0.0000158976603858996">
            <text:p>1.58976603858996E-005</text:p>
          </table:table-cell>
          <table:table-cell table:number-columns-repeated="8"/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1.74">
            <text:p>1.74</text:p>
          </table:table-cell>
          <table:table-cell office:value-type="float" office:value="-1.51987780817">
            <text:p>-1.5198778082</text:p>
          </table:table-cell>
          <table:table-cell office:value-type="float" office:value="-1.51924">
            <text:p>-1.51924</text:p>
          </table:table-cell>
          <table:table-cell/>
          <table:table-cell table:formula="of:=[.D56]-[.C56]" office:value-type="float" office:value="0.000637808170000032">
            <text:p>0.0006378082</text:p>
          </table:table-cell>
          <table:table-cell table:formula="of:=[.$P$3]+[.D56]*[.$P$2]" office:value-type="float" office:value="-1.5198693633023">
            <text:p>-1.5198693633</text:p>
          </table:table-cell>
          <table:table-cell table:formula="of:=[.G56]-[.C56]" office:value-type="float" office:value="0.00000844486769890906">
            <text:p>8.44486769890906E-006</text:p>
          </table:table-cell>
          <table:table-cell table:number-columns-repeated="8"/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1.75">
            <text:p>1.75</text:p>
          </table:table-cell>
          <table:table-cell office:value-type="float" office:value="-1.49988385849">
            <text:p>-1.4998838585</text:p>
          </table:table-cell>
          <table:table-cell office:value-type="float" office:value="-1.49925">
            <text:p>-1.49925</text:p>
          </table:table-cell>
          <table:table-cell/>
          <table:table-cell table:formula="of:=[.D57]-[.C57]" office:value-type="float" office:value="0.000633858490000083">
            <text:p>0.0006338585</text:p>
          </table:table-cell>
          <table:table-cell table:formula="of:=[.$P$3]+[.D57]*[.$P$2]" office:value-type="float" office:value="-1.49987088408981">
            <text:p>-1.4998708841</text:p>
          </table:table-cell>
          <table:table-cell table:formula="of:=[.G57]-[.C57]" office:value-type="float" office:value="0.0000129744001928778">
            <text:p>1.29744001928778E-005</text:p>
          </table:table-cell>
          <table:table-cell table:number-columns-repeated="8"/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1.76">
            <text:p>1.76</text:p>
          </table:table-cell>
          <table:table-cell office:value-type="float" office:value="-1.47989415564">
            <text:p>-1.4798941556</text:p>
          </table:table-cell>
          <table:table-cell office:value-type="float" office:value="-1.47927">
            <text:p>-1.47927</text:p>
          </table:table-cell>
          <table:table-cell/>
          <table:table-cell table:formula="of:=[.D58]-[.C58]" office:value-type="float" office:value="0.000624155639999957">
            <text:p>0.0006241556</text:p>
          </table:table-cell>
          <table:table-cell table:formula="of:=[.$P$3]+[.D58]*[.$P$2]" office:value-type="float" office:value="-1.47988240911904">
            <text:p>-1.4798824091</text:p>
          </table:table-cell>
          <table:table-cell table:formula="of:=[.G58]-[.C58]" office:value-type="float" office:value="0.0000117465209594769">
            <text:p>1.17465209594769E-005</text:p>
          </table:table-cell>
          <table:table-cell table:number-columns-repeated="8"/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1.77">
            <text:p>1.77</text:p>
          </table:table-cell>
          <table:table-cell office:value-type="float" office:value="-1.45990449004">
            <text:p>-1.45990449</text:p>
          </table:table-cell>
          <table:table-cell office:value-type="float" office:value="-1.45929">
            <text:p>-1.45929</text:p>
          </table:table-cell>
          <table:table-cell/>
          <table:table-cell table:formula="of:=[.D59]-[.C59]" office:value-type="float" office:value="0.000614490040000026">
            <text:p>0.00061449</text:p>
          </table:table-cell>
          <table:table-cell table:formula="of:=[.$P$3]+[.D59]*[.$P$2]" office:value-type="float" office:value="-1.45989393414827">
            <text:p>-1.4598939341</text:p>
          </table:table-cell>
          <table:table-cell table:formula="of:=[.G59]-[.C59]" office:value-type="float" office:value="0.0000105558917262716">
            <text:p>1.05558917262716E-005</text:p>
          </table:table-cell>
          <table:table-cell table:number-columns-repeated="8"/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1.78">
            <text:p>1.78</text:p>
          </table:table-cell>
          <table:table-cell office:value-type="float" office:value="-1.43992037512">
            <text:p>-1.4399203751</text:p>
          </table:table-cell>
          <table:table-cell office:value-type="float" office:value="-1.43931">
            <text:p>-1.43931</text:p>
          </table:table-cell>
          <table:table-cell/>
          <table:table-cell table:formula="of:=[.D60]-[.C60]" office:value-type="float" office:value="0.000610375119999951">
            <text:p>0.0006103751</text:p>
          </table:table-cell>
          <table:table-cell table:formula="of:=[.$P$3]+[.D60]*[.$P$2]" office:value-type="float" office:value="-1.43990545917751">
            <text:p>-1.4399054592</text:p>
          </table:table-cell>
          <table:table-cell table:formula="of:=[.G60]-[.C60]" office:value-type="float" office:value="0.0000149159424931433">
            <text:p>1.49159424931433E-005</text:p>
          </table:table-cell>
          <table:table-cell table:number-columns-repeated="8"/>
        </table:table-row>
        <table:table-row table:style-name="ro1">
          <table:table-cell office:value-type="float" office:value="3.21">
            <text:p>3.21</text:p>
          </table:table-cell>
          <table:table-cell office:value-type="float" office:value="1.79">
            <text:p>1.79</text:p>
          </table:table-cell>
          <table:table-cell office:value-type="float" office:value="-1.41993024386">
            <text:p>-1.4199302439</text:p>
          </table:table-cell>
          <table:table-cell office:value-type="float" office:value="-1.41933">
            <text:p>-1.41933</text:p>
          </table:table-cell>
          <table:table-cell/>
          <table:table-cell table:formula="of:=[.D61]-[.C61]" office:value-type="float" office:value="0.000600243860000127">
            <text:p>0.0006002439</text:p>
          </table:table-cell>
          <table:table-cell table:formula="of:=[.$P$3]+[.D61]*[.$P$2]" office:value-type="float" office:value="-1.41991698420674">
            <text:p>-1.4199169842</text:p>
          </table:table-cell>
          <table:table-cell table:formula="of:=[.G61]-[.C61]" office:value-type="float" office:value="0.0000132596532600449">
            <text:p>1.32596532600449E-005</text:p>
          </table:table-cell>
          <table:table-cell table:number-columns-repeated="8"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1.8">
            <text:p>1.8</text:p>
          </table:table-cell>
          <table:table-cell office:value-type="float" office:value="-1.39992772602">
            <text:p>-1.399927726</text:p>
          </table:table-cell>
          <table:table-cell office:value-type="float" office:value="-1.39934">
            <text:p>-1.39934</text:p>
          </table:table-cell>
          <table:table-cell/>
          <table:table-cell table:formula="of:=[.D62]-[.C62]" office:value-type="float" office:value="0.000587726020000012">
            <text:p>0.000587726</text:p>
          </table:table-cell>
          <table:table-cell table:formula="of:=[.$P$3]+[.D62]*[.$P$2]" office:value-type="float" office:value="-1.39991850499425">
            <text:p>-1.399918505</text:p>
          </table:table-cell>
          <table:table-cell table:formula="of:=[.G62]-[.C62]" office:value-type="float" office:value="0.0000092210257538472">
            <text:p>0.000009221</text:p>
          </table:table-cell>
          <table:table-cell table:number-columns-repeated="8"/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1.81">
            <text:p>1.81</text:p>
          </table:table-cell>
          <table:table-cell office:value-type="float" office:value="-1.37993630953">
            <text:p>-1.3799363095</text:p>
          </table:table-cell>
          <table:table-cell office:value-type="float" office:value="-1.37936">
            <text:p>-1.37936</text:p>
          </table:table-cell>
          <table:table-cell/>
          <table:table-cell table:formula="of:=[.D63]-[.C63]" office:value-type="float" office:value="0.000576309529999763">
            <text:p>0.0005763095</text:p>
          </table:table-cell>
          <table:table-cell table:formula="of:=[.$P$3]+[.D63]*[.$P$2]" office:value-type="float" office:value="-1.37993003002348">
            <text:p>-1.37993003</text:p>
          </table:table-cell>
          <table:table-cell table:formula="of:=[.G63]-[.C63]" office:value-type="float" office:value="0.00000627950652032361">
            <text:p>6.27950652032361E-006</text:p>
          </table:table-cell>
          <table:table-cell table:number-columns-repeated="8"/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1.82">
            <text:p>1.82</text:p>
          </table:table-cell>
          <table:table-cell office:value-type="float" office:value="-1.35996076278">
            <text:p>-1.3599607628</text:p>
          </table:table-cell>
          <table:table-cell office:value-type="float" office:value="-1.35939">
            <text:p>-1.35939</text:p>
          </table:table-cell>
          <table:table-cell/>
          <table:table-cell table:formula="of:=[.D64]-[.C64]" office:value-type="float" office:value="0.000570762780000011">
            <text:p>0.0005707628</text:p>
          </table:table-cell>
          <table:table-cell table:formula="of:=[.$P$3]+[.D64]*[.$P$2]" office:value-type="float" office:value="-1.35995155929444">
            <text:p>-1.3599515593</text:p>
          </table:table-cell>
          <table:table-cell table:formula="of:=[.G64]-[.C64]" office:value-type="float" office:value="0.00000920348556032735">
            <text:p>9.20348556032735E-006</text:p>
          </table:table-cell>
          <table:table-cell table:number-columns-repeated="8"/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1.83">
            <text:p>1.83</text:p>
          </table:table-cell>
          <table:table-cell office:value-type="float" office:value="-1.33996742778">
            <text:p>-1.3399674278</text:p>
          </table:table-cell>
          <table:table-cell office:value-type="float" office:value="-1.3394">
            <text:p>-1.3394</text:p>
          </table:table-cell>
          <table:table-cell/>
          <table:table-cell table:formula="of:=[.D65]-[.C65]" office:value-type="float" office:value="0.000567427780000074">
            <text:p>0.0005674278</text:p>
          </table:table-cell>
          <table:table-cell table:formula="of:=[.$P$3]+[.D65]*[.$P$2]" office:value-type="float" office:value="-1.33995308008195">
            <text:p>-1.3399530801</text:p>
          </table:table-cell>
          <table:table-cell table:formula="of:=[.G65]-[.C65]" office:value-type="float" office:value="0.0000143476980543067">
            <text:p>1.43476980543067E-005</text:p>
          </table:table-cell>
          <table:table-cell table:number-columns-repeated="8"/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1.84">
            <text:p>1.84</text:p>
          </table:table-cell>
          <table:table-cell office:value-type="float" office:value="-1.31997368298">
            <text:p>-1.319973683</text:p>
          </table:table-cell>
          <table:table-cell office:value-type="float" office:value="-1.31942">
            <text:p>-1.31942</text:p>
          </table:table-cell>
          <table:table-cell/>
          <table:table-cell table:formula="of:=[.D66]-[.C66]" office:value-type="float" office:value="0.000553682979999914">
            <text:p>0.000553683</text:p>
          </table:table-cell>
          <table:table-cell table:formula="of:=[.$P$3]+[.D66]*[.$P$2]" office:value-type="float" office:value="-1.31996460511118">
            <text:p>-1.3199646051</text:p>
          </table:table-cell>
          <table:table-cell table:formula="of:=[.G66]-[.C66]" office:value-type="float" office:value="0.00000907786882109463">
            <text:p>9.07786882109463E-006</text:p>
          </table:table-cell>
          <table:table-cell table:number-columns-repeated="8"/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1.85">
            <text:p>1.85</text:p>
          </table:table-cell>
          <table:table-cell office:value-type="float" office:value="-1.29998329096">
            <text:p>-1.299983291</text:p>
          </table:table-cell>
          <table:table-cell office:value-type="float" office:value="-1.29944">
            <text:p>-1.29944</text:p>
          </table:table-cell>
          <table:table-cell/>
          <table:table-cell table:formula="of:=[.D67]-[.C67]" office:value-type="float" office:value="0.000543290959999831">
            <text:p>0.000543291</text:p>
          </table:table-cell>
          <table:table-cell table:formula="of:=[.$P$3]+[.D67]*[.$P$2]" office:value-type="float" office:value="-1.29997613014041">
            <text:p>-1.2999761301</text:p>
          </table:table-cell>
          <table:table-cell table:formula="of:=[.G67]-[.C67]" office:value-type="float" office:value="0.00000716081958773707">
            <text:p>7.16081958773707E-006</text:p>
          </table:table-cell>
          <table:table-cell table:number-columns-repeated="8"/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1.86">
            <text:p>1.86</text:p>
          </table:table-cell>
          <table:table-cell office:value-type="float" office:value="-1.27984792925">
            <text:p>-1.2798479293</text:p>
          </table:table-cell>
          <table:table-cell office:value-type="float" office:value="-1.27931">
            <text:p>-1.27931</text:p>
          </table:table-cell>
          <table:table-cell/>
          <table:table-cell table:formula="of:=[.D68]-[.C68]" office:value-type="float" office:value="0.000537929250000069">
            <text:p>0.0005379293</text:p>
          </table:table-cell>
          <table:table-cell table:formula="of:=[.$P$3]+[.D68]*[.$P$2]" office:value-type="float" office:value="-1.27983759154374">
            <text:p>-1.2798375915</text:p>
          </table:table-cell>
          <table:table-cell table:formula="of:=[.G68]-[.C68]" office:value-type="float" office:value="0.0000103377062614651">
            <text:p>1.03377062614651E-005</text:p>
          </table:table-cell>
          <table:table-cell table:number-columns-repeated="8"/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1.87">
            <text:p>1.87</text:p>
          </table:table-cell>
          <table:table-cell office:value-type="float" office:value="-1.25986314379">
            <text:p>-1.2598631438</text:p>
          </table:table-cell>
          <table:table-cell office:value-type="float" office:value="-1.25934">
            <text:p>-1.25934</text:p>
          </table:table-cell>
          <table:table-cell/>
          <table:table-cell table:formula="of:=[.D69]-[.C69]" office:value-type="float" office:value="0.00052314379000018">
            <text:p>0.0005231438</text:p>
          </table:table-cell>
          <table:table-cell table:formula="of:=[.$P$3]+[.D69]*[.$P$2]" office:value-type="float" office:value="-1.2598591208147">
            <text:p>-1.2598591208</text:p>
          </table:table-cell>
          <table:table-cell table:formula="of:=[.G69]-[.C69]" office:value-type="float" office:value="0.00000402297530133211">
            <text:p>0.000004023</text:p>
          </table:table-cell>
          <table:table-cell table:number-columns-repeated="8"/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1.88">
            <text:p>1.88</text:p>
          </table:table-cell>
          <table:table-cell office:value-type="float" office:value="-1.23986023478">
            <text:p>-1.2398602348</text:p>
          </table:table-cell>
          <table:table-cell office:value-type="float" office:value="-1.23934">
            <text:p>-1.23934</text:p>
          </table:table-cell>
          <table:table-cell/>
          <table:table-cell table:formula="of:=[.D70]-[.C70]" office:value-type="float" office:value="0.000520234779999962">
            <text:p>0.0005202348</text:p>
          </table:table-cell>
          <table:table-cell table:formula="of:=[.$P$3]+[.D70]*[.$P$2]" office:value-type="float" office:value="-1.23985063736048">
            <text:p>-1.2398506374</text:p>
          </table:table-cell>
          <table:table-cell table:formula="of:=[.G70]-[.C70]" office:value-type="float" office:value="0.00000959741952200055">
            <text:p>9.59741952200055E-006</text:p>
          </table:table-cell>
          <table:table-cell table:number-columns-repeated="8"/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1.89">
            <text:p>1.89</text:p>
          </table:table-cell>
          <table:table-cell office:value-type="float" office:value="-1.21986906044">
            <text:p>-1.2198690604</text:p>
          </table:table-cell>
          <table:table-cell office:value-type="float" office:value="-1.21936">
            <text:p>-1.21936</text:p>
          </table:table-cell>
          <table:table-cell/>
          <table:table-cell table:formula="of:=[.D71]-[.C71]" office:value-type="float" office:value="0.000509060439999987">
            <text:p>0.0005090604</text:p>
          </table:table-cell>
          <table:table-cell table:formula="of:=[.$P$3]+[.D71]*[.$P$2]" office:value-type="float" office:value="-1.21986216238971">
            <text:p>-1.2198621624</text:p>
          </table:table-cell>
          <table:table-cell table:formula="of:=[.G71]-[.C71]" office:value-type="float" office:value="0.00000689805028897261">
            <text:p>6.89805028897261E-006</text:p>
          </table:table-cell>
          <table:table-cell table:number-columns-repeated="8"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1.9">
            <text:p>1.9</text:p>
          </table:table-cell>
          <table:table-cell office:value-type="float" office:value="-1.19988688268">
            <text:p>-1.1998868827</text:p>
          </table:table-cell>
          <table:table-cell office:value-type="float" office:value="-1.19938">
            <text:p>-1.19938</text:p>
          </table:table-cell>
          <table:table-cell/>
          <table:table-cell table:formula="of:=[.D72]-[.C72]" office:value-type="float" office:value="0.000506882679999876">
            <text:p>0.0005068827</text:p>
          </table:table-cell>
          <table:table-cell table:formula="of:=[.$P$3]+[.D72]*[.$P$2]" office:value-type="float" office:value="-1.19987368741894">
            <text:p>-1.1998736874</text:p>
          </table:table-cell>
          <table:table-cell table:formula="of:=[.G72]-[.C72]" office:value-type="float" office:value="0.0000131952610555874">
            <text:p>1.31952610555874E-005</text:p>
          </table:table-cell>
          <table:table-cell table:number-columns-repeated="8"/>
        </table:table-row>
        <table:table-row table:style-name="ro1">
          <table:table-cell office:value-type="float" office:value="3.09">
            <text:p>3.09</text:p>
          </table:table-cell>
          <table:table-cell office:value-type="float" office:value="1.91">
            <text:p>1.91</text:p>
          </table:table-cell>
          <table:table-cell office:value-type="float" office:value="-1.17989950813">
            <text:p>-1.1798995081</text:p>
          </table:table-cell>
          <table:table-cell office:value-type="float" office:value="-1.1794">
            <text:p>-1.1794</text:p>
          </table:table-cell>
          <table:table-cell/>
          <table:table-cell table:formula="of:=[.D73]-[.C73]" office:value-type="float" office:value="0.000499508130000104">
            <text:p>0.0004995081</text:p>
          </table:table-cell>
          <table:table-cell table:formula="of:=[.$P$3]+[.D73]*[.$P$2]" office:value-type="float" office:value="-1.17988521244818">
            <text:p>-1.1798852124</text:p>
          </table:table-cell>
          <table:table-cell table:formula="of:=[.G73]-[.C73]" office:value-type="float" office:value="0.0000142956818225404">
            <text:p>1.42956818225404E-005</text:p>
          </table:table-cell>
          <table:table-cell table:number-columns-repeated="8"/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1.92">
            <text:p>1.92</text:p>
          </table:table-cell>
          <table:table-cell office:value-type="float" office:value="-1.15990494378">
            <text:p>-1.1599049438</text:p>
          </table:table-cell>
          <table:table-cell office:value-type="float" office:value="-1.15942">
            <text:p>-1.15942</text:p>
          </table:table-cell>
          <table:table-cell/>
          <table:table-cell table:formula="of:=[.D74]-[.C74]" office:value-type="float" office:value="0.00048494378000008">
            <text:p>0.0004849438</text:p>
          </table:table-cell>
          <table:table-cell table:formula="of:=[.$P$3]+[.D74]*[.$P$2]" office:value-type="float" office:value="-1.15989673747741">
            <text:p>-1.1598967375</text:p>
          </table:table-cell>
          <table:table-cell table:formula="of:=[.G74]-[.C74]" office:value-type="float" office:value="0.00000820630258946409">
            <text:p>8.20630258946409E-006</text:p>
          </table:table-cell>
          <table:table-cell table:number-columns-repeated="8"/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1.93">
            <text:p>1.93</text:p>
          </table:table-cell>
          <table:table-cell office:value-type="float" office:value="-1.13991114311">
            <text:p>-1.1399111431</text:p>
          </table:table-cell>
          <table:table-cell office:value-type="float" office:value="-1.13943">
            <text:p>-1.13943</text:p>
          </table:table-cell>
          <table:table-cell/>
          <table:table-cell table:formula="of:=[.D75]-[.C75]" office:value-type="float" office:value="0.000481143110000026">
            <text:p>0.0004811431</text:p>
          </table:table-cell>
          <table:table-cell table:formula="of:=[.$P$3]+[.D75]*[.$P$2]" office:value-type="float" office:value="-1.13989825826492">
            <text:p>-1.1398982583</text:p>
          </table:table-cell>
          <table:table-cell table:formula="of:=[.G75]-[.C75]" office:value-type="float" office:value="0.0000128848450833274">
            <text:p>1.28848450833274E-005</text:p>
          </table:table-cell>
          <table:table-cell table:number-columns-repeated="8"/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1.94">
            <text:p>1.94</text:p>
          </table:table-cell>
          <table:table-cell office:value-type="float" office:value="-1.1199302692">
            <text:p>-1.1199302692</text:p>
          </table:table-cell>
          <table:table-cell office:value-type="float" office:value="-1.11946">
            <text:p>-1.11946</text:p>
          </table:table-cell>
          <table:table-cell/>
          <table:table-cell table:formula="of:=[.D76]-[.C76]" office:value-type="float" office:value="0.000470269199999818">
            <text:p>0.0004702692</text:p>
          </table:table-cell>
          <table:table-cell table:formula="of:=[.$P$3]+[.D76]*[.$P$2]" office:value-type="float" office:value="-1.11991978753588">
            <text:p>-1.1199197875</text:p>
          </table:table-cell>
          <table:table-cell table:formula="of:=[.G76]-[.C76]" office:value-type="float" office:value="0.0000104816641226524">
            <text:p>1.04816641226524E-005</text:p>
          </table:table-cell>
          <table:table-cell table:number-columns-repeated="8"/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1.95">
            <text:p>1.95</text:p>
          </table:table-cell>
          <table:table-cell office:value-type="float" office:value="-1.09994470142">
            <text:p>-1.0999447014</text:p>
          </table:table-cell>
          <table:table-cell office:value-type="float" office:value="-1.09948">
            <text:p>-1.09948</text:p>
          </table:table-cell>
          <table:table-cell/>
          <table:table-cell table:formula="of:=[.D77]-[.C77]" office:value-type="float" office:value="0.00046470141999988">
            <text:p>0.0004647014</text:p>
          </table:table-cell>
          <table:table-cell table:formula="of:=[.$P$3]+[.D77]*[.$P$2]" office:value-type="float" office:value="-1.09993131256511">
            <text:p>-1.0999313126</text:p>
          </table:table-cell>
          <table:table-cell table:formula="of:=[.G77]-[.C77]" office:value-type="float" office:value="0.0000133888548896621">
            <text:p>1.33888548896621E-005</text:p>
          </table:table-cell>
          <table:table-cell table:number-columns-repeated="8"/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1.96">
            <text:p>1.96</text:p>
          </table:table-cell>
          <table:table-cell office:value-type="float" office:value="-1.07993767597">
            <text:p>-1.079937676</text:p>
          </table:table-cell>
          <table:table-cell office:value-type="float" office:value="-1.07948">
            <text:p>-1.07948</text:p>
          </table:table-cell>
          <table:table-cell/>
          <table:table-cell table:formula="of:=[.D78]-[.C78]" office:value-type="float" office:value="0.000457675969999904">
            <text:p>0.000457676</text:p>
          </table:table-cell>
          <table:table-cell table:formula="of:=[.$P$3]+[.D78]*[.$P$2]" office:value-type="float" office:value="-1.07992282911089">
            <text:p>-1.0799228291</text:p>
          </table:table-cell>
          <table:table-cell table:formula="of:=[.G78]-[.C78]" office:value-type="float" office:value="0.0000148468591105733">
            <text:p>1.48468591105733E-005</text:p>
          </table:table-cell>
          <table:table-cell table:number-columns-repeated="8"/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1.97">
            <text:p>1.97</text:p>
          </table:table-cell>
          <table:table-cell office:value-type="float" office:value="-1.05995017104">
            <text:p>-1.059950171</text:p>
          </table:table-cell>
          <table:table-cell office:value-type="float" office:value="-1.0595">
            <text:p>-1.0595</text:p>
          </table:table-cell>
          <table:table-cell/>
          <table:table-cell table:formula="of:=[.D79]-[.C79]" office:value-type="float" office:value="0.000450171039999781">
            <text:p>0.000450171</text:p>
          </table:table-cell>
          <table:table-cell table:formula="of:=[.$P$3]+[.D79]*[.$P$2]" office:value-type="float" office:value="-1.05993435414012">
            <text:p>-1.0599343541</text:p>
          </table:table-cell>
          <table:table-cell table:formula="of:=[.G79]-[.C79]" office:value-type="float" office:value="0.0000158168998773966">
            <text:p>1.58168998773966E-005</text:p>
          </table:table-cell>
          <table:table-cell table:number-columns-repeated="8"/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1.98">
            <text:p>1.98</text:p>
          </table:table-cell>
          <table:table-cell office:value-type="float" office:value="-1.03996588849">
            <text:p>-1.0399658885</text:p>
          </table:table-cell>
          <table:table-cell office:value-type="float" office:value="-1.03953">
            <text:p>-1.03953</text:p>
          </table:table-cell>
          <table:table-cell/>
          <table:table-cell table:formula="of:=[.D80]-[.C80]" office:value-type="float" office:value="0.00043588848999998">
            <text:p>0.0004358885</text:p>
          </table:table-cell>
          <table:table-cell table:formula="of:=[.$P$3]+[.D80]*[.$P$2]" office:value-type="float" office:value="-1.03995588341108">
            <text:p>-1.0399558834</text:p>
          </table:table-cell>
          <table:table-cell table:formula="of:=[.G80]-[.C80]" office:value-type="float" office:value="0.0000100050789173523">
            <text:p>1.00050789173523E-005</text:p>
          </table:table-cell>
          <table:table-cell table:number-columns-repeated="8"/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1.99">
            <text:p>1.99</text:p>
          </table:table-cell>
          <table:table-cell office:value-type="float" office:value="-1.01997685619">
            <text:p>-1.0199768562</text:p>
          </table:table-cell>
          <table:table-cell office:value-type="float" office:value="-1.01955">
            <text:p>-1.01955</text:p>
          </table:table-cell>
          <table:table-cell/>
          <table:table-cell table:formula="of:=[.D81]-[.C81]" office:value-type="float" office:value="0.000426856190000047">
            <text:p>0.0004268562</text:p>
          </table:table-cell>
          <table:table-cell table:formula="of:=[.$P$3]+[.D81]*[.$P$2]" office:value-type="float" office:value="-1.01996740844032">
            <text:p>-1.0199674084</text:p>
          </table:table-cell>
          <table:table-cell table:formula="of:=[.G81]-[.C81]" office:value-type="float" office:value="0.00000944774968414386">
            <text:p>9.44774968414386E-00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0.999904377386">
            <text:p>-0.9999043774</text:p>
          </table:table-cell>
          <table:table-cell office:value-type="float" office:value="-0.99948">
            <text:p>-0.99948</text:p>
          </table:table-cell>
          <table:table-cell/>
          <table:table-cell table:formula="of:=[.D82]-[.C82]" office:value-type="float" office:value="0.000424377385999986">
            <text:p>0.0004243774</text:p>
          </table:table-cell>
          <table:table-cell table:formula="of:=[.$P$3]+[.D82]*[.$P$2]" office:value-type="float" office:value="-0.999888895294005">
            <text:p>-0.9998888953</text:p>
          </table:table-cell>
          <table:table-cell table:formula="of:=[.G82]-[.C82]" office:value-type="float" office:value="0.0000154820919947563">
            <text:p>1.54820919947563E-005</text:p>
          </table:table-cell>
          <table:table-cell table:number-columns-repeated="8"/>
        </table:table-row>
        <table:table-row table:style-name="ro1">
          <table:table-cell office:value-type="float" office:value="2.99">
            <text:p>2.99</text:p>
          </table:table-cell>
          <table:table-cell office:value-type="float" office:value="2.01">
            <text:p>2.01</text:p>
          </table:table-cell>
          <table:table-cell office:value-type="float" office:value="-0.979839125648">
            <text:p>-0.9798391256</text:p>
          </table:table-cell>
          <table:table-cell office:value-type="float" office:value="-0.97943">
            <text:p>-0.97943</text:p>
          </table:table-cell>
          <table:table-cell/>
          <table:table-cell table:formula="of:=[.D83]-[.C83]" office:value-type="float" office:value="0.000409125647999886">
            <text:p>0.0004091256</text:p>
          </table:table-cell>
          <table:table-cell table:formula="of:=[.$P$3]+[.D83]*[.$P$2]" office:value-type="float" office:value="-0.979830390631149">
            <text:p>-0.9798303906</text:p>
          </table:table-cell>
          <table:table-cell table:formula="of:=[.G83]-[.C83]" office:value-type="float" office:value="0.00000873501685128009">
            <text:p>0.000008735</text:p>
          </table:table-cell>
          <table:table-cell table:number-columns-repeated="8"/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2.02">
            <text:p>2.02</text:p>
          </table:table-cell>
          <table:table-cell office:value-type="float" office:value="-0.959856687114">
            <text:p>-0.9598566871</text:p>
          </table:table-cell>
          <table:table-cell office:value-type="float" office:value="-0.95945">
            <text:p>-0.95945</text:p>
          </table:table-cell>
          <table:table-cell/>
          <table:table-cell table:formula="of:=[.D84]-[.C84]" office:value-type="float" office:value="0.000406687113999937">
            <text:p>0.0004066871</text:p>
          </table:table-cell>
          <table:table-cell table:formula="of:=[.$P$3]+[.D84]*[.$P$2]" office:value-type="float" office:value="-0.959841915660382">
            <text:p>-0.9598419157</text:p>
          </table:table-cell>
          <table:table-cell table:formula="of:=[.G84]-[.C84]" office:value-type="float" office:value="0.0000147714536180565">
            <text:p>1.47714536180565E-005</text:p>
          </table:table-cell>
          <table:table-cell table:number-columns-repeated="8"/>
        </table:table-row>
        <table:table-row table:style-name="ro1">
          <table:table-cell office:value-type="float" office:value="2.97">
            <text:p>2.97</text:p>
          </table:table-cell>
          <table:table-cell office:value-type="float" office:value="2.03">
            <text:p>2.03</text:p>
          </table:table-cell>
          <table:table-cell office:value-type="float" office:value="-0.9398684185">
            <text:p>-0.9398684185</text:p>
          </table:table-cell>
          <table:table-cell office:value-type="float" office:value="-0.93947">
            <text:p>-0.93947</text:p>
          </table:table-cell>
          <table:table-cell/>
          <table:table-cell table:formula="of:=[.D85]-[.C85]" office:value-type="float" office:value="0.000398418499999997">
            <text:p>0.0003984185</text:p>
          </table:table-cell>
          <table:table-cell table:formula="of:=[.$P$3]+[.D85]*[.$P$2]" office:value-type="float" office:value="-0.939853440689615">
            <text:p>-0.9398534407</text:p>
          </table:table-cell>
          <table:table-cell table:formula="of:=[.G85]-[.C85]" office:value-type="float" office:value="0.0000149778103849529">
            <text:p>1.49778103849529E-005</text:p>
          </table:table-cell>
          <table:table-cell table:number-columns-repeated="8"/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2.04">
            <text:p>2.04</text:p>
          </table:table-cell>
          <table:table-cell office:value-type="float" office:value="-0.91987288557">
            <text:p>-0.9198728856</text:p>
          </table:table-cell>
          <table:table-cell office:value-type="float" office:value="-0.91949">
            <text:p>-0.91949</text:p>
          </table:table-cell>
          <table:table-cell/>
          <table:table-cell table:formula="of:=[.D86]-[.C86]" office:value-type="float" office:value="0.00038288556999988">
            <text:p>0.0003828856</text:p>
          </table:table-cell>
          <table:table-cell table:formula="of:=[.$P$3]+[.D86]*[.$P$2]" office:value-type="float" office:value="-0.919864965718848">
            <text:p>-0.9198649657</text:p>
          </table:table-cell>
          <table:table-cell table:formula="of:=[.G86]-[.C86]" office:value-type="float" office:value="0.00000791985115167204">
            <text:p>7.91985115167204E-006</text:p>
          </table:table-cell>
          <table:table-cell table:number-columns-repeated="8"/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2.05">
            <text:p>2.05</text:p>
          </table:table-cell>
          <table:table-cell office:value-type="float" office:value="-0.899882009253">
            <text:p>-0.8998820093</text:p>
          </table:table-cell>
          <table:table-cell office:value-type="float" office:value="-0.89951">
            <text:p>-0.89951</text:p>
          </table:table-cell>
          <table:table-cell/>
          <table:table-cell table:formula="of:=[.D87]-[.C87]" office:value-type="float" office:value="0.000372009252999961">
            <text:p>0.0003720093</text:p>
          </table:table-cell>
          <table:table-cell table:formula="of:=[.$P$3]+[.D87]*[.$P$2]" office:value-type="float" office:value="-0.899876490748081">
            <text:p>-0.8998764907</text:p>
          </table:table-cell>
          <table:table-cell table:formula="of:=[.G87]-[.C87]" office:value-type="float" office:value="0.00000551850491858907">
            <text:p>5.51850491858907E-006</text:p>
          </table:table-cell>
          <table:table-cell table:number-columns-repeated="8"/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2.06">
            <text:p>2.06</text:p>
          </table:table-cell>
          <table:table-cell office:value-type="float" office:value="-0.87989824824">
            <text:p>-0.8798982482</text:p>
          </table:table-cell>
          <table:table-cell office:value-type="float" office:value="-0.87953">
            <text:p>-0.87953</text:p>
          </table:table-cell>
          <table:table-cell/>
          <table:table-cell table:formula="of:=[.D88]-[.C88]" office:value-type="float" office:value="0.000368248239999924">
            <text:p>0.0003682482</text:p>
          </table:table-cell>
          <table:table-cell table:formula="of:=[.$P$3]+[.D88]*[.$P$2]" office:value-type="float" office:value="-0.879888015777315">
            <text:p>-0.8798880158</text:p>
          </table:table-cell>
          <table:table-cell table:formula="of:=[.G88]-[.C88]" office:value-type="float" office:value="0.0000102324626852779">
            <text:p>1.02324626852779E-005</text:p>
          </table:table-cell>
          <table:table-cell table:number-columns-repeated="8"/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2.07">
            <text:p>2.07</text:p>
          </table:table-cell>
          <table:table-cell office:value-type="float" office:value="-0.859911786392">
            <text:p>-0.8599117864</text:p>
          </table:table-cell>
          <table:table-cell office:value-type="float" office:value="-0.85955">
            <text:p>-0.85955</text:p>
          </table:table-cell>
          <table:table-cell/>
          <table:table-cell table:formula="of:=[.D89]-[.C89]" office:value-type="float" office:value="0.000361786391999908">
            <text:p>0.0003617864</text:p>
          </table:table-cell>
          <table:table-cell table:formula="of:=[.$P$3]+[.D89]*[.$P$2]" office:value-type="float" office:value="-0.859899540806548">
            <text:p>-0.8598995408</text:p>
          </table:table-cell>
          <table:table-cell table:formula="of:=[.G89]-[.C89]" office:value-type="float" office:value="0.0000122455854520975">
            <text:p>1.22455854520975E-005</text:p>
          </table:table-cell>
          <table:table-cell table:number-columns-repeated="8"/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2.08">
            <text:p>2.08</text:p>
          </table:table-cell>
          <table:table-cell office:value-type="float" office:value="-0.839921412989">
            <text:p>-0.839921413</text:p>
          </table:table-cell>
          <table:table-cell office:value-type="float" office:value="-0.83957">
            <text:p>-0.83957</text:p>
          </table:table-cell>
          <table:table-cell/>
          <table:table-cell table:formula="of:=[.D90]-[.C90]" office:value-type="float" office:value="0.000351412988999988">
            <text:p>0.000351413</text:p>
          </table:table-cell>
          <table:table-cell table:formula="of:=[.$P$3]+[.D90]*[.$P$2]" office:value-type="float" office:value="-0.839911065835781">
            <text:p>-0.8399110658</text:p>
          </table:table-cell>
          <table:table-cell table:formula="of:=[.G90]-[.C90]" office:value-type="float" office:value="0.0000103471532190147">
            <text:p>1.03471532190147E-005</text:p>
          </table:table-cell>
          <table:table-cell table:number-columns-repeated="8"/>
        </table:table-row>
        <table:table-row table:style-name="ro1">
          <table:table-cell office:value-type="float" office:value="2.91">
            <text:p>2.91</text:p>
          </table:table-cell>
          <table:table-cell office:value-type="float" office:value="2.09">
            <text:p>2.09</text:p>
          </table:table-cell>
          <table:table-cell office:value-type="float" office:value="-0.819928413257">
            <text:p>-0.8199284133</text:p>
          </table:table-cell>
          <table:table-cell office:value-type="float" office:value="-0.81959">
            <text:p>-0.81959</text:p>
          </table:table-cell>
          <table:table-cell/>
          <table:table-cell table:formula="of:=[.D91]-[.C91]" office:value-type="float" office:value="0.000338413256999903">
            <text:p>0.0003384133</text:p>
          </table:table-cell>
          <table:table-cell table:formula="of:=[.$P$3]+[.D91]*[.$P$2]" office:value-type="float" office:value="-0.819922590865014">
            <text:p>-0.8199225909</text:p>
          </table:table-cell>
          <table:table-cell table:formula="of:=[.G91]-[.C91]" office:value-type="float" office:value="0.00000582239198576584">
            <text:p>5.82239198576584E-006</text:p>
          </table:table-cell>
          <table:table-cell table:number-columns-repeated="8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2.1">
            <text:p>2.1</text:p>
          </table:table-cell>
          <table:table-cell office:value-type="float" office:value="-0.799937779084">
            <text:p>-0.7999377791</text:p>
          </table:table-cell>
          <table:table-cell office:value-type="float" office:value="-0.7996">
            <text:p>-0.7996</text:p>
          </table:table-cell>
          <table:table-cell/>
          <table:table-cell table:formula="of:=[.D92]-[.C92]" office:value-type="float" office:value="0.000337779083999901">
            <text:p>0.0003377791</text:p>
          </table:table-cell>
          <table:table-cell table:formula="of:=[.$P$3]+[.D92]*[.$P$2]" office:value-type="float" office:value="-0.79992411165252">
            <text:p>-0.7999241117</text:p>
          </table:table-cell>
          <table:table-cell table:formula="of:=[.G92]-[.C92]" office:value-type="float" office:value="0.0000136674314796803">
            <text:p>1.36674314796803E-005</text:p>
          </table:table-cell>
          <table:table-cell table:number-columns-repeated="8"/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2.11">
            <text:p>2.11</text:p>
          </table:table-cell>
          <table:table-cell office:value-type="float" office:value="-0.779940513894">
            <text:p>-0.7799405139</text:p>
          </table:table-cell>
          <table:table-cell office:value-type="float" office:value="-0.77961">
            <text:p>-0.77961</text:p>
          </table:table-cell>
          <table:table-cell/>
          <table:table-cell table:formula="of:=[.D93]-[.C93]" office:value-type="float" office:value="0.000330513893999962">
            <text:p>0.0003305139</text:p>
          </table:table-cell>
          <table:table-cell table:formula="of:=[.$P$3]+[.D93]*[.$P$2]" office:value-type="float" office:value="-0.779925632440026">
            <text:p>-0.7799256324</text:p>
          </table:table-cell>
          <table:table-cell table:formula="of:=[.G93]-[.C93]" office:value-type="float" office:value="0.0000148814539736586">
            <text:p>1.48814539736586E-005</text:p>
          </table:table-cell>
          <table:table-cell table:number-columns-repeated="8"/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2.12">
            <text:p>2.12</text:p>
          </table:table-cell>
          <table:table-cell office:value-type="float" office:value="-0.759949339554">
            <text:p>-0.7599493396</text:p>
          </table:table-cell>
          <table:table-cell office:value-type="float" office:value="-0.75963">
            <text:p>-0.75963</text:p>
          </table:table-cell>
          <table:table-cell/>
          <table:table-cell table:formula="of:=[.D94]-[.C94]" office:value-type="float" office:value="0.000319339553999987">
            <text:p>0.0003193396</text:p>
          </table:table-cell>
          <table:table-cell table:formula="of:=[.$P$3]+[.D94]*[.$P$2]" office:value-type="float" office:value="-0.75993715746926">
            <text:p>-0.7599371575</text:p>
          </table:table-cell>
          <table:table-cell table:formula="of:=[.G94]-[.C94]" office:value-type="float" office:value="0.0000121820847404086">
            <text:p>1.21820847404086E-005</text:p>
          </table:table-cell>
          <table:table-cell table:number-columns-repeated="8"/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2.13">
            <text:p>2.13</text:p>
          </table:table-cell>
          <table:table-cell office:value-type="float" office:value="-0.739965150133">
            <text:p>-0.7399651501</text:p>
          </table:table-cell>
          <table:table-cell office:value-type="float" office:value="-0.73966">
            <text:p>-0.73966</text:p>
          </table:table-cell>
          <table:table-cell/>
          <table:table-cell table:formula="of:=[.D95]-[.C95]" office:value-type="float" office:value="0.000305150132999921">
            <text:p>0.0003051501</text:p>
          </table:table-cell>
          <table:table-cell table:formula="of:=[.$P$3]+[.D95]*[.$P$2]" office:value-type="float" office:value="-0.73995868674022">
            <text:p>-0.7399586867</text:p>
          </table:table-cell>
          <table:table-cell table:formula="of:=[.G95]-[.C95]" office:value-type="float" office:value="0.00000646339278009833">
            <text:p>6.46339278009833E-006</text:p>
          </table:table-cell>
          <table:table-cell table:number-columns-repeated="8"/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2.14">
            <text:p>2.14</text:p>
          </table:table-cell>
          <table:table-cell office:value-type="float" office:value="-0.719973323867">
            <text:p>-0.7199733239</text:p>
          </table:table-cell>
          <table:table-cell office:value-type="float" office:value="-0.71967">
            <text:p>-0.71967</text:p>
          </table:table-cell>
          <table:table-cell/>
          <table:table-cell table:formula="of:=[.D96]-[.C96]" office:value-type="float" office:value="0.000303323866999938">
            <text:p>0.0003033239</text:p>
          </table:table-cell>
          <table:table-cell table:formula="of:=[.$P$3]+[.D96]*[.$P$2]" office:value-type="float" office:value="-0.719960207527726">
            <text:p>-0.7199602075</text:p>
          </table:table-cell>
          <table:table-cell table:formula="of:=[.G96]-[.C96]" office:value-type="float" office:value="0.000013116339274033">
            <text:p>1.3116339274033E-005</text:p>
          </table:table-cell>
          <table:table-cell table:number-columns-repeated="8"/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2.15">
            <text:p>2.15</text:p>
          </table:table-cell>
          <table:table-cell office:value-type="float" office:value="-0.699829263613">
            <text:p>-0.6998292636</text:p>
          </table:table-cell>
          <table:table-cell office:value-type="float" office:value="-0.69954">
            <text:p>-0.69954</text:p>
          </table:table-cell>
          <table:table-cell/>
          <table:table-cell table:formula="of:=[.D97]-[.C97]" office:value-type="float" office:value="0.000289263612999968">
            <text:p>0.0002892636</text:p>
          </table:table-cell>
          <table:table-cell table:formula="of:=[.$P$3]+[.D97]*[.$P$2]" office:value-type="float" office:value="-0.699821668931052">
            <text:p>-0.6998216689</text:p>
          </table:table-cell>
          <table:table-cell table:formula="of:=[.G97]-[.C97]" office:value-type="float" office:value="0.00000759468194755364">
            <text:p>7.59468194755364E-006</text:p>
          </table:table-cell>
          <table:table-cell table:number-columns-repeated="8"/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2.16">
            <text:p>2.16</text:p>
          </table:table-cell>
          <table:table-cell office:value-type="float" office:value="-0.679837716743">
            <text:p>-0.6798377167</text:p>
          </table:table-cell>
          <table:table-cell office:value-type="float" office:value="-0.67956">
            <text:p>-0.67956</text:p>
          </table:table-cell>
          <table:table-cell/>
          <table:table-cell table:formula="of:=[.D98]-[.C98]" office:value-type="float" office:value="0.000277716742999923">
            <text:p>0.0002777167</text:p>
          </table:table-cell>
          <table:table-cell table:formula="of:=[.$P$3]+[.D98]*[.$P$2]" office:value-type="float" office:value="-0.679833193960286">
            <text:p>-0.679833194</text:p>
          </table:table-cell>
          <table:table-cell table:formula="of:=[.G98]-[.C98]" office:value-type="float" office:value="0.00000452278271423356">
            <text:p>4.52278271423356E-006</text:p>
          </table:table-cell>
          <table:table-cell table:number-columns-repeated="8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2.17">
            <text:p>2.17</text:p>
          </table:table-cell>
          <table:table-cell office:value-type="float" office:value="-0.659859189764">
            <text:p>-0.6598591898</text:p>
          </table:table-cell>
          <table:table-cell office:value-type="float" office:value="-0.65958">
            <text:p>-0.65958</text:p>
          </table:table-cell>
          <table:table-cell/>
          <table:table-cell table:formula="of:=[.D99]-[.C99]" office:value-type="float" office:value="0.000279189763999876">
            <text:p>0.0002791898</text:p>
          </table:table-cell>
          <table:table-cell table:formula="of:=[.$P$3]+[.D99]*[.$P$2]" office:value-type="float" office:value="-0.659844718989519">
            <text:p>-0.659844719</text:p>
          </table:table-cell>
          <table:table-cell table:formula="of:=[.G99]-[.C99]" office:value-type="float" office:value="0.0000144707744810235">
            <text:p>1.44707744810235E-005</text:p>
          </table:table-cell>
          <table:table-cell table:number-columns-repeated="8"/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2.18">
            <text:p>2.18</text:p>
          </table:table-cell>
          <table:table-cell office:value-type="float" office:value="-0.639868555591">
            <text:p>-0.6398685556</text:p>
          </table:table-cell>
          <table:table-cell office:value-type="float" office:value="-0.6396">
            <text:p>-0.6396</text:p>
          </table:table-cell>
          <table:table-cell/>
          <table:table-cell table:formula="of:=[.D100]-[.C100]" office:value-type="float" office:value="0.000268555590999919">
            <text:p>0.0002685556</text:p>
          </table:table-cell>
          <table:table-cell table:formula="of:=[.$P$3]+[.D100]*[.$P$2]" office:value-type="float" office:value="-0.639856244018752">
            <text:p>-0.639856244</text:p>
          </table:table-cell>
          <table:table-cell table:formula="of:=[.G100]-[.C100]" office:value-type="float" office:value="0.0000123115722479028">
            <text:p>1.23115722479028E-005</text:p>
          </table:table-cell>
          <table:table-cell table:number-columns-repeated="8"/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2.19">
            <text:p>2.19</text:p>
          </table:table-cell>
          <table:table-cell office:value-type="float" office:value="-0.619881441817">
            <text:p>-0.6198814418</text:p>
          </table:table-cell>
          <table:table-cell office:value-type="float" office:value="-0.61962">
            <text:p>-0.61962</text:p>
          </table:table-cell>
          <table:table-cell/>
          <table:table-cell table:formula="of:=[.D101]-[.C101]" office:value-type="float" office:value="0.000261441816999941">
            <text:p>0.0002614418</text:p>
          </table:table-cell>
          <table:table-cell table:formula="of:=[.$P$3]+[.D101]*[.$P$2]" office:value-type="float" office:value="-0.619867769047985">
            <text:p>-0.619867769</text:p>
          </table:table-cell>
          <table:table-cell table:formula="of:=[.G101]-[.C101]" office:value-type="float" office:value="0.0000136727690147609">
            <text:p>1.36727690147609E-005</text:p>
          </table:table-cell>
          <table:table-cell table:number-columns-repeated="8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-0.599888348952">
            <text:p>-0.599888349</text:p>
          </table:table-cell>
          <table:table-cell office:value-type="float" office:value="-0.59964">
            <text:p>-0.59964</text:p>
          </table:table-cell>
          <table:table-cell/>
          <table:table-cell table:formula="of:=[.D102]-[.C102]" office:value-type="float" office:value="0.000248348951999877">
            <text:p>0.000248349</text:p>
          </table:table-cell>
          <table:table-cell table:formula="of:=[.$P$3]+[.D102]*[.$P$2]" office:value-type="float" office:value="-0.599879294077218">
            <text:p>-0.5998792941</text:p>
          </table:table-cell>
          <table:table-cell table:formula="of:=[.G102]-[.C102]" office:value-type="float" office:value="0.00000905487478142231">
            <text:p>9.05487478142231E-006</text:p>
          </table:table-cell>
          <table:table-cell table:number-columns-repeated="8"/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2.21">
            <text:p>2.21</text:p>
          </table:table-cell>
          <table:table-cell office:value-type="float" office:value="-0.579909821972">
            <text:p>-0.579909822</text:p>
          </table:table-cell>
          <table:table-cell office:value-type="float" office:value="-0.57967">
            <text:p>-0.57967</text:p>
          </table:table-cell>
          <table:table-cell/>
          <table:table-cell table:formula="of:=[.D103]-[.C103]" office:value-type="float" office:value="0.000239821972000009">
            <text:p>0.000239822</text:p>
          </table:table-cell>
          <table:table-cell table:formula="of:=[.$P$3]+[.D103]*[.$P$2]" office:value-type="float" office:value="-0.579900823348179">
            <text:p>-0.5799008233</text:p>
          </table:table-cell>
          <table:table-cell table:formula="of:=[.G103]-[.C103]" office:value-type="float" office:value="0.00000899862382131023">
            <text:p>8.99862382131023E-006</text:p>
          </table:table-cell>
          <table:table-cell table:number-columns-repeated="8"/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2.22">
            <text:p>2.22</text:p>
          </table:table-cell>
          <table:table-cell office:value-type="float" office:value="-0.559915071353">
            <text:p>-0.5599150714</text:p>
          </table:table-cell>
          <table:table-cell office:value-type="float" office:value="-0.55968">
            <text:p>-0.55968</text:p>
          </table:table-cell>
          <table:table-cell/>
          <table:table-cell table:formula="of:=[.D104]-[.C104]" office:value-type="float" office:value="0.000235071352999938">
            <text:p>0.0002350714</text:p>
          </table:table-cell>
          <table:table-cell table:formula="of:=[.$P$3]+[.D104]*[.$P$2]" office:value-type="float" office:value="-0.559902344135685">
            <text:p>-0.5599023441</text:p>
          </table:table-cell>
          <table:table-cell table:formula="of:=[.G104]-[.C104]" office:value-type="float" office:value="0.000012727217315156">
            <text:p>1.2727217315156E-005</text:p>
          </table:table-cell>
          <table:table-cell table:number-columns-repeated="8"/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2.23">
            <text:p>2.23</text:p>
          </table:table-cell>
          <table:table-cell office:value-type="float" office:value="-0.539922462776">
            <text:p>-0.5399224628</text:p>
          </table:table-cell>
          <table:table-cell office:value-type="float" office:value="-0.5397">
            <text:p>-0.5397</text:p>
          </table:table-cell>
          <table:table-cell/>
          <table:table-cell table:formula="of:=[.D105]-[.C105]" office:value-type="float" office:value="0.00022246277599991">
            <text:p>0.0002224628</text:p>
          </table:table-cell>
          <table:table-cell table:formula="of:=[.$P$3]+[.D105]*[.$P$2]" office:value-type="float" office:value="-0.539913869164918">
            <text:p>-0.5399138692</text:p>
          </table:table-cell>
          <table:table-cell table:formula="of:=[.G105]-[.C105]" office:value-type="float" office:value="0.00000859361108185297">
            <text:p>8.59361108185297E-006</text:p>
          </table:table-cell>
          <table:table-cell table:number-columns-repeated="8"/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2.24">
            <text:p>2.24</text:p>
          </table:table-cell>
          <table:table-cell office:value-type="float" office:value="-0.519932983443">
            <text:p>-0.5199329834</text:p>
          </table:table-cell>
          <table:table-cell office:value-type="float" office:value="-0.51972">
            <text:p>-0.51972</text:p>
          </table:table-cell>
          <table:table-cell/>
          <table:table-cell table:formula="of:=[.D106]-[.C106]" office:value-type="float" office:value="0.000212983442999914">
            <text:p>0.0002129834</text:p>
          </table:table-cell>
          <table:table-cell table:formula="of:=[.$P$3]+[.D106]*[.$P$2]" office:value-type="float" office:value="-0.519925394194151">
            <text:p>-0.5199253942</text:p>
          </table:table-cell>
          <table:table-cell table:formula="of:=[.G106]-[.C106]" office:value-type="float" office:value="0.00000758924884869394">
            <text:p>7.58924884869394E-006</text:p>
          </table:table-cell>
          <table:table-cell table:number-columns-repeated="8"/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office:value-type="float" office:value="-0.499950451776">
            <text:p>-0.4999504518</text:p>
          </table:table-cell>
          <table:table-cell office:value-type="float" office:value="-0.49974">
            <text:p>-0.49974</text:p>
          </table:table-cell>
          <table:table-cell/>
          <table:table-cell table:formula="of:=[.D107]-[.C107]" office:value-type="float" office:value="0.000210451775999987">
            <text:p>0.0002104518</text:p>
          </table:table-cell>
          <table:table-cell table:formula="of:=[.$P$3]+[.D107]*[.$P$2]" office:value-type="float" office:value="-0.499936919223384">
            <text:p>-0.4999369192</text:p>
          </table:table-cell>
          <table:table-cell table:formula="of:=[.G107]-[.C107]" office:value-type="float" office:value="0.0000135325526156027">
            <text:p>1.35325526156027E-005</text:p>
          </table:table-cell>
          <table:table-cell table:number-columns-repeated="8"/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2.26">
            <text:p>2.26</text:p>
          </table:table-cell>
          <table:table-cell office:value-type="float" office:value="-0.479960711673">
            <text:p>-0.4799607117</text:p>
          </table:table-cell>
          <table:table-cell office:value-type="float" office:value="-0.47976">
            <text:p>-0.47976</text:p>
          </table:table-cell>
          <table:table-cell/>
          <table:table-cell table:formula="of:=[.D108]-[.C108]" office:value-type="float" office:value="0.000200711672999954">
            <text:p>0.0002007117</text:p>
          </table:table-cell>
          <table:table-cell table:formula="of:=[.$P$3]+[.D108]*[.$P$2]" office:value-type="float" office:value="-0.479948444252618">
            <text:p>-0.4799484443</text:p>
          </table:table-cell>
          <table:table-cell table:formula="of:=[.G108]-[.C108]" office:value-type="float" office:value="0.0000122674203823503">
            <text:p>1.22674203823503E-005</text:p>
          </table:table-cell>
          <table:table-cell table:number-columns-repeated="8"/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2.27">
            <text:p>2.27</text:p>
          </table:table-cell>
          <table:table-cell office:value-type="float" office:value="-0.459959236905">
            <text:p>-0.4599592369</text:p>
          </table:table-cell>
          <table:table-cell office:value-type="float" office:value="-0.45977">
            <text:p>-0.45977</text:p>
          </table:table-cell>
          <table:table-cell/>
          <table:table-cell table:formula="of:=[.D109]-[.C109]" office:value-type="float" office:value="0.000189236905000001">
            <text:p>0.0001892369</text:p>
          </table:table-cell>
          <table:table-cell table:formula="of:=[.$P$3]+[.D109]*[.$P$2]" office:value-type="float" office:value="-0.459949965040124">
            <text:p>-0.459949965</text:p>
          </table:table-cell>
          <table:table-cell table:formula="of:=[.G109]-[.C109]" office:value-type="float" office:value="0.0000092718648763146">
            <text:p>9.2718648763146E-006</text:p>
          </table:table-cell>
          <table:table-cell table:number-columns-repeated="8"/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2.28">
            <text:p>2.28</text:p>
          </table:table-cell>
          <table:table-cell office:value-type="float" office:value="-0.439968751743">
            <text:p>-0.4399687517</text:p>
          </table:table-cell>
          <table:table-cell office:value-type="float" office:value="-0.43979">
            <text:p>-0.43979</text:p>
          </table:table-cell>
          <table:table-cell/>
          <table:table-cell table:formula="of:=[.D110]-[.C110]" office:value-type="float" office:value="0.000178751742999972">
            <text:p>0.0001787517</text:p>
          </table:table-cell>
          <table:table-cell table:formula="of:=[.$P$3]+[.D110]*[.$P$2]" office:value-type="float" office:value="-0.439961490069357">
            <text:p>-0.4399614901</text:p>
          </table:table-cell>
          <table:table-cell table:formula="of:=[.G110]-[.C110]" office:value-type="float" office:value="0.00000726167364312191">
            <text:p>7.26167364312191E-006</text:p>
          </table:table-cell>
          <table:table-cell table:number-columns-repeated="8"/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2.29">
            <text:p>2.29</text:p>
          </table:table-cell>
          <table:table-cell office:value-type="float" office:value="-0.419835960492">
            <text:p>-0.4198359605</text:p>
          </table:table-cell>
          <table:table-cell office:value-type="float" office:value="-0.41967">
            <text:p>-0.41967</text:p>
          </table:table-cell>
          <table:table-cell/>
          <table:table-cell table:formula="of:=[.D111]-[.C111]" office:value-type="float" office:value="0.000165960491999961">
            <text:p>0.0001659605</text:p>
          </table:table-cell>
          <table:table-cell table:formula="of:=[.$P$3]+[.D111]*[.$P$2]" office:value-type="float" office:value="-0.419832955714411">
            <text:p>-0.4198329557</text:p>
          </table:table-cell>
          <table:table-cell table:formula="of:=[.G111]-[.C111]" office:value-type="float" office:value="0.00000300477758946593">
            <text:p>3.00477758946593E-006</text:p>
          </table:table-cell>
          <table:table-cell table:number-columns-repeated="8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2.3">
            <text:p>2.3</text:p>
          </table:table-cell>
          <table:table-cell office:value-type="float" office:value="-0.399843947962">
            <text:p>-0.399843948</text:p>
          </table:table-cell>
          <table:table-cell office:value-type="float" office:value="-0.39968">
            <text:p>-0.39968</text:p>
          </table:table-cell>
          <table:table-cell/>
          <table:table-cell table:formula="of:=[.D112]-[.C112]" office:value-type="float" office:value="0.000163947961999977">
            <text:p>0.000163948</text:p>
          </table:table-cell>
          <table:table-cell table:formula="of:=[.$P$3]+[.D112]*[.$P$2]" office:value-type="float" office:value="-0.399834476501917">
            <text:p>-0.3998344765</text:p>
          </table:table-cell>
          <table:table-cell table:formula="of:=[.G112]-[.C112]" office:value-type="float" office:value="0.00000947146008339894">
            <text:p>9.47146008339894E-006</text:p>
          </table:table-cell>
          <table:table-cell table:number-columns-repeated="8"/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2.31">
            <text:p>2.31</text:p>
          </table:table-cell>
          <table:table-cell office:value-type="float" office:value="-0.379850445315">
            <text:p>-0.3798504453</text:p>
          </table:table-cell>
          <table:table-cell office:value-type="float" office:value="-0.3797">
            <text:p>-0.3797</text:p>
          </table:table-cell>
          <table:table-cell/>
          <table:table-cell table:formula="of:=[.D113]-[.C113]" office:value-type="float" office:value="0.00015044531499997">
            <text:p>0.0001504453</text:p>
          </table:table-cell>
          <table:table-cell table:formula="of:=[.$P$3]+[.D113]*[.$P$2]" office:value-type="float" office:value="-0.37984600153115">
            <text:p>-0.3798460015</text:p>
          </table:table-cell>
          <table:table-cell table:formula="of:=[.G113]-[.C113]" office:value-type="float" office:value="0.00000444378385017208">
            <text:p>4.44378385017208E-006</text:p>
          </table:table-cell>
          <table:table-cell table:number-columns-repeated="8"/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2.32">
            <text:p>2.32</text:p>
          </table:table-cell>
          <table:table-cell office:value-type="float" office:value="-0.359858153388">
            <text:p>-0.3598581534</text:p>
          </table:table-cell>
          <table:table-cell office:value-type="float" office:value="-0.35971">
            <text:p>-0.35971</text:p>
          </table:table-cell>
          <table:table-cell/>
          <table:table-cell table:formula="of:=[.D114]-[.C114]" office:value-type="float" office:value="0.00014815338799995">
            <text:p>0.0001481534</text:p>
          </table:table-cell>
          <table:table-cell table:formula="of:=[.$P$3]+[.D114]*[.$P$2]" office:value-type="float" office:value="-0.359847522318656">
            <text:p>-0.3598475223</text:p>
          </table:table-cell>
          <table:table-cell table:formula="of:=[.G114]-[.C114]" office:value-type="float" office:value="0.0000106310693441247">
            <text:p>1.06310693441247E-005</text:p>
          </table:table-cell>
          <table:table-cell table:number-columns-repeated="8"/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2.33">
            <text:p>2.33</text:p>
          </table:table-cell>
          <table:table-cell office:value-type="float" office:value="-0.339877745137">
            <text:p>-0.3398777451</text:p>
          </table:table-cell>
          <table:table-cell office:value-type="float" office:value="-0.33974">
            <text:p>-0.33974</text:p>
          </table:table-cell>
          <table:table-cell/>
          <table:table-cell table:formula="of:=[.D115]-[.C115]" office:value-type="float" office:value="0.000137745136999934">
            <text:p>0.0001377451</text:p>
          </table:table-cell>
          <table:table-cell table:formula="of:=[.$P$3]+[.D115]*[.$P$2]" office:value-type="float" office:value="-0.339869051589616">
            <text:p>-0.3398690516</text:p>
          </table:table-cell>
          <table:table-cell table:formula="of:=[.G115]-[.C115]" office:value-type="float" office:value="0.0000086935473837535">
            <text:p>8.6935473837535E-006</text:p>
          </table:table-cell>
          <table:table-cell table:number-columns-repeated="8"/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2.34">
            <text:p>2.34</text:p>
          </table:table-cell>
          <table:table-cell office:value-type="float" office:value="-0.319891413674">
            <text:p>-0.3198914137</text:p>
          </table:table-cell>
          <table:table-cell office:value-type="float" office:value="-0.31977">
            <text:p>-0.31977</text:p>
          </table:table-cell>
          <table:table-cell/>
          <table:table-cell table:formula="of:=[.D116]-[.C116]" office:value-type="float" office:value="0.000121413673999982">
            <text:p>0.0001214137</text:p>
          </table:table-cell>
          <table:table-cell table:formula="of:=[.$P$3]+[.D116]*[.$P$2]" office:value-type="float" office:value="-0.319890580860576">
            <text:p>-0.3198905809</text:p>
          </table:table-cell>
          <table:table-cell table:formula="of:=[.G116]-[.C116]" office:value-type="float" office:value="0.000000832813423501388">
            <text:p>8.32813423501388E-007</text:p>
          </table:table-cell>
          <table:table-cell table:number-columns-repeated="8"/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2.35">
            <text:p>2.35</text:p>
          </table:table-cell>
          <table:table-cell office:value-type="float" office:value="-0.299890851602">
            <text:p>-0.2998908516</text:p>
          </table:table-cell>
          <table:table-cell office:value-type="float" office:value="-0.29977">
            <text:p>-0.29977</text:p>
          </table:table-cell>
          <table:table-cell/>
          <table:table-cell table:formula="of:=[.D117]-[.C117]" office:value-type="float" office:value="0.000120851601999983">
            <text:p>0.0001208516</text:p>
          </table:table-cell>
          <table:table-cell table:formula="of:=[.$P$3]+[.D117]*[.$P$2]" office:value-type="float" office:value="-0.299882097406355">
            <text:p>-0.2998820974</text:p>
          </table:table-cell>
          <table:table-cell table:formula="of:=[.G117]-[.C117]" office:value-type="float" office:value="0.00000875419564455582">
            <text:p>8.75419564455582E-006</text:p>
          </table:table-cell>
          <table:table-cell table:number-columns-repeated="8"/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2.36">
            <text:p>2.36</text:p>
          </table:table-cell>
          <table:table-cell office:value-type="float" office:value="-0.279900571331">
            <text:p>-0.2799005713</text:p>
          </table:table-cell>
          <table:table-cell office:value-type="float" office:value="-0.27979">
            <text:p>-0.27979</text:p>
          </table:table-cell>
          <table:table-cell/>
          <table:table-cell table:formula="of:=[.D118]-[.C118]" office:value-type="float" office:value="0.000110571330999953">
            <text:p>0.0001105713</text:p>
          </table:table-cell>
          <table:table-cell table:formula="of:=[.$P$3]+[.D118]*[.$P$2]" office:value-type="float" office:value="-0.279893622435589">
            <text:p>-0.2798936224</text:p>
          </table:table-cell>
          <table:table-cell table:formula="of:=[.G118]-[.C118]" office:value-type="float" office:value="0.00000694889541130728">
            <text:p>6.94889541130728E-006</text:p>
          </table:table-cell>
          <table:table-cell table:number-columns-repeated="8"/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2.37">
            <text:p>2.37</text:p>
          </table:table-cell>
          <table:table-cell office:value-type="float" office:value="-0.259919660166">
            <text:p>-0.2599196602</text:p>
          </table:table-cell>
          <table:table-cell office:value-type="float" office:value="-0.25981">
            <text:p>-0.25981</text:p>
          </table:table-cell>
          <table:table-cell/>
          <table:table-cell table:formula="of:=[.D119]-[.C119]" office:value-type="float" office:value="0.000109660165999947">
            <text:p>0.0001096602</text:p>
          </table:table-cell>
          <table:table-cell table:formula="of:=[.$P$3]+[.D119]*[.$P$2]" office:value-type="float" office:value="-0.259905147464822">
            <text:p>-0.2599051475</text:p>
          </table:table-cell>
          <table:table-cell table:formula="of:=[.G119]-[.C119]" office:value-type="float" office:value="0.0000145127011781376">
            <text:p>1.45127011781376E-005</text:p>
          </table:table-cell>
          <table:table-cell table:number-columns-repeated="8"/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2.38">
            <text:p>2.38</text:p>
          </table:table-cell>
          <table:table-cell office:value-type="float" office:value="-0.239931950346">
            <text:p>-0.2399319503</text:p>
          </table:table-cell>
          <table:table-cell office:value-type="float" office:value="-0.23984">
            <text:p>-0.23984</text:p>
          </table:table-cell>
          <table:table-cell/>
          <table:table-cell table:formula="of:=[.D120]-[.C120]" office:value-type="float" office:value="0.0000919503459999582">
            <text:p>9.19503459999582E-005</text:p>
          </table:table-cell>
          <table:table-cell table:formula="of:=[.$P$3]+[.D120]*[.$P$2]" office:value-type="float" office:value="-0.239926676735782">
            <text:p>-0.2399266767</text:p>
          </table:table-cell>
          <table:table-cell table:formula="of:=[.G120]-[.C120]" office:value-type="float" office:value="0.00000527361021784856">
            <text:p>5.27361021784856E-006</text:p>
          </table:table-cell>
          <table:table-cell table:number-columns-repeated="8"/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2.39">
            <text:p>2.39</text:p>
          </table:table-cell>
          <table:table-cell office:value-type="float" office:value="-0.219936771318">
            <text:p>-0.2199367713</text:p>
          </table:table-cell>
          <table:table-cell office:value-type="float" office:value="-0.21985">
            <text:p>-0.21985</text:p>
          </table:table-cell>
          <table:table-cell/>
          <table:table-cell table:formula="of:=[.D121]-[.C121]" office:value-type="float" office:value="0.0000867713179999729">
            <text:p>8.67713179999729E-005</text:p>
          </table:table-cell>
          <table:table-cell table:formula="of:=[.$P$3]+[.D121]*[.$P$2]" office:value-type="float" office:value="-0.219928197523288">
            <text:p>-0.2199281975</text:p>
          </table:table-cell>
          <table:table-cell table:formula="of:=[.G121]-[.C121]" office:value-type="float" office:value="0.00000857379471178033">
            <text:p>8.57379471178033E-006</text:p>
          </table:table-cell>
          <table:table-cell table:number-columns-repeated="8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2.4">
            <text:p>2.4</text:p>
          </table:table-cell>
          <table:table-cell office:value-type="float" office:value="-0.199940977618">
            <text:p>-0.1999409776</text:p>
          </table:table-cell>
          <table:table-cell office:value-type="float" office:value="-0.19986">
            <text:p>-0.19986</text:p>
          </table:table-cell>
          <table:table-cell/>
          <table:table-cell table:formula="of:=[.D122]-[.C122]" office:value-type="float" office:value="0.0000809776179999944">
            <text:p>8.09776179999944E-005</text:p>
          </table:table-cell>
          <table:table-cell table:formula="of:=[.$P$3]+[.D122]*[.$P$2]" office:value-type="float" office:value="-0.199929718310794">
            <text:p>-0.1999297183</text:p>
          </table:table-cell>
          <table:table-cell table:formula="of:=[.G122]-[.C122]" office:value-type="float" office:value="0.0000112593072057188">
            <text:p>1.12593072057188E-005</text:p>
          </table:table-cell>
          <table:table-cell table:number-columns-repeated="8"/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2.41">
            <text:p>2.41</text:p>
          </table:table-cell>
          <table:table-cell office:value-type="float" office:value="-0.179958986118">
            <text:p>-0.1799589861</text:p>
          </table:table-cell>
          <table:table-cell office:value-type="float" office:value="-0.17989">
            <text:p>-0.17989</text:p>
          </table:table-cell>
          <table:table-cell/>
          <table:table-cell table:formula="of:=[.D123]-[.C123]" office:value-type="float" office:value="0.000068986117999964">
            <text:p>6.8986117999964E-005</text:p>
          </table:table-cell>
          <table:table-cell table:formula="of:=[.$P$3]+[.D123]*[.$P$2]" office:value-type="float" office:value="-0.179951247581755">
            <text:p>-0.1799512476</text:p>
          </table:table-cell>
          <table:table-cell table:formula="of:=[.G123]-[.C123]" office:value-type="float" office:value="0.00000773853624538856">
            <text:p>7.73853624538856E-006</text:p>
          </table:table-cell>
          <table:table-cell table:number-columns-repeated="8"/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2.42">
            <text:p>2.42</text:p>
          </table:table-cell>
          <table:table-cell office:value-type="float" office:value="-0.159972468391">
            <text:p>-0.1599724684</text:p>
          </table:table-cell>
          <table:table-cell office:value-type="float" office:value="-0.15991">
            <text:p>-0.15991</text:p>
          </table:table-cell>
          <table:table-cell/>
          <table:table-cell table:formula="of:=[.D124]-[.C124]" office:value-type="float" office:value="0.0000624683909999646">
            <text:p>6.24683909999646E-005</text:p>
          </table:table-cell>
          <table:table-cell table:formula="of:=[.$P$3]+[.D124]*[.$P$2]" office:value-type="float" office:value="-0.159962772610988">
            <text:p>-0.1599627726</text:p>
          </table:table-cell>
          <table:table-cell table:formula="of:=[.G124]-[.C124]" office:value-type="float" office:value="0.00000969578001219773">
            <text:p>9.69578001219773E-006</text:p>
          </table:table-cell>
          <table:table-cell table:number-columns-repeated="8"/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2.43">
            <text:p>2.43</text:p>
          </table:table-cell>
          <table:table-cell office:value-type="float" office:value="-0.139818107709">
            <text:p>-0.1398181077</text:p>
          </table:table-cell>
          <table:table-cell office:value-type="float" office:value="-0.13977">
            <text:p>-0.13977</text:p>
          </table:table-cell>
          <table:table-cell/>
          <table:table-cell table:formula="of:=[.D125]-[.C125]" office:value-type="float" office:value="0.0000481077089999893">
            <text:p>4.81077089999893E-005</text:p>
          </table:table-cell>
          <table:table-cell table:formula="of:=[.$P$3]+[.D125]*[.$P$2]" office:value-type="float" office:value="-0.139814229772587">
            <text:p>-0.1398142298</text:p>
          </table:table-cell>
          <table:table-cell table:formula="of:=[.G125]-[.C125]" office:value-type="float" office:value="0.00000387793641279388">
            <text:p>3.87793641279388E-006</text:p>
          </table:table-cell>
          <table:table-cell table:number-columns-repeated="8"/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2.44">
            <text:p>2.44</text:p>
          </table:table-cell>
          <table:table-cell office:value-type="float" office:value="-0.119826728478">
            <text:p>-0.1198267285</text:p>
          </table:table-cell>
          <table:table-cell office:value-type="float" office:value="-0.11978">
            <text:p>-0.11978</text:p>
          </table:table-cell>
          <table:table-cell/>
          <table:table-cell table:formula="of:=[.D126]-[.C126]" office:value-type="float" office:value="0.0000467284779999827">
            <text:p>4.67284779999827E-005</text:p>
          </table:table-cell>
          <table:table-cell table:formula="of:=[.$P$3]+[.D126]*[.$P$2]" office:value-type="float" office:value="-0.119815750560093">
            <text:p>-0.1198157506</text:p>
          </table:table-cell>
          <table:table-cell table:formula="of:=[.G126]-[.C126]" office:value-type="float" office:value="0.0000109779179067182">
            <text:p>1.09779179067182E-005</text:p>
          </table:table-cell>
          <table:table-cell table:number-columns-repeated="8"/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2.45">
            <text:p>2.45</text:p>
          </table:table-cell>
          <table:table-cell office:value-type="float" office:value="-0.0998430978507">
            <text:p>-0.0998430979</text:p>
          </table:table-cell>
          <table:table-cell office:value-type="float" office:value="-0.09981">
            <text:p>-0.09981</text:p>
          </table:table-cell>
          <table:table-cell/>
          <table:table-cell table:formula="of:=[.D127]-[.C127]" office:value-type="float" office:value="0.0000330978506999924">
            <text:p>3.30978506999924E-005</text:p>
          </table:table-cell>
          <table:table-cell table:formula="of:=[.$P$3]+[.D127]*[.$P$2]" office:value-type="float" office:value="-0.0998372798310536">
            <text:p>-0.0998372798</text:p>
          </table:table-cell>
          <table:table-cell table:formula="of:=[.G127]-[.C127]" office:value-type="float" office:value="0.00000581801964641415">
            <text:p>0.000005818</text:p>
          </table:table-cell>
          <table:table-cell table:number-columns-repeated="8"/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2.46">
            <text:p>2.46</text:p>
          </table:table-cell>
          <table:table-cell office:value-type="float" office:value="-0.0798578839749">
            <text:p>-0.079857884</text:p>
          </table:table-cell>
          <table:table-cell office:value-type="float" office:value="-0.07983">
            <text:p>-0.07983</text:p>
          </table:table-cell>
          <table:table-cell/>
          <table:table-cell table:formula="of:=[.D128]-[.C128]" office:value-type="float" office:value="0.0000278839748999865">
            <text:p>0.000027884</text:p>
          </table:table-cell>
          <table:table-cell table:formula="of:=[.$P$3]+[.D128]*[.$P$2]" office:value-type="float" office:value="-0.0798488048602868">
            <text:p>-0.0798488049</text:p>
          </table:table-cell>
          <table:table-cell table:formula="of:=[.G128]-[.C128]" office:value-type="float" office:value="0.00000907911461321687">
            <text:p>9.07911461321687E-006</text:p>
          </table:table-cell>
          <table:table-cell table:number-columns-repeated="8"/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2.47">
            <text:p>2.47</text:p>
          </table:table-cell>
          <table:table-cell office:value-type="float" office:value="-0.0598645862192">
            <text:p>-0.0598645862</text:p>
          </table:table-cell>
          <table:table-cell office:value-type="float" office:value="-0.05985">
            <text:p>-0.05985</text:p>
          </table:table-cell>
          <table:table-cell/>
          <table:table-cell table:formula="of:=[.D129]-[.C129]" office:value-type="float" office:value="0.0000145862191999954">
            <text:p>1.45862191999954E-005</text:p>
          </table:table-cell>
          <table:table-cell table:formula="of:=[.$P$3]+[.D129]*[.$P$2]" office:value-type="float" office:value="-0.05986032988952">
            <text:p>-0.0598603299</text:p>
          </table:table-cell>
          <table:table-cell table:formula="of:=[.G129]-[.C129]" office:value-type="float" office:value="0.00000425632968003437">
            <text:p>4.25632968003437E-006</text:p>
          </table:table-cell>
          <table:table-cell table:number-columns-repeated="8"/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2.48">
            <text:p>2.48</text:p>
          </table:table-cell>
          <table:table-cell office:value-type="float" office:value="-0.039871847257">
            <text:p>-0.0398718473</text:p>
          </table:table-cell>
          <table:table-cell office:value-type="float" office:value="-0.03986">
            <text:p>-0.03986</text:p>
          </table:table-cell>
          <table:table-cell/>
          <table:table-cell table:formula="of:=[.D130]-[.C130]" office:value-type="float" office:value="0.0000118472569999931">
            <text:p>1.18472569999931E-005</text:p>
          </table:table-cell>
          <table:table-cell table:formula="of:=[.$P$3]+[.D130]*[.$P$2]" office:value-type="float" office:value="-0.0398618506770261">
            <text:p>-0.0398618507</text:p>
          </table:table-cell>
          <table:table-cell table:formula="of:=[.G130]-[.C130]" office:value-type="float" office:value="0.00000999657997394904">
            <text:p>9.99657997394904E-006</text:p>
          </table:table-cell>
          <table:table-cell table:number-columns-repeated="8"/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2.49">
            <text:p>2.49</text:p>
          </table:table-cell>
          <table:table-cell office:value-type="float" office:value="-0.0198893342167">
            <text:p>-0.0198893342</text:p>
          </table:table-cell>
          <table:table-cell office:value-type="float" office:value="-0.01989">
            <text:p>-0.01989</text:p>
          </table:table-cell>
          <table:table-cell/>
          <table:table-cell table:formula="of:=[.D131]-[.C131]" office:value-type="float" office:value="-0.000000665783300001638">
            <text:p>-6.65783300001638E-007</text:p>
          </table:table-cell>
          <table:table-cell table:formula="of:=[.$P$3]+[.D131]*[.$P$2]" office:value-type="float" office:value="-0.0198833799479863">
            <text:p>-0.0198833799</text:p>
          </table:table-cell>
          <table:table-cell table:formula="of:=[.G131]-[.C131]" office:value-type="float" office:value="0.00000595426871365448">
            <text:p>5.95426871365448E-00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.5">
            <text:p>2.5</text:p>
          </table:table-cell>
          <table:table-cell office:value-type="float" office:value="0.000102212652564">
            <text:p>0.0001022127</text:p>
          </table:table-cell>
          <table:table-cell office:value-type="float" office:value="0.0001">
            <text:p>0.0001</text:p>
          </table:table-cell>
          <table:table-cell/>
          <table:table-cell table:formula="of:=[.D132]-[.C132]" office:value-type="float" office:value="-0.000002212652564">
            <text:p>-2.212652564E-006</text:p>
          </table:table-cell>
          <table:table-cell table:formula="of:=[.$P$3]+[.D132]*[.$P$2]" office:value-type="float" office:value="0.000115099264507573">
            <text:p>0.0001150993</text:p>
          </table:table-cell>
          <table:table-cell table:formula="of:=[.G132]-[.C132]" office:value-type="float" office:value="0.000012886611943573">
            <text:p>1.2886611943573E-005</text:p>
          </table:table-cell>
          <table:table-cell table:number-columns-repeated="8"/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2.51">
            <text:p>2.51</text:p>
          </table:table-cell>
          <table:table-cell office:value-type="float" office:value="0.0200930703431">
            <text:p>0.0200930703</text:p>
          </table:table-cell>
          <table:table-cell office:value-type="float" office:value="0.02008">
            <text:p>0.02008</text:p>
          </table:table-cell>
          <table:table-cell/>
          <table:table-cell table:formula="of:=[.D133]-[.C133]" office:value-type="float" office:value="-0.0000130703431000002">
            <text:p>-1.30703431000002E-005</text:p>
          </table:table-cell>
          <table:table-cell table:formula="of:=[.$P$3]+[.D133]*[.$P$2]" office:value-type="float" office:value="0.0201035742352744">
            <text:p>0.0201035742</text:p>
          </table:table-cell>
          <table:table-cell table:formula="of:=[.G133]-[.C133]" office:value-type="float" office:value="0.0000105038921743815">
            <text:p>1.05038921743815E-005</text:p>
          </table:table-cell>
          <table:table-cell table:number-columns-repeated="8"/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2.52">
            <text:p>2.52</text:p>
          </table:table-cell>
          <table:table-cell office:value-type="float" office:value="0.0400783400983">
            <text:p>0.0400783401</text:p>
          </table:table-cell>
          <table:table-cell office:value-type="float" office:value="0.04005">
            <text:p>0.04005</text:p>
          </table:table-cell>
          <table:table-cell/>
          <table:table-cell table:formula="of:=[.D134]-[.C134]" office:value-type="float" office:value="-0.0000283400983000018">
            <text:p>-2.83400983000018E-005</text:p>
          </table:table-cell>
          <table:table-cell table:formula="of:=[.$P$3]+[.D134]*[.$P$2]" office:value-type="float" office:value="0.0400820449643141">
            <text:p>0.040082045</text:p>
          </table:table-cell>
          <table:table-cell table:formula="of:=[.G134]-[.C134]" office:value-type="float" office:value="0.00000370486601407316">
            <text:p>3.70486601407316E-006</text:p>
          </table:table-cell>
          <table:table-cell table:number-columns-repeated="8"/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2.53">
            <text:p>2.53</text:p>
          </table:table-cell>
          <table:table-cell office:value-type="float" office:value="0.0600704271346">
            <text:p>0.0600704271</text:p>
          </table:table-cell>
          <table:table-cell office:value-type="float" office:value="0.06004">
            <text:p>0.06004</text:p>
          </table:table-cell>
          <table:table-cell/>
          <table:table-cell table:formula="of:=[.D135]-[.C135]" office:value-type="float" office:value="-0.0000304271345999973">
            <text:p>-3.04271345999973E-005</text:p>
          </table:table-cell>
          <table:table-cell table:formula="of:=[.$P$3]+[.D135]*[.$P$2]" office:value-type="float" office:value="0.060080524176808">
            <text:p>0.0600805242</text:p>
          </table:table-cell>
          <table:table-cell table:formula="of:=[.G135]-[.C135]" office:value-type="float" office:value="0.0000100970422080016">
            <text:p>0.000010097</text:p>
          </table:table-cell>
          <table:table-cell table:number-columns-repeated="8"/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2.54">
            <text:p>2.54</text:p>
          </table:table-cell>
          <table:table-cell office:value-type="float" office:value="0.0800612848252">
            <text:p>0.0800612848</text:p>
          </table:table-cell>
          <table:table-cell office:value-type="float" office:value="0.08002">
            <text:p>0.08002</text:p>
          </table:table-cell>
          <table:table-cell/>
          <table:table-cell table:formula="of:=[.D136]-[.C136]" office:value-type="float" office:value="-0.0000412848251999942">
            <text:p>-4.12848251999942E-005</text:p>
          </table:table-cell>
          <table:table-cell table:formula="of:=[.$P$3]+[.D136]*[.$P$2]" office:value-type="float" office:value="0.0800689991475748">
            <text:p>0.0800689991</text:p>
          </table:table-cell>
          <table:table-cell table:formula="of:=[.G136]-[.C136]" office:value-type="float" office:value="0.00000771432237481329">
            <text:p>7.71432237481329E-006</text:p>
          </table:table-cell>
          <table:table-cell table:number-columns-repeated="8"/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2.55">
            <text:p>2.55</text:p>
          </table:table-cell>
          <table:table-cell office:value-type="float" office:value="0.100049013272">
            <text:p>0.1000490133</text:p>
          </table:table-cell>
          <table:table-cell office:value-type="float" office:value="0.1">
            <text:p>0.1</text:p>
          </table:table-cell>
          <table:table-cell/>
          <table:table-cell table:formula="of:=[.D137]-[.C137]" office:value-type="float" office:value="-0.0000490132719999925">
            <text:p>-4.90132719999925E-005</text:p>
          </table:table-cell>
          <table:table-cell table:formula="of:=[.$P$3]+[.D137]*[.$P$2]" office:value-type="float" office:value="0.100057474118342">
            <text:p>0.1000574741</text:p>
          </table:table-cell>
          <table:table-cell table:formula="of:=[.G137]-[.C137]" office:value-type="float" office:value="0.00000846084634162358">
            <text:p>8.46084634162358E-006</text:p>
          </table:table-cell>
          <table:table-cell table:number-columns-repeated="8"/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2.56">
            <text:p>2.56</text:p>
          </table:table-cell>
          <table:table-cell office:value-type="float" office:value="0.120037598535">
            <text:p>0.1200375985</text:p>
          </table:table-cell>
          <table:table-cell office:value-type="float" office:value="0.11998">
            <text:p>0.11998</text:p>
          </table:table-cell>
          <table:table-cell/>
          <table:table-cell table:formula="of:=[.D138]-[.C138]" office:value-type="float" office:value="-0.0000575985349999947">
            <text:p>-5.75985349999947E-005</text:p>
          </table:table-cell>
          <table:table-cell table:formula="of:=[.$P$3]+[.D138]*[.$P$2]" office:value-type="float" office:value="0.120045949089108">
            <text:p>0.1200459491</text:p>
          </table:table-cell>
          <table:table-cell table:formula="of:=[.G138]-[.C138]" office:value-type="float" office:value="0.00000835055410843">
            <text:p>8.35055410843E-006</text:p>
          </table:table-cell>
          <table:table-cell table:number-columns-repeated="8"/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2.57">
            <text:p>2.57</text:p>
          </table:table-cell>
          <table:table-cell office:value-type="float" office:value="0.1400278043">
            <text:p>0.1400278043</text:p>
          </table:table-cell>
          <table:table-cell office:value-type="float" office:value="0.13996">
            <text:p>0.13996</text:p>
          </table:table-cell>
          <table:table-cell/>
          <table:table-cell table:formula="of:=[.D139]-[.C139]" office:value-type="float" office:value="-0.0000678043000000017">
            <text:p>-6.78043000000017E-005</text:p>
          </table:table-cell>
          <table:table-cell table:formula="of:=[.$P$3]+[.D139]*[.$P$2]" office:value-type="float" office:value="0.140034424059875">
            <text:p>0.1400344241</text:p>
          </table:table-cell>
          <table:table-cell table:formula="of:=[.G139]-[.C139]" office:value-type="float" office:value="0.00000661975987523156">
            <text:p>6.61975987523156E-006</text:p>
          </table:table-cell>
          <table:table-cell table:number-columns-repeated="8"/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2.58">
            <text:p>2.58</text:p>
          </table:table-cell>
          <table:table-cell office:value-type="float" office:value="0.160179110244">
            <text:p>0.1601791102</text:p>
          </table:table-cell>
          <table:table-cell office:value-type="float" office:value="0.1601">
            <text:p>0.1601</text:p>
          </table:table-cell>
          <table:table-cell/>
          <table:table-cell table:formula="of:=[.D140]-[.C140]" office:value-type="float" office:value="-0.0000791102439999802">
            <text:p>-7.91102439999802E-005</text:p>
          </table:table-cell>
          <table:table-cell table:formula="of:=[.$P$3]+[.D140]*[.$P$2]" office:value-type="float" office:value="0.160182966898276">
            <text:p>0.1601829669</text:p>
          </table:table-cell>
          <table:table-cell table:formula="of:=[.G140]-[.C140]" office:value-type="float" office:value="0.00000385665427582449">
            <text:p>3.85665427582449E-006</text:p>
          </table:table-cell>
          <table:table-cell table:number-columns-repeated="8"/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2.59">
            <text:p>2.59</text:p>
          </table:table-cell>
          <table:table-cell office:value-type="float" office:value="0.180171402171">
            <text:p>0.1801714022</text:p>
          </table:table-cell>
          <table:table-cell office:value-type="float" office:value="0.18008">
            <text:p>0.18008</text:p>
          </table:table-cell>
          <table:table-cell/>
          <table:table-cell table:formula="of:=[.D141]-[.C141]" office:value-type="float" office:value="-0.0000914021709999824">
            <text:p>-9.14021709999824E-005</text:p>
          </table:table-cell>
          <table:table-cell table:formula="of:=[.$P$3]+[.D141]*[.$P$2]" office:value-type="float" office:value="0.180171441869043">
            <text:p>0.1801714419</text:p>
          </table:table-cell>
          <table:table-cell table:formula="of:=[.G141]-[.C141]" office:value-type="float" office:value="0.0000000396980426309312">
            <text:p>3.96980426309312E-008</text:p>
          </table:table-cell>
          <table:table-cell table:number-columns-repeated="8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0.200146948919">
            <text:p>0.2001469489</text:p>
          </table:table-cell>
          <table:table-cell office:value-type="float" office:value="0.20005">
            <text:p>0.20005</text:p>
          </table:table-cell>
          <table:table-cell/>
          <table:table-cell table:formula="of:=[.D142]-[.C142]" office:value-type="float" office:value="-0.0000969489190000006">
            <text:p>-9.69489190000006E-005</text:p>
          </table:table-cell>
          <table:table-cell table:formula="of:=[.$P$3]+[.D142]*[.$P$2]" office:value-type="float" office:value="0.200149912598082">
            <text:p>0.2001499126</text:p>
          </table:table-cell>
          <table:table-cell table:formula="of:=[.G142]-[.C142]" office:value-type="float" office:value="0.00000296367908231288">
            <text:p>2.96367908231288E-006</text:p>
          </table:table-cell>
          <table:table-cell table:number-columns-repeated="8"/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2.61">
            <text:p>2.61</text:p>
          </table:table-cell>
          <table:table-cell office:value-type="float" office:value="0.2201466728">
            <text:p>0.2201466728</text:p>
          </table:table-cell>
          <table:table-cell office:value-type="float" office:value="0.22004">
            <text:p>0.22004</text:p>
          </table:table-cell>
          <table:table-cell/>
          <table:table-cell table:formula="of:=[.D143]-[.C143]" office:value-type="float" office:value="-0.000106672799999985">
            <text:p>-0.0001066728</text:p>
          </table:table-cell>
          <table:table-cell table:formula="of:=[.$P$3]+[.D143]*[.$P$2]" office:value-type="float" office:value="0.220148391810576">
            <text:p>0.2201483918</text:p>
          </table:table-cell>
          <table:table-cell table:formula="of:=[.G143]-[.C143]" office:value-type="float" office:value="0.00000171901057624546">
            <text:p>0.000001719</text:p>
          </table:table-cell>
          <table:table-cell table:number-columns-repeated="8"/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2.62">
            <text:p>2.62</text:p>
          </table:table-cell>
          <table:table-cell office:value-type="float" office:value="0.240139486268">
            <text:p>0.2401394863</text:p>
          </table:table-cell>
          <table:table-cell office:value-type="float" office:value="0.24003">
            <text:p>0.24003</text:p>
          </table:table-cell>
          <table:table-cell/>
          <table:table-cell table:formula="of:=[.D144]-[.C144]" office:value-type="float" office:value="-0.000109486267999975">
            <text:p>-0.0001094863</text:p>
          </table:table-cell>
          <table:table-cell table:formula="of:=[.$P$3]+[.D144]*[.$P$2]" office:value-type="float" office:value="0.24014687102307">
            <text:p>0.240146871</text:p>
          </table:table-cell>
          <table:table-cell table:formula="of:=[.G144]-[.C144]" office:value-type="float" office:value="0.00000738475507017222">
            <text:p>7.38475507017222E-006</text:p>
          </table:table-cell>
          <table:table-cell table:number-columns-repeated="8"/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2.63">
            <text:p>2.63</text:p>
          </table:table-cell>
          <table:table-cell office:value-type="float" office:value="0.260130772367">
            <text:p>0.2601307724</text:p>
          </table:table-cell>
          <table:table-cell office:value-type="float" office:value="0.26001">
            <text:p>0.26001</text:p>
          </table:table-cell>
          <table:table-cell/>
          <table:table-cell table:formula="of:=[.D145]-[.C145]" office:value-type="float" office:value="-0.000120772366999977">
            <text:p>-0.0001207724</text:p>
          </table:table-cell>
          <table:table-cell table:formula="of:=[.$P$3]+[.D145]*[.$P$2]" office:value-type="float" office:value="0.260135345993837">
            <text:p>0.260135346</text:p>
          </table:table-cell>
          <table:table-cell table:formula="of:=[.G145]-[.C145]" office:value-type="float" office:value="0.00000457362683697893">
            <text:p>4.57362683697893E-006</text:p>
          </table:table-cell>
          <table:table-cell table:number-columns-repeated="8"/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2.64">
            <text:p>2.64</text:p>
          </table:table-cell>
          <table:table-cell office:value-type="float" office:value="0.280107678846">
            <text:p>0.2801076788</text:p>
          </table:table-cell>
          <table:table-cell office:value-type="float" office:value="0.27998">
            <text:p>0.27998</text:p>
          </table:table-cell>
          <table:table-cell/>
          <table:table-cell table:formula="of:=[.D146]-[.C146]" office:value-type="float" office:value="-0.000127678846000012">
            <text:p>-0.0001276788</text:p>
          </table:table-cell>
          <table:table-cell table:formula="of:=[.$P$3]+[.D146]*[.$P$2]" office:value-type="float" office:value="0.280113816722877">
            <text:p>0.2801138167</text:p>
          </table:table-cell>
          <table:table-cell table:formula="of:=[.G146]-[.C146]" office:value-type="float" office:value="0.00000613787687664402">
            <text:p>6.13787687664402E-006</text:p>
          </table:table-cell>
          <table:table-cell table:number-columns-repeated="8"/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2.65">
            <text:p>2.65</text:p>
          </table:table-cell>
          <table:table-cell office:value-type="float" office:value="0.300097977743">
            <text:p>0.3000979777</text:p>
          </table:table-cell>
          <table:table-cell office:value-type="float" office:value="0.29996">
            <text:p>0.29996</text:p>
          </table:table-cell>
          <table:table-cell/>
          <table:table-cell table:formula="of:=[.D147]-[.C147]" office:value-type="float" office:value="-0.000137977743000006">
            <text:p>-0.0001379777</text:p>
          </table:table-cell>
          <table:table-cell table:formula="of:=[.$P$3]+[.D147]*[.$P$2]" office:value-type="float" office:value="0.300102291693643">
            <text:p>0.3001022917</text:p>
          </table:table-cell>
          <table:table-cell table:formula="of:=[.G147]-[.C147]" office:value-type="float" office:value="0.00000431395064343088">
            <text:p>0.000004314</text:p>
          </table:table-cell>
          <table:table-cell table:number-columns-repeated="8"/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2.66">
            <text:p>2.66</text:p>
          </table:table-cell>
          <table:table-cell office:value-type="float" office:value="0.320095745847">
            <text:p>0.3200957458</text:p>
          </table:table-cell>
          <table:table-cell office:value-type="float" office:value="0.31995">
            <text:p>0.31995</text:p>
          </table:table-cell>
          <table:table-cell/>
          <table:table-cell table:formula="of:=[.D148]-[.C148]" office:value-type="float" office:value="-0.000145745847000001">
            <text:p>-0.0001457458</text:p>
          </table:table-cell>
          <table:table-cell table:formula="of:=[.$P$3]+[.D148]*[.$P$2]" office:value-type="float" office:value="0.320100770906137">
            <text:p>0.3201007709</text:p>
          </table:table-cell>
          <table:table-cell table:formula="of:=[.G148]-[.C148]" office:value-type="float" office:value="0.00000502505913735352">
            <text:p>5.02505913735352E-006</text:p>
          </table:table-cell>
          <table:table-cell table:number-columns-repeated="8"/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2.67">
            <text:p>2.67</text:p>
          </table:table-cell>
          <table:table-cell office:value-type="float" office:value="0.340086361393">
            <text:p>0.3400863614</text:p>
          </table:table-cell>
          <table:table-cell office:value-type="float" office:value="0.33993">
            <text:p>0.33993</text:p>
          </table:table-cell>
          <table:table-cell/>
          <table:table-cell table:formula="of:=[.D149]-[.C149]" office:value-type="float" office:value="-0.00015636139299996">
            <text:p>-0.0001563614</text:p>
          </table:table-cell>
          <table:table-cell table:formula="of:=[.$P$3]+[.D149]*[.$P$2]" office:value-type="float" office:value="0.340089245876904">
            <text:p>0.3400892459</text:p>
          </table:table-cell>
          <table:table-cell table:formula="of:=[.G149]-[.C149]" office:value-type="float" office:value="0.00000288448390423079">
            <text:p>2.88448390423079E-006</text:p>
          </table:table-cell>
          <table:table-cell table:number-columns-repeated="8"/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2.68">
            <text:p>2.68</text:p>
          </table:table-cell>
          <table:table-cell office:value-type="float" office:value="0.360065149143">
            <text:p>0.3600651491</text:p>
          </table:table-cell>
          <table:table-cell office:value-type="float" office:value="0.3599">
            <text:p>0.3599</text:p>
          </table:table-cell>
          <table:table-cell/>
          <table:table-cell table:formula="of:=[.D150]-[.C150]" office:value-type="float" office:value="-0.000165149142999976">
            <text:p>-0.0001651491</text:p>
          </table:table-cell>
          <table:table-cell table:formula="of:=[.$P$3]+[.D150]*[.$P$2]" office:value-type="float" office:value="0.360067716605944">
            <text:p>0.3600677166</text:p>
          </table:table-cell>
          <table:table-cell table:formula="of:=[.G150]-[.C150]" office:value-type="float" office:value="0.0000025674629439143">
            <text:p>2.5674629439143E-006</text:p>
          </table:table-cell>
          <table:table-cell table:number-columns-repeated="8"/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2.69">
            <text:p>2.69</text:p>
          </table:table-cell>
          <table:table-cell office:value-type="float" office:value="0.3800607007">
            <text:p>0.3800607007</text:p>
          </table:table-cell>
          <table:table-cell office:value-type="float" office:value="0.37989">
            <text:p>0.37989</text:p>
          </table:table-cell>
          <table:table-cell/>
          <table:table-cell table:formula="of:=[.D151]-[.C151]" office:value-type="float" office:value="-0.000170700700000026">
            <text:p>-0.0001707007</text:p>
          </table:table-cell>
          <table:table-cell table:formula="of:=[.$P$3]+[.D151]*[.$P$2]" office:value-type="float" office:value="0.380066195818438">
            <text:p>0.3800661958</text:p>
          </table:table-cell>
          <table:table-cell table:formula="of:=[.G151]-[.C151]" office:value-type="float" office:value="0.00000549511843778161">
            <text:p>5.49511843778161E-006</text:p>
          </table:table-cell>
          <table:table-cell table:number-columns-repeated="8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2.7">
            <text:p>2.7</text:p>
          </table:table-cell>
          <table:table-cell office:value-type="float" office:value="0.400051278993">
            <text:p>0.400051279</text:p>
          </table:table-cell>
          <table:table-cell office:value-type="float" office:value="0.39987">
            <text:p>0.39987</text:p>
          </table:table-cell>
          <table:table-cell/>
          <table:table-cell table:formula="of:=[.D152]-[.C152]" office:value-type="float" office:value="-0.000181278992999911">
            <text:p>-0.000181279</text:p>
          </table:table-cell>
          <table:table-cell table:formula="of:=[.$P$3]+[.D152]*[.$P$2]" office:value-type="float" office:value="0.400054670789205">
            <text:p>0.4000546708</text:p>
          </table:table-cell>
          <table:table-cell table:formula="of:=[.G152]-[.C152]" office:value-type="float" office:value="0.000003391796204677">
            <text:p>3.391796204677E-006</text:p>
          </table:table-cell>
          <table:table-cell table:number-columns-repeated="8"/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2.71">
            <text:p>2.71</text:p>
          </table:table-cell>
          <table:table-cell office:value-type="float" office:value="0.420039938763">
            <text:p>0.4200399388</text:p>
          </table:table-cell>
          <table:table-cell office:value-type="float" office:value="0.41985">
            <text:p>0.41985</text:p>
          </table:table-cell>
          <table:table-cell/>
          <table:table-cell table:formula="of:=[.D153]-[.C153]" office:value-type="float" office:value="-0.000189938762999942">
            <text:p>-0.0001899388</text:p>
          </table:table-cell>
          <table:table-cell table:formula="of:=[.$P$3]+[.D153]*[.$P$2]" office:value-type="float" office:value="0.420043145759971">
            <text:p>0.4200431458</text:p>
          </table:table-cell>
          <table:table-cell table:formula="of:=[.G153]-[.C153]" office:value-type="float" office:value="0.00000320699697148319">
            <text:p>0.000003207</text:p>
          </table:table-cell>
          <table:table-cell table:number-columns-repeated="8"/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2.72">
            <text:p>2.72</text:p>
          </table:table-cell>
          <table:table-cell office:value-type="float" office:value="0.440178913996">
            <text:p>0.440178914</text:p>
          </table:table-cell>
          <table:table-cell office:value-type="float" office:value="0.43998">
            <text:p>0.43998</text:p>
          </table:table-cell>
          <table:table-cell/>
          <table:table-cell table:formula="of:=[.D154]-[.C154]" office:value-type="float" office:value="-0.000198913995999972">
            <text:p>-0.000198914</text:p>
          </table:table-cell>
          <table:table-cell table:formula="of:=[.$P$3]+[.D154]*[.$P$2]" office:value-type="float" office:value="0.440181684356645">
            <text:p>0.4401816844</text:p>
          </table:table-cell>
          <table:table-cell table:formula="of:=[.G154]-[.C154]" office:value-type="float" office:value="0.00000277036064488811">
            <text:p>2.77036064488811E-006</text:p>
          </table:table-cell>
          <table:table-cell table:number-columns-repeated="8"/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2.73">
            <text:p>2.73</text:p>
          </table:table-cell>
          <table:table-cell office:value-type="float" office:value="0.460164910182">
            <text:p>0.4601649102</text:p>
          </table:table-cell>
          <table:table-cell office:value-type="float" office:value="0.45996">
            <text:p>0.45996</text:p>
          </table:table-cell>
          <table:table-cell/>
          <table:table-cell table:formula="of:=[.D155]-[.C155]" office:value-type="float" office:value="-0.000204910181999973">
            <text:p>-0.0002049102</text:p>
          </table:table-cell>
          <table:table-cell table:formula="of:=[.$P$3]+[.D155]*[.$P$2]" office:value-type="float" office:value="0.460170159327412">
            <text:p>0.4601701593</text:p>
          </table:table-cell>
          <table:table-cell table:formula="of:=[.G155]-[.C155]" office:value-type="float" office:value="0.00000524914541172317">
            <text:p>5.24914541172317E-006</text:p>
          </table:table-cell>
          <table:table-cell table:number-columns-repeated="8"/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2.74">
            <text:p>2.74</text:p>
          </table:table-cell>
          <table:table-cell office:value-type="float" office:value="0.480170240626">
            <text:p>0.4801702406</text:p>
          </table:table-cell>
          <table:table-cell office:value-type="float" office:value="0.47995">
            <text:p>0.47995</text:p>
          </table:table-cell>
          <table:table-cell/>
          <table:table-cell table:formula="of:=[.D156]-[.C156]" office:value-type="float" office:value="-0.000220240625999957">
            <text:p>-0.0002202406</text:p>
          </table:table-cell>
          <table:table-cell table:formula="of:=[.$P$3]+[.D156]*[.$P$2]" office:value-type="float" office:value="0.480168638539906">
            <text:p>0.4801686385</text:p>
          </table:table-cell>
          <table:table-cell table:formula="of:=[.G156]-[.C156]" office:value-type="float" office:value="-0.00000160208609434331">
            <text:p>-1.60208609434331E-006</text:p>
          </table:table-cell>
          <table:table-cell table:number-columns-repeated="8"/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2.75">
            <text:p>2.75</text:p>
          </table:table-cell>
          <table:table-cell office:value-type="float" office:value="0.500158844516">
            <text:p>0.5001588445</text:p>
          </table:table-cell>
          <table:table-cell office:value-type="float" office:value="0.49993">
            <text:p>0.49993</text:p>
          </table:table-cell>
          <table:table-cell/>
          <table:table-cell table:formula="of:=[.D157]-[.C157]" office:value-type="float" office:value="-0.000228844515999971">
            <text:p>-0.0002288445</text:p>
          </table:table-cell>
          <table:table-cell table:formula="of:=[.$P$3]+[.D157]*[.$P$2]" office:value-type="float" office:value="0.500157113510672">
            <text:p>0.5001571135</text:p>
          </table:table-cell>
          <table:table-cell table:formula="of:=[.G157]-[.C157]" office:value-type="float" office:value="-0.00000173100532752102">
            <text:p>-0.000001731</text:p>
          </table:table-cell>
          <table:table-cell table:number-columns-repeated="8"/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2.76">
            <text:p>2.76</text:p>
          </table:table-cell>
          <table:table-cell office:value-type="float" office:value="0.52014275454">
            <text:p>0.5201427545</text:p>
          </table:table-cell>
          <table:table-cell office:value-type="float" office:value="0.51991">
            <text:p>0.51991</text:p>
          </table:table-cell>
          <table:table-cell/>
          <table:table-cell table:formula="of:=[.D158]-[.C158]" office:value-type="float" office:value="-0.000232754539999824">
            <text:p>-0.0002327545</text:p>
          </table:table-cell>
          <table:table-cell table:formula="of:=[.$P$3]+[.D158]*[.$P$2]" office:value-type="float" office:value="0.520145588481439">
            <text:p>0.5201455885</text:p>
          </table:table-cell>
          <table:table-cell table:formula="of:=[.G158]-[.C158]" office:value-type="float" office:value="0.0000028339414394063">
            <text:p>2.8339414394063E-006</text:p>
          </table:table-cell>
          <table:table-cell table:number-columns-repeated="8"/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2.77">
            <text:p>2.77</text:p>
          </table:table-cell>
          <table:table-cell office:value-type="float" office:value="0.540129607543">
            <text:p>0.5401296075</text:p>
          </table:table-cell>
          <table:table-cell office:value-type="float" office:value="0.53989">
            <text:p>0.53989</text:p>
          </table:table-cell>
          <table:table-cell/>
          <table:table-cell table:formula="of:=[.D159]-[.C159]" office:value-type="float" office:value="-0.000239607542999898">
            <text:p>-0.0002396075</text:p>
          </table:table-cell>
          <table:table-cell table:formula="of:=[.$P$3]+[.D159]*[.$P$2]" office:value-type="float" office:value="0.540134063452206">
            <text:p>0.5401340635</text:p>
          </table:table-cell>
          <table:table-cell table:formula="of:=[.G159]-[.C159]" office:value-type="float" office:value="0.00000445590920616912">
            <text:p>4.45590920616912E-006</text:p>
          </table:table-cell>
          <table:table-cell table:number-columns-repeated="8"/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2.78">
            <text:p>2.78</text:p>
          </table:table-cell>
          <table:table-cell office:value-type="float" office:value="0.560124935582">
            <text:p>0.5601249356</text:p>
          </table:table-cell>
          <table:table-cell office:value-type="float" office:value="0.55987">
            <text:p>0.55987</text:p>
          </table:table-cell>
          <table:table-cell/>
          <table:table-cell table:formula="of:=[.D160]-[.C160]" office:value-type="float" office:value="-0.000254935581999849">
            <text:p>-0.0002549356</text:p>
          </table:table-cell>
          <table:table-cell table:formula="of:=[.$P$3]+[.D160]*[.$P$2]" office:value-type="float" office:value="0.560122538422973">
            <text:p>0.5601225384</text:p>
          </table:table-cell>
          <table:table-cell table:formula="of:=[.G160]-[.C160]" office:value-type="float" office:value="-0.00000239715902705662">
            <text:p>-2.39715902705662E-006</text:p>
          </table:table-cell>
          <table:table-cell table:number-columns-repeated="8"/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2.79">
            <text:p>2.79</text:p>
          </table:table-cell>
          <table:table-cell office:value-type="float" office:value="0.580116277561">
            <text:p>0.5801162776</text:p>
          </table:table-cell>
          <table:table-cell office:value-type="float" office:value="0.57985">
            <text:p>0.57985</text:p>
          </table:table-cell>
          <table:table-cell/>
          <table:table-cell table:formula="of:=[.D161]-[.C161]" office:value-type="float" office:value="-0.00026627756099995">
            <text:p>-0.0002662776</text:p>
          </table:table-cell>
          <table:table-cell table:formula="of:=[.$P$3]+[.D161]*[.$P$2]" office:value-type="float" office:value="0.58011101339374">
            <text:p>0.5801110134</text:p>
          </table:table-cell>
          <table:table-cell table:formula="of:=[.G161]-[.C161]" office:value-type="float" office:value="-0.00000526416726032153">
            <text:p>-5.26416726032153E-006</text:p>
          </table:table-cell>
          <table:table-cell table:number-columns-repeated="8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2.8">
            <text:p>2.8</text:p>
          </table:table-cell>
          <table:table-cell office:value-type="float" office:value="0.600094115362">
            <text:p>0.6000941154</text:p>
          </table:table-cell>
          <table:table-cell office:value-type="float" office:value="0.59983">
            <text:p>0.59983</text:p>
          </table:table-cell>
          <table:table-cell/>
          <table:table-cell table:formula="of:=[.D162]-[.C162]" office:value-type="float" office:value="-0.000264115361999884">
            <text:p>-0.0002641154</text:p>
          </table:table-cell>
          <table:table-cell table:formula="of:=[.$P$3]+[.D162]*[.$P$2]" office:value-type="float" office:value="0.600099488364507">
            <text:p>0.6000994884</text:p>
          </table:table-cell>
          <table:table-cell table:formula="of:=[.G162]-[.C162]" office:value-type="float" office:value="0.00000537300250658124">
            <text:p>0.000005373</text:p>
          </table:table-cell>
          <table:table-cell table:number-columns-repeated="8"/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2.81">
            <text:p>2.81</text:p>
          </table:table-cell>
          <table:table-cell office:value-type="float" office:value="0.620081918314">
            <text:p>0.6200819183</text:p>
          </table:table-cell>
          <table:table-cell office:value-type="float" office:value="0.6198">
            <text:p>0.6198</text:p>
          </table:table-cell>
          <table:table-cell/>
          <table:table-cell table:formula="of:=[.D163]-[.C163]" office:value-type="float" office:value="-0.000281918313999929">
            <text:p>-0.0002819183</text:p>
          </table:table-cell>
          <table:table-cell table:formula="of:=[.$P$3]+[.D163]*[.$P$2]" office:value-type="float" office:value="0.620077959093546">
            <text:p>0.6200779591</text:p>
          </table:table-cell>
          <table:table-cell table:formula="of:=[.G163]-[.C163]" office:value-type="float" office:value="-0.00000395922045381969">
            <text:p>-3.95922045381969E-006</text:p>
          </table:table-cell>
          <table:table-cell table:number-columns-repeated="8"/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2.82">
            <text:p>2.82</text:p>
          </table:table-cell>
          <table:table-cell office:value-type="float" office:value="0.640075625852">
            <text:p>0.6400756259</text:p>
          </table:table-cell>
          <table:table-cell office:value-type="float" office:value="0.63979">
            <text:p>0.63979</text:p>
          </table:table-cell>
          <table:table-cell/>
          <table:table-cell table:formula="of:=[.D164]-[.C164]" office:value-type="float" office:value="-0.000285625851999871">
            <text:p>-0.0002856259</text:p>
          </table:table-cell>
          <table:table-cell table:formula="of:=[.$P$3]+[.D164]*[.$P$2]" office:value-type="float" office:value="0.64007643830604">
            <text:p>0.6400764383</text:p>
          </table:table-cell>
          <table:table-cell table:formula="of:=[.G164]-[.C164]" office:value-type="float" office:value="0.000000812454040155508">
            <text:p>8.12454040155508E-007</text:p>
          </table:table-cell>
          <table:table-cell table:number-columns-repeated="8"/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2.83">
            <text:p>2.83</text:p>
          </table:table-cell>
          <table:table-cell office:value-type="float" office:value="0.660065850243">
            <text:p>0.6600658502</text:p>
          </table:table-cell>
          <table:table-cell office:value-type="float" office:value="0.65977">
            <text:p>0.65977</text:p>
          </table:table-cell>
          <table:table-cell/>
          <table:table-cell table:formula="of:=[.D165]-[.C165]" office:value-type="float" office:value="-0.00029585024299994">
            <text:p>-0.0002958502</text:p>
          </table:table-cell>
          <table:table-cell table:formula="of:=[.$P$3]+[.D165]*[.$P$2]" office:value-type="float" office:value="0.660064913276807">
            <text:p>0.6600649133</text:p>
          </table:table-cell>
          <table:table-cell table:formula="of:=[.G165]-[.C165]" office:value-type="float" office:value="-0.000000936966193076927">
            <text:p>-0.000000937</text:p>
          </table:table-cell>
          <table:table-cell table:number-columns-repeated="8"/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2.84">
            <text:p>2.84</text:p>
          </table:table-cell>
          <table:table-cell office:value-type="float" office:value="0.680048922077">
            <text:p>0.6800489221</text:p>
          </table:table-cell>
          <table:table-cell office:value-type="float" office:value="0.67975">
            <text:p>0.67975</text:p>
          </table:table-cell>
          <table:table-cell/>
          <table:table-cell table:formula="of:=[.D166]-[.C166]" office:value-type="float" office:value="-0.000298922076999886">
            <text:p>-0.0002989221</text:p>
          </table:table-cell>
          <table:table-cell table:formula="of:=[.$P$3]+[.D166]*[.$P$2]" office:value-type="float" office:value="0.680053388247574">
            <text:p>0.6800533882</text:p>
          </table:table-cell>
          <table:table-cell table:formula="of:=[.G166]-[.C166]" office:value-type="float" office:value="0.0000044661705738136">
            <text:p>4.4661705738136E-006</text:p>
          </table:table-cell>
          <table:table-cell table:number-columns-repeated="8"/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2.85">
            <text:p>2.85</text:p>
          </table:table-cell>
          <table:table-cell office:value-type="float" office:value="0.700034657493">
            <text:p>0.7000346575</text:p>
          </table:table-cell>
          <table:table-cell office:value-type="float" office:value="0.69972">
            <text:p>0.69972</text:p>
          </table:table-cell>
          <table:table-cell/>
          <table:table-cell table:formula="of:=[.D167]-[.C167]" office:value-type="float" office:value="-0.00031465749299997">
            <text:p>-0.0003146575</text:p>
          </table:table-cell>
          <table:table-cell table:formula="of:=[.$P$3]+[.D167]*[.$P$2]" office:value-type="float" office:value="0.700031858976613">
            <text:p>0.700031859</text:p>
          </table:table-cell>
          <table:table-cell table:formula="of:=[.G167]-[.C167]" office:value-type="float" office:value="-0.0000027985163866262">
            <text:p>-2.7985163866262E-006</text:p>
          </table:table-cell>
          <table:table-cell table:number-columns-repeated="8"/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2.86">
            <text:p>2.86</text:p>
          </table:table-cell>
          <table:table-cell office:value-type="float" office:value="0.720179164782">
            <text:p>0.7201791648</text:p>
          </table:table-cell>
          <table:table-cell office:value-type="float" office:value="0.71986">
            <text:p>0.71986</text:p>
          </table:table-cell>
          <table:table-cell/>
          <table:table-cell table:formula="of:=[.D168]-[.C168]" office:value-type="float" office:value="-0.000319164781999892">
            <text:p>-0.0003191648</text:p>
          </table:table-cell>
          <table:table-cell table:formula="of:=[.$P$3]+[.D168]*[.$P$2]" office:value-type="float" office:value="0.720180401815014">
            <text:p>0.7201804018</text:p>
          </table:table-cell>
          <table:table-cell table:formula="of:=[.G168]-[.C168]" office:value-type="float" office:value="0.00000123703301402323">
            <text:p>0.000001237</text:p>
          </table:table-cell>
          <table:table-cell table:number-columns-repeated="8"/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2.87">
            <text:p>2.87</text:p>
          </table:table-cell>
          <table:table-cell office:value-type="float" office:value="0.740174623206">
            <text:p>0.7401746232</text:p>
          </table:table-cell>
          <table:table-cell office:value-type="float" office:value="0.73984">
            <text:p>0.73984</text:p>
          </table:table-cell>
          <table:table-cell/>
          <table:table-cell table:formula="of:=[.D169]-[.C169]" office:value-type="float" office:value="-0.000334623205999973">
            <text:p>-0.0003346232</text:p>
          </table:table-cell>
          <table:table-cell table:formula="of:=[.$P$3]+[.D169]*[.$P$2]" office:value-type="float" office:value="0.740168876785781">
            <text:p>0.7401688768</text:p>
          </table:table-cell>
          <table:table-cell table:formula="of:=[.G169]-[.C169]" office:value-type="float" office:value="-0.00000574642021922145">
            <text:p>-5.74642021922145E-006</text:p>
          </table:table-cell>
          <table:table-cell table:number-columns-repeated="8"/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2.88">
            <text:p>2.88</text:p>
          </table:table-cell>
          <table:table-cell office:value-type="float" office:value="0.760157266632">
            <text:p>0.7601572666</text:p>
          </table:table-cell>
          <table:table-cell office:value-type="float" office:value="0.75982">
            <text:p>0.75982</text:p>
          </table:table-cell>
          <table:table-cell/>
          <table:table-cell table:formula="of:=[.D170]-[.C170]" office:value-type="float" office:value="-0.000337266631999955">
            <text:p>-0.0003372666</text:p>
          </table:table-cell>
          <table:table-cell table:formula="of:=[.$P$3]+[.D170]*[.$P$2]" office:value-type="float" office:value="0.760157351756548">
            <text:p>0.7601573518</text:p>
          </table:table-cell>
          <table:table-cell table:formula="of:=[.G170]-[.C170]" office:value-type="float" office:value="0.0000000851245476329865">
            <text:p>8.51245476329865E-008</text:p>
          </table:table-cell>
          <table:table-cell table:number-columns-repeated="8"/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2.89">
            <text:p>2.89</text:p>
          </table:table-cell>
          <table:table-cell office:value-type="float" office:value="0.780145125464">
            <text:p>0.7801451255</text:p>
          </table:table-cell>
          <table:table-cell office:value-type="float" office:value="0.7798">
            <text:p>0.7798</text:p>
          </table:table-cell>
          <table:table-cell/>
          <table:table-cell table:formula="of:=[.D171]-[.C171]" office:value-type="float" office:value="-0.000345125463999896">
            <text:p>-0.0003451255</text:p>
          </table:table-cell>
          <table:table-cell table:formula="of:=[.$P$3]+[.D171]*[.$P$2]" office:value-type="float" office:value="0.780145826727314">
            <text:p>0.7801458267</text:p>
          </table:table-cell>
          <table:table-cell table:formula="of:=[.G171]-[.C171]" office:value-type="float" office:value="0.000000701263314528688">
            <text:p>7.01263314528688E-007</text:p>
          </table:table-cell>
          <table:table-cell table:number-columns-repeated="8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2.9">
            <text:p>2.9</text:p>
          </table:table-cell>
          <table:table-cell office:value-type="float" office:value="0.80014382489">
            <text:p>0.8001438249</text:p>
          </table:table-cell>
          <table:table-cell office:value-type="float" office:value="0.79979">
            <text:p>0.79979</text:p>
          </table:table-cell>
          <table:table-cell/>
          <table:table-cell table:formula="of:=[.D172]-[.C172]" office:value-type="float" office:value="-0.000353824889999799">
            <text:p>-0.0003538249</text:p>
          </table:table-cell>
          <table:table-cell table:formula="of:=[.$P$3]+[.D172]*[.$P$2]" office:value-type="float" office:value="0.800144305939809">
            <text:p>0.8001443059</text:p>
          </table:table-cell>
          <table:table-cell table:formula="of:=[.G172]-[.C172]" office:value-type="float" office:value="0.000000481049808542799">
            <text:p>0.000000481</text:p>
          </table:table-cell>
          <table:table-cell table:number-columns-repeated="8"/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2.91">
            <text:p>2.91</text:p>
          </table:table-cell>
          <table:table-cell office:value-type="float" office:value="0.820135148242">
            <text:p>0.8201351482</text:p>
          </table:table-cell>
          <table:table-cell office:value-type="float" office:value="0.81977">
            <text:p>0.81977</text:p>
          </table:table-cell>
          <table:table-cell/>
          <table:table-cell table:formula="of:=[.D173]-[.C173]" office:value-type="float" office:value="-0.000365148241999846">
            <text:p>-0.0003651482</text:p>
          </table:table-cell>
          <table:table-cell table:formula="of:=[.$P$3]+[.D173]*[.$P$2]" office:value-type="float" office:value="0.820132780910575">
            <text:p>0.8201327809</text:p>
          </table:table-cell>
          <table:table-cell table:formula="of:=[.G173]-[.C173]" office:value-type="float" office:value="-0.00000236733142477963">
            <text:p>-2.36733142477963E-006</text:p>
          </table:table-cell>
          <table:table-cell table:number-columns-repeated="8"/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2.92">
            <text:p>2.92</text:p>
          </table:table-cell>
          <table:table-cell office:value-type="float" office:value="0.840124534443">
            <text:p>0.8401245344</text:p>
          </table:table-cell>
          <table:table-cell office:value-type="float" office:value="0.83975">
            <text:p>0.83975</text:p>
          </table:table-cell>
          <table:table-cell/>
          <table:table-cell table:formula="of:=[.D174]-[.C174]" office:value-type="float" office:value="-0.000374534442999841">
            <text:p>-0.0003745344</text:p>
          </table:table-cell>
          <table:table-cell table:formula="of:=[.$P$3]+[.D174]*[.$P$2]" office:value-type="float" office:value="0.840121255881342">
            <text:p>0.8401212559</text:p>
          </table:table-cell>
          <table:table-cell table:formula="of:=[.G174]-[.C174]" office:value-type="float" office:value="-0.00000327856165793783">
            <text:p>-3.27856165793783E-006</text:p>
          </table:table-cell>
          <table:table-cell table:number-columns-repeated="8"/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2.93">
            <text:p>2.93</text:p>
          </table:table-cell>
          <table:table-cell office:value-type="float" office:value="0.860115634277">
            <text:p>0.8601156343</text:p>
          </table:table-cell>
          <table:table-cell office:value-type="float" office:value="0.85974">
            <text:p>0.85974</text:p>
          </table:table-cell>
          <table:table-cell/>
          <table:table-cell table:formula="of:=[.D175]-[.C175]" office:value-type="float" office:value="-0.000375634276999937">
            <text:p>-0.0003756343</text:p>
          </table:table-cell>
          <table:table-cell table:formula="of:=[.$P$3]+[.D175]*[.$P$2]" office:value-type="float" office:value="0.860119735093836">
            <text:p>0.8601197351</text:p>
          </table:table-cell>
          <table:table-cell table:formula="of:=[.G175]-[.C175]" office:value-type="float" office:value="0.00000410081683588359">
            <text:p>4.10081683588359E-006</text:p>
          </table:table-cell>
          <table:table-cell table:number-columns-repeated="8"/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2.94">
            <text:p>2.94</text:p>
          </table:table-cell>
          <table:table-cell office:value-type="float" office:value="0.880103772506">
            <text:p>0.8801037725</text:p>
          </table:table-cell>
          <table:table-cell office:value-type="float" office:value="0.87972">
            <text:p>0.87972</text:p>
          </table:table-cell>
          <table:table-cell/>
          <table:table-cell table:formula="of:=[.D176]-[.C176]" office:value-type="float" office:value="-0.000383772505999969">
            <text:p>-0.0003837725</text:p>
          </table:table-cell>
          <table:table-cell table:formula="of:=[.$P$3]+[.D176]*[.$P$2]" office:value-type="float" office:value="0.880108210064603">
            <text:p>0.8801082101</text:p>
          </table:table-cell>
          <table:table-cell table:formula="of:=[.G176]-[.C176]" office:value-type="float" office:value="0.00000443755860268791">
            <text:p>4.43755860268791E-006</text:p>
          </table:table-cell>
          <table:table-cell table:number-columns-repeated="8"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2.95">
            <text:p>2.95</text:p>
          </table:table-cell>
          <table:table-cell office:value-type="float" office:value="0.900090103969">
            <text:p>0.900090104</text:p>
          </table:table-cell>
          <table:table-cell office:value-type="float" office:value="0.89969">
            <text:p>0.89969</text:p>
          </table:table-cell>
          <table:table-cell/>
          <table:table-cell table:formula="of:=[.D177]-[.C177]" office:value-type="float" office:value="-0.000400103968999921">
            <text:p>-0.000400104</text:p>
          </table:table-cell>
          <table:table-cell table:formula="of:=[.$P$3]+[.D177]*[.$P$2]" office:value-type="float" office:value="0.900086680793642">
            <text:p>0.9000866808</text:p>
          </table:table-cell>
          <table:table-cell table:formula="of:=[.G177]-[.C177]" office:value-type="float" office:value="-0.00000342317535761971">
            <text:p>-3.42317535761971E-006</text:p>
          </table:table-cell>
          <table:table-cell table:number-columns-repeated="8"/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2.96">
            <text:p>2.96</text:p>
          </table:table-cell>
          <table:table-cell office:value-type="float" office:value="0.920079099014">
            <text:p>0.920079099</text:p>
          </table:table-cell>
          <table:table-cell office:value-type="float" office:value="0.91967">
            <text:p>0.91967</text:p>
          </table:table-cell>
          <table:table-cell/>
          <table:table-cell table:formula="of:=[.D178]-[.C178]" office:value-type="float" office:value="-0.000409099013999881">
            <text:p>-0.000409099</text:p>
          </table:table-cell>
          <table:table-cell table:formula="of:=[.$P$3]+[.D178]*[.$P$2]" office:value-type="float" office:value="0.920075155764409">
            <text:p>0.9200751558</text:p>
          </table:table-cell>
          <table:table-cell table:formula="of:=[.G178]-[.C178]" office:value-type="float" office:value="-0.00000394324959074321">
            <text:p>-3.94324959074321E-006</text:p>
          </table:table-cell>
          <table:table-cell table:number-columns-repeated="8"/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2.97">
            <text:p>2.97</text:p>
          </table:table-cell>
          <table:table-cell office:value-type="float" office:value="0.940071763471">
            <text:p>0.9400717635</text:p>
          </table:table-cell>
          <table:table-cell office:value-type="float" office:value="0.93966">
            <text:p>0.93966</text:p>
          </table:table-cell>
          <table:table-cell/>
          <table:table-cell table:formula="of:=[.D179]-[.C179]" office:value-type="float" office:value="-0.000411763470999915">
            <text:p>-0.0004117635</text:p>
          </table:table-cell>
          <table:table-cell table:formula="of:=[.$P$3]+[.D179]*[.$P$2]" office:value-type="float" office:value="0.940073634976903">
            <text:p>0.940073635</text:p>
          </table:table-cell>
          <table:table-cell table:formula="of:=[.G179]-[.C179]" office:value-type="float" office:value="0.00000187150590313934">
            <text:p>1.87150590313934E-006</text:p>
          </table:table-cell>
          <table:table-cell table:number-columns-repeated="8"/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2.98">
            <text:p>2.98</text:p>
          </table:table-cell>
          <table:table-cell office:value-type="float" office:value="0.960065023974">
            <text:p>0.960065024</text:p>
          </table:table-cell>
          <table:table-cell office:value-type="float" office:value="0.95964">
            <text:p>0.95964</text:p>
          </table:table-cell>
          <table:table-cell/>
          <table:table-cell table:formula="of:=[.D180]-[.C180]" office:value-type="float" office:value="-0.000425023973999905">
            <text:p>-0.000425024</text:p>
          </table:table-cell>
          <table:table-cell table:formula="of:=[.$P$3]+[.D180]*[.$P$2]" office:value-type="float" office:value="0.96006210994767">
            <text:p>0.9600621099</text:p>
          </table:table-cell>
          <table:table-cell table:formula="of:=[.G180]-[.C180]" office:value-type="float" office:value="-0.00000291402633001425">
            <text:p>-0.000002914</text:p>
          </table:table-cell>
          <table:table-cell table:number-columns-repeated="8"/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2.99">
            <text:p>2.99</text:p>
          </table:table-cell>
          <table:table-cell office:value-type="float" office:value="0.980046959594">
            <text:p>0.9800469596</text:p>
          </table:table-cell>
          <table:table-cell office:value-type="float" office:value="0.97962">
            <text:p>0.97962</text:p>
          </table:table-cell>
          <table:table-cell/>
          <table:table-cell table:formula="of:=[.D181]-[.C181]" office:value-type="float" office:value="-0.000426959593999965">
            <text:p>-0.0004269596</text:p>
          </table:table-cell>
          <table:table-cell table:formula="of:=[.$P$3]+[.D181]*[.$P$2]" office:value-type="float" office:value="0.980050584918437">
            <text:p>0.9800505849</text:p>
          </table:table-cell>
          <table:table-cell table:formula="of:=[.G181]-[.C181]" office:value-type="float" office:value="0.00000362532443676233">
            <text:p>3.62532443676233E-00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00011504255">
            <text:p>1.0001150426</text:p>
          </table:table-cell>
          <table:table-cell office:value-type="float" office:value="0.99967">
            <text:p>0.99967</text:p>
          </table:table-cell>
          <table:table-cell/>
          <table:table-cell table:formula="of:=[.D182]-[.C182]" office:value-type="float" office:value="-0.000445042549999997">
            <text:p>-0.0004450425</text:p>
          </table:table-cell>
          <table:table-cell table:formula="of:=[.$P$3]+[.D182]*[.$P$2]" office:value-type="float" office:value="1.00010908958129">
            <text:p>1.0001090896</text:p>
          </table:table-cell>
          <table:table-cell table:formula="of:=[.G182]-[.C182]" office:value-type="float" office:value="-0.00000595296870664619">
            <text:p>-0.000005953</text:p>
          </table:table-cell>
          <table:table-cell table:number-columns-repeated="8"/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3.01">
            <text:p>3.01</text:p>
          </table:table-cell>
          <table:table-cell office:value-type="float" office:value="1.02018379606">
            <text:p>1.0201837961</text:p>
          </table:table-cell>
          <table:table-cell office:value-type="float" office:value="1.01974">
            <text:p>1.01974</text:p>
          </table:table-cell>
          <table:table-cell/>
          <table:table-cell table:formula="of:=[.D183]-[.C183]" office:value-type="float" office:value="-0.00044379605999989">
            <text:p>-0.0004437961</text:p>
          </table:table-cell>
          <table:table-cell table:formula="of:=[.$P$3]+[.D183]*[.$P$2]" office:value-type="float" office:value="1.0201876027276">
            <text:p>1.0201876027</text:p>
          </table:table-cell>
          <table:table-cell table:formula="of:=[.G183]-[.C183]" office:value-type="float" office:value="0.00000380666760424475">
            <text:p>3.80666760424475E-006</text:p>
          </table:table-cell>
          <table:table-cell table:number-columns-repeated="8"/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3.02">
            <text:p>3.02</text:p>
          </table:table-cell>
          <table:table-cell office:value-type="float" office:value="1.04017618112">
            <text:p>1.0401761811</text:p>
          </table:table-cell>
          <table:table-cell office:value-type="float" office:value="1.03972">
            <text:p>1.03972</text:p>
          </table:table-cell>
          <table:table-cell/>
          <table:table-cell table:formula="of:=[.D184]-[.C184]" office:value-type="float" office:value="-0.000456181120000121">
            <text:p>-0.0004561811</text:p>
          </table:table-cell>
          <table:table-cell table:formula="of:=[.$P$3]+[.D184]*[.$P$2]" office:value-type="float" office:value="1.04017607769837">
            <text:p>1.0401760777</text:p>
          </table:table-cell>
          <table:table-cell table:formula="of:=[.G184]-[.C184]" office:value-type="float" office:value="-0.000000103421629038536">
            <text:p>-1.03421629038536E-007</text:p>
          </table:table-cell>
          <table:table-cell table:number-columns-repeated="8"/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3.03">
            <text:p>3.03</text:p>
          </table:table-cell>
          <table:table-cell office:value-type="float" office:value="1.06015800498">
            <text:p>1.060158005</text:p>
          </table:table-cell>
          <table:table-cell office:value-type="float" office:value="1.05969">
            <text:p>1.05969</text:p>
          </table:table-cell>
          <table:table-cell/>
          <table:table-cell table:formula="of:=[.D185]-[.C185]" office:value-type="float" office:value="-0.000468004979999881">
            <text:p>-0.000468005</text:p>
          </table:table-cell>
          <table:table-cell table:formula="of:=[.$P$3]+[.D185]*[.$P$2]" office:value-type="float" office:value="1.06015454842741">
            <text:p>1.0601545484</text:p>
          </table:table-cell>
          <table:table-cell table:formula="of:=[.G185]-[.C185]" office:value-type="float" office:value="-0.00000345655258926492">
            <text:p>-3.45655258926492E-006</text:p>
          </table:table-cell>
          <table:table-cell table:number-columns-repeated="8"/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3.04">
            <text:p>3.04</text:p>
          </table:table-cell>
          <table:table-cell office:value-type="float" office:value="1.08014899306">
            <text:p>1.0801489931</text:p>
          </table:table-cell>
          <table:table-cell office:value-type="float" office:value="1.07967">
            <text:p>1.07967</text:p>
          </table:table-cell>
          <table:table-cell/>
          <table:table-cell table:formula="of:=[.D186]-[.C186]" office:value-type="float" office:value="-0.000478993059999988">
            <text:p>-0.0004789931</text:p>
          </table:table-cell>
          <table:table-cell table:formula="of:=[.$P$3]+[.D186]*[.$P$2]" office:value-type="float" office:value="1.08014302339818">
            <text:p>1.0801430234</text:p>
          </table:table-cell>
          <table:table-cell table:formula="of:=[.G186]-[.C186]" office:value-type="float" office:value="-0.00000596966182242475">
            <text:p>-5.96966182242475E-006</text:p>
          </table:table-cell>
          <table:table-cell table:number-columns-repeated="8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3.05">
            <text:p>3.05</text:p>
          </table:table-cell>
          <table:table-cell office:value-type="float" office:value="1.10015039332">
            <text:p>1.1001503933</text:p>
          </table:table-cell>
          <table:table-cell office:value-type="float" office:value="1.09967">
            <text:p>1.09967</text:p>
          </table:table-cell>
          <table:table-cell/>
          <table:table-cell table:formula="of:=[.D187]-[.C187]" office:value-type="float" office:value="-0.000480393320000161">
            <text:p>-0.0004803933</text:p>
          </table:table-cell>
          <table:table-cell table:formula="of:=[.$P$3]+[.D187]*[.$P$2]" office:value-type="float" office:value="1.1001515068524">
            <text:p>1.1001515069</text:p>
          </table:table-cell>
          <table:table-cell table:formula="of:=[.G187]-[.C187]" office:value-type="float" office:value="0.00000111353239828915">
            <text:p>1.11353239828915E-006</text:p>
          </table:table-cell>
          <table:table-cell table:number-columns-repeated="8"/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3.06">
            <text:p>3.06</text:p>
          </table:table-cell>
          <table:table-cell office:value-type="float" office:value="1.12014117651">
            <text:p>1.1201411765</text:p>
          </table:table-cell>
          <table:table-cell office:value-type="float" office:value="1.11965">
            <text:p>1.11965</text:p>
          </table:table-cell>
          <table:table-cell/>
          <table:table-cell table:formula="of:=[.D188]-[.C188]" office:value-type="float" office:value="-0.000491176509999969">
            <text:p>-0.0004911765</text:p>
          </table:table-cell>
          <table:table-cell table:formula="of:=[.$P$3]+[.D188]*[.$P$2]" office:value-type="float" office:value="1.12013998182317">
            <text:p>1.1201399818</text:p>
          </table:table-cell>
          <table:table-cell table:formula="of:=[.G188]-[.C188]" office:value-type="float" office:value="-0.00000119468683457136">
            <text:p>-1.19468683457136E-006</text:p>
          </table:table-cell>
          <table:table-cell table:number-columns-repeated="8"/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3.07">
            <text:p>3.07</text:p>
          </table:table-cell>
          <table:table-cell office:value-type="float" office:value="1.14011996426">
            <text:p>1.1401199643</text:p>
          </table:table-cell>
          <table:table-cell office:value-type="float" office:value="1.13962">
            <text:p>1.13962</text:p>
          </table:table-cell>
          <table:table-cell/>
          <table:table-cell table:formula="of:=[.D189]-[.C189]" office:value-type="float" office:value="-0.000499964259999874">
            <text:p>-0.0004999643</text:p>
          </table:table-cell>
          <table:table-cell table:formula="of:=[.$P$3]+[.D189]*[.$P$2]" office:value-type="float" office:value="1.14011845255221">
            <text:p>1.1401184526</text:p>
          </table:table-cell>
          <table:table-cell table:formula="of:=[.G189]-[.C189]" office:value-type="float" office:value="-0.00000151170779494336">
            <text:p>-1.51170779494336E-006</text:p>
          </table:table-cell>
          <table:table-cell table:number-columns-repeated="8"/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3.08">
            <text:p>3.08</text:p>
          </table:table-cell>
          <table:table-cell office:value-type="float" office:value="1.16011406295">
            <text:p>1.160114063</text:p>
          </table:table-cell>
          <table:table-cell office:value-type="float" office:value="1.1596">
            <text:p>1.1596</text:p>
          </table:table-cell>
          <table:table-cell/>
          <table:table-cell table:formula="of:=[.D190]-[.C190]" office:value-type="float" office:value="-0.000514062950000005">
            <text:p>-0.000514063</text:p>
          </table:table-cell>
          <table:table-cell table:formula="of:=[.$P$3]+[.D190]*[.$P$2]" office:value-type="float" office:value="1.16010692752297">
            <text:p>1.1601069275</text:p>
          </table:table-cell>
          <table:table-cell table:formula="of:=[.G190]-[.C190]" office:value-type="float" office:value="-0.00000713542702812653">
            <text:p>-7.13542702812653E-006</text:p>
          </table:table-cell>
          <table:table-cell table:number-columns-repeated="8"/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3.09">
            <text:p>3.09</text:p>
          </table:table-cell>
          <table:table-cell office:value-type="float" office:value="1.18010812439">
            <text:p>1.1801081244</text:p>
          </table:table-cell>
          <table:table-cell office:value-type="float" office:value="1.17959">
            <text:p>1.17959</text:p>
          </table:table-cell>
          <table:table-cell/>
          <table:table-cell table:formula="of:=[.D191]-[.C191]" office:value-type="float" office:value="-0.000518124389999874">
            <text:p>-0.0005181244</text:p>
          </table:table-cell>
          <table:table-cell table:formula="of:=[.$P$3]+[.D191]*[.$P$2]" office:value-type="float" office:value="1.18010540673547">
            <text:p>1.1801054067</text:p>
          </table:table-cell>
          <table:table-cell table:formula="of:=[.G191]-[.C191]" office:value-type="float" office:value="-0.00000271765453407902">
            <text:p>-2.71765453407902E-006</text:p>
          </table:table-cell>
          <table:table-cell table:number-columns-repeated="8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1.20009775274">
            <text:p>1.2000977527</text:p>
          </table:table-cell>
          <table:table-cell office:value-type="float" office:value="1.19957">
            <text:p>1.19957</text:p>
          </table:table-cell>
          <table:table-cell/>
          <table:table-cell table:formula="of:=[.D192]-[.C192]" office:value-type="float" office:value="-0.000527752740000054">
            <text:p>-0.0005277527</text:p>
          </table:table-cell>
          <table:table-cell table:formula="of:=[.$P$3]+[.D192]*[.$P$2]" office:value-type="float" office:value="1.20009388170623">
            <text:p>1.2000938817</text:p>
          </table:table-cell>
          <table:table-cell table:formula="of:=[.G192]-[.C192]" office:value-type="float" office:value="-0.00000387103376753295">
            <text:p>-0.000003871</text:p>
          </table:table-cell>
          <table:table-cell table:number-columns-repeated="8"/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3.11">
            <text:p>3.11</text:p>
          </table:table-cell>
          <table:table-cell office:value-type="float" office:value="1.2200770434">
            <text:p>1.2200770434</text:p>
          </table:table-cell>
          <table:table-cell office:value-type="float" office:value="1.21954">
            <text:p>1.21954</text:p>
          </table:table-cell>
          <table:table-cell/>
          <table:table-cell table:formula="of:=[.D193]-[.C193]" office:value-type="float" office:value="-0.000537043399999826">
            <text:p>-0.0005370434</text:p>
          </table:table-cell>
          <table:table-cell table:formula="of:=[.$P$3]+[.D193]*[.$P$2]" office:value-type="float" office:value="1.22007235243527">
            <text:p>1.2200723524</text:p>
          </table:table-cell>
          <table:table-cell table:formula="of:=[.G193]-[.C193]" office:value-type="float" office:value="-0.00000469096472754949">
            <text:p>-0.000004691</text:p>
          </table:table-cell>
          <table:table-cell table:number-columns-repeated="8"/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3.12">
            <text:p>3.12</text:p>
          </table:table-cell>
          <table:table-cell office:value-type="float" office:value="1.24006834812">
            <text:p>1.2400683481</text:p>
          </table:table-cell>
          <table:table-cell office:value-type="float" office:value="1.23952">
            <text:p>1.23952</text:p>
          </table:table-cell>
          <table:table-cell/>
          <table:table-cell table:formula="of:=[.D194]-[.C194]" office:value-type="float" office:value="-0.000548348119999931">
            <text:p>-0.0005483481</text:p>
          </table:table-cell>
          <table:table-cell table:formula="of:=[.$P$3]+[.D194]*[.$P$2]" office:value-type="float" office:value="1.24006082740604">
            <text:p>1.2400608274</text:p>
          </table:table-cell>
          <table:table-cell table:formula="of:=[.G194]-[.C194]" office:value-type="float" office:value="-0.00000752071396092902">
            <text:p>-7.52071396092902E-006</text:p>
          </table:table-cell>
          <table:table-cell table:number-columns-repeated="8"/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3.13">
            <text:p>3.13</text:p>
          </table:table-cell>
          <table:table-cell office:value-type="float" office:value="1.26006566919">
            <text:p>1.2600656692</text:p>
          </table:table-cell>
          <table:table-cell office:value-type="float" office:value="1.25951">
            <text:p>1.25951</text:p>
          </table:table-cell>
          <table:table-cell/>
          <table:table-cell table:formula="of:=[.D195]-[.C195]" office:value-type="float" office:value="-0.000555669189999719">
            <text:p>-0.0005556692</text:p>
          </table:table-cell>
          <table:table-cell table:formula="of:=[.$P$3]+[.D195]*[.$P$2]" office:value-type="float" office:value="1.26005930661853">
            <text:p>1.2600593066</text:p>
          </table:table-cell>
          <table:table-cell table:formula="of:=[.G195]-[.C195]" office:value-type="float" office:value="-0.0000063625714668003">
            <text:p>-6.3625714668003E-006</text:p>
          </table:table-cell>
          <table:table-cell table:number-columns-repeated="8"/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3.14">
            <text:p>3.14</text:p>
          </table:table-cell>
          <table:table-cell office:value-type="float" office:value="1.28005719744">
            <text:p>1.2800571974</text:p>
          </table:table-cell>
          <table:table-cell office:value-type="float" office:value="1.2795">
            <text:p>1.2795</text:p>
          </table:table-cell>
          <table:table-cell/>
          <table:table-cell table:formula="of:=[.D196]-[.C196]" office:value-type="float" office:value="-0.000557197439999824">
            <text:p>-0.0005571974</text:p>
          </table:table-cell>
          <table:table-cell table:formula="of:=[.$P$3]+[.D196]*[.$P$2]" office:value-type="float" office:value="1.28005778583103">
            <text:p>1.2800577858</text:p>
          </table:table-cell>
          <table:table-cell table:formula="of:=[.G196]-[.C196]" office:value-type="float" office:value="0.000000588391027012136">
            <text:p>5.88391027012136E-007</text:p>
          </table:table-cell>
          <table:table-cell table:number-columns-repeated="8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3.15">
            <text:p>3.15</text:p>
          </table:table-cell>
          <table:table-cell office:value-type="float" office:value="1.30019432865">
            <text:p>1.3001943287</text:p>
          </table:table-cell>
          <table:table-cell office:value-type="float" office:value="1.29962">
            <text:p>1.29962</text:p>
          </table:table-cell>
          <table:table-cell/>
          <table:table-cell table:formula="of:=[.D197]-[.C197]" office:value-type="float" office:value="-0.000574328649999956">
            <text:p>-0.0005743286</text:p>
          </table:table-cell>
          <table:table-cell table:formula="of:=[.$P$3]+[.D197]*[.$P$2]" office:value-type="float" office:value="1.30018632018597">
            <text:p>1.3001863202</text:p>
          </table:table-cell>
          <table:table-cell table:formula="of:=[.G197]-[.C197]" office:value-type="float" office:value="-0.00000800846402682076">
            <text:p>-8.00846402682076E-006</text:p>
          </table:table-cell>
          <table:table-cell table:number-columns-repeated="8"/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3.16">
            <text:p>3.16</text:p>
          </table:table-cell>
          <table:table-cell office:value-type="float" office:value="1.32017957978">
            <text:p>1.3201795798</text:p>
          </table:table-cell>
          <table:table-cell office:value-type="float" office:value="1.3196">
            <text:p>1.3196</text:p>
          </table:table-cell>
          <table:table-cell/>
          <table:table-cell table:formula="of:=[.D198]-[.C198]" office:value-type="float" office:value="-0.000579579780000117">
            <text:p>-0.0005795798</text:p>
          </table:table-cell>
          <table:table-cell table:formula="of:=[.$P$3]+[.D198]*[.$P$2]" office:value-type="float" office:value="1.32017479515674">
            <text:p>1.3201747952</text:p>
          </table:table-cell>
          <table:table-cell table:formula="of:=[.G198]-[.C198]" office:value-type="float" office:value="-0.00000478462326003459">
            <text:p>-4.78462326003459E-006</text:p>
          </table:table-cell>
          <table:table-cell table:number-columns-repeated="8"/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3.17">
            <text:p>3.17</text:p>
          </table:table-cell>
          <table:table-cell office:value-type="float" office:value="1.34017537348">
            <text:p>1.3401753735</text:p>
          </table:table-cell>
          <table:table-cell office:value-type="float" office:value="1.33959">
            <text:p>1.33959</text:p>
          </table:table-cell>
          <table:table-cell/>
          <table:table-cell table:formula="of:=[.D199]-[.C199]" office:value-type="float" office:value="-0.000585373479999873">
            <text:p>-0.0005853735</text:p>
          </table:table-cell>
          <table:table-cell table:formula="of:=[.$P$3]+[.D199]*[.$P$2]" office:value-type="float" office:value="1.34017327436923">
            <text:p>1.3401732744</text:p>
          </table:table-cell>
          <table:table-cell table:formula="of:=[.G199]-[.C199]" office:value-type="float" office:value="-0.0000020991107658741">
            <text:p>-2.0991107658741E-006</text:p>
          </table:table-cell>
          <table:table-cell table:number-columns-repeated="8"/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3.18">
            <text:p>3.18</text:p>
          </table:table-cell>
          <table:table-cell office:value-type="float" office:value="1.36016826145">
            <text:p>1.3601682615</text:p>
          </table:table-cell>
          <table:table-cell office:value-type="float" office:value="1.35957">
            <text:p>1.35957</text:p>
          </table:table-cell>
          <table:table-cell/>
          <table:table-cell table:formula="of:=[.D200]-[.C200]" office:value-type="float" office:value="-0.000598261449999749">
            <text:p>-0.0005982614</text:p>
          </table:table-cell>
          <table:table-cell table:formula="of:=[.$P$3]+[.D200]*[.$P$2]" office:value-type="float" office:value="1.36016174934">
            <text:p>1.3601617493</text:p>
          </table:table-cell>
          <table:table-cell table:formula="of:=[.G200]-[.C200]" office:value-type="float" office:value="-0.00000651210999902396">
            <text:p>-6.51210999902396E-006</text:p>
          </table:table-cell>
          <table:table-cell table:number-columns-repeated="8"/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3.19">
            <text:p>3.19</text:p>
          </table:table-cell>
          <table:table-cell office:value-type="float" office:value="1.38014937751">
            <text:p>1.3801493775</text:p>
          </table:table-cell>
          <table:table-cell office:value-type="float" office:value="1.37954">
            <text:p>1.37954</text:p>
          </table:table-cell>
          <table:table-cell/>
          <table:table-cell table:formula="of:=[.D201]-[.C201]" office:value-type="float" office:value="-0.000609377510000009">
            <text:p>-0.0006093775</text:p>
          </table:table-cell>
          <table:table-cell table:formula="of:=[.$P$3]+[.D201]*[.$P$2]" office:value-type="float" office:value="1.38014022006904">
            <text:p>1.3801402201</text:p>
          </table:table-cell>
          <table:table-cell table:formula="of:=[.G201]-[.C201]" office:value-type="float" office:value="-0.00000915744095952853">
            <text:p>-9.15744095952853E-006</text:p>
          </table:table-cell>
          <table:table-cell table:number-columns-repeated="8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3.2">
            <text:p>3.2</text:p>
          </table:table-cell>
          <table:table-cell office:value-type="float" office:value="1.40013511293">
            <text:p>1.4001351129</text:p>
          </table:table-cell>
          <table:table-cell office:value-type="float" office:value="1.39952">
            <text:p>1.39952</text:p>
          </table:table-cell>
          <table:table-cell/>
          <table:table-cell table:formula="of:=[.D202]-[.C202]" office:value-type="float" office:value="-0.000615112929999828">
            <text:p>-0.0006151129</text:p>
          </table:table-cell>
          <table:table-cell table:formula="of:=[.$P$3]+[.D202]*[.$P$2]" office:value-type="float" office:value="1.40012869503981">
            <text:p>1.400128695</text:p>
          </table:table-cell>
          <table:table-cell table:formula="of:=[.G202]-[.C202]" office:value-type="float" office:value="-0.00000641789019262262">
            <text:p>-6.41789019262262E-006</text:p>
          </table:table-cell>
          <table:table-cell table:number-columns-repeated="8"/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3.21">
            <text:p>3.21</text:p>
          </table:table-cell>
          <table:table-cell office:value-type="float" office:value="1.42014191486">
            <text:p>1.4201419149</text:p>
          </table:table-cell>
          <table:table-cell office:value-type="float" office:value="1.41952">
            <text:p>1.41952</text:p>
          </table:table-cell>
          <table:table-cell/>
          <table:table-cell table:formula="of:=[.D203]-[.C203]" office:value-type="float" office:value="-0.000621914859999739">
            <text:p>-0.0006219149</text:p>
          </table:table-cell>
          <table:table-cell table:formula="of:=[.$P$3]+[.D203]*[.$P$2]" office:value-type="float" office:value="1.42013717849403">
            <text:p>1.4201371785</text:p>
          </table:table-cell>
          <table:table-cell table:formula="of:=[.G203]-[.C203]" office:value-type="float" office:value="-0.00000473636597142502">
            <text:p>-4.73636597142502E-006</text:p>
          </table:table-cell>
          <table:table-cell table:number-columns-repeated="8"/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3.22">
            <text:p>3.22</text:p>
          </table:table-cell>
          <table:table-cell office:value-type="float" office:value="1.44013033248">
            <text:p>1.4401303325</text:p>
          </table:table-cell>
          <table:table-cell office:value-type="float" office:value="1.4395">
            <text:p>1.4395</text:p>
          </table:table-cell>
          <table:table-cell/>
          <table:table-cell table:formula="of:=[.D204]-[.C204]" office:value-type="float" office:value="-0.000630332479999884">
            <text:p>-0.0006303325</text:p>
          </table:table-cell>
          <table:table-cell table:formula="of:=[.$P$3]+[.D204]*[.$P$2]" office:value-type="float" office:value="1.4401256534648">
            <text:p>1.4401256535</text:p>
          </table:table-cell>
          <table:table-cell table:formula="of:=[.G204]-[.C204]" office:value-type="float" office:value="-0.00000467901520484482">
            <text:p>-0.000004679</text:p>
          </table:table-cell>
          <table:table-cell table:number-columns-repeated="8"/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3.23">
            <text:p>3.23</text:p>
          </table:table-cell>
          <table:table-cell office:value-type="float" office:value="1.46010990255">
            <text:p>1.4601099026</text:p>
          </table:table-cell>
          <table:table-cell office:value-type="float" office:value="1.45948">
            <text:p>1.45948</text:p>
          </table:table-cell>
          <table:table-cell/>
          <table:table-cell table:formula="of:=[.D205]-[.C205]" office:value-type="float" office:value="-0.000629902549999839">
            <text:p>-0.0006299025</text:p>
          </table:table-cell>
          <table:table-cell table:formula="of:=[.$P$3]+[.D205]*[.$P$2]" office:value-type="float" office:value="1.46011412843556">
            <text:p>1.4601141284</text:p>
          </table:table-cell>
          <table:table-cell table:formula="of:=[.G205]-[.C205]" office:value-type="float" office:value="0.00000422588556214798">
            <text:p>4.22588556214798E-006</text:p>
          </table:table-cell>
          <table:table-cell table:number-columns-repeated="8"/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3.24">
            <text:p>3.24</text:p>
          </table:table-cell>
          <table:table-cell office:value-type="float" office:value="1.48010305129">
            <text:p>1.4801030513</text:p>
          </table:table-cell>
          <table:table-cell office:value-type="float" office:value="1.47945">
            <text:p>1.47945</text:p>
          </table:table-cell>
          <table:table-cell/>
          <table:table-cell table:formula="of:=[.D206]-[.C206]" office:value-type="float" office:value="-0.00065305129000004">
            <text:p>-0.0006530513</text:p>
          </table:table-cell>
          <table:table-cell table:formula="of:=[.$P$3]+[.D206]*[.$P$2]" office:value-type="float" office:value="1.4800925991646">
            <text:p>1.4800925992</text:p>
          </table:table-cell>
          <table:table-cell table:formula="of:=[.G206]-[.C206]" office:value-type="float" office:value="-0.000010452125398519">
            <text:p>-1.0452125398519E-005</text:p>
          </table:table-cell>
          <table:table-cell table:number-columns-repeated="8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3.25">
            <text:p>3.25</text:p>
          </table:table-cell>
          <table:table-cell office:value-type="float" office:value="1.5000995528">
            <text:p>1.5000995528</text:p>
          </table:table-cell>
          <table:table-cell office:value-type="float" office:value="1.49944">
            <text:p>1.49944</text:p>
          </table:table-cell>
          <table:table-cell/>
          <table:table-cell table:formula="of:=[.D207]-[.C207]" office:value-type="float" office:value="-0.000659552799999963">
            <text:p>-0.0006595528</text:p>
          </table:table-cell>
          <table:table-cell table:formula="of:=[.$P$3]+[.D207]*[.$P$2]" office:value-type="float" office:value="1.5000910783771">
            <text:p>1.5000910784</text:p>
          </table:table-cell>
          <table:table-cell table:formula="of:=[.G207]-[.C207]" office:value-type="float" office:value="-0.00000847442290452527">
            <text:p>-8.47442290452527E-006</text:p>
          </table:table-cell>
          <table:table-cell table:number-columns-repeated="8"/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3.26">
            <text:p>3.26</text:p>
          </table:table-cell>
          <table:table-cell office:value-type="float" office:value="1.52008947916">
            <text:p>1.5200894792</text:p>
          </table:table-cell>
          <table:table-cell office:value-type="float" office:value="1.51943">
            <text:p>1.51943</text:p>
          </table:table-cell>
          <table:table-cell/>
          <table:table-cell table:formula="of:=[.D208]-[.C208]" office:value-type="float" office:value="-0.000659479159999865">
            <text:p>-0.0006594792</text:p>
          </table:table-cell>
          <table:table-cell table:formula="of:=[.$P$3]+[.D208]*[.$P$2]" office:value-type="float" office:value="1.52008955758959">
            <text:p>1.5200895576</text:p>
          </table:table-cell>
          <table:table-cell table:formula="of:=[.G208]-[.C208]" office:value-type="float" office:value="0.0000000784295894895593">
            <text:p>7.84295894895593E-008</text:p>
          </table:table-cell>
          <table:table-cell table:number-columns-repeated="8"/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3.27">
            <text:p>3.27</text:p>
          </table:table-cell>
          <table:table-cell office:value-type="float" office:value="1.54007016681">
            <text:p>1.5400701668</text:p>
          </table:table-cell>
          <table:table-cell office:value-type="float" office:value="1.53939">
            <text:p>1.53939</text:p>
          </table:table-cell>
          <table:table-cell/>
          <table:table-cell table:formula="of:=[.D209]-[.C209]" office:value-type="float" office:value="-0.000680166810000049">
            <text:p>-0.0006801668</text:p>
          </table:table-cell>
          <table:table-cell table:formula="of:=[.$P$3]+[.D209]*[.$P$2]" office:value-type="float" office:value="1.5400580240769">
            <text:p>1.5400580241</text:p>
          </table:table-cell>
          <table:table-cell table:formula="of:=[.G209]-[.C209]" office:value-type="float" office:value="-0.0000121427330979085">
            <text:p>-1.21427330979085E-005</text:p>
          </table:table-cell>
          <table:table-cell table:number-columns-repeated="8"/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3.28">
            <text:p>3.28</text:p>
          </table:table-cell>
          <table:table-cell office:value-type="float" office:value="1.56005476601">
            <text:p>1.560054766</text:p>
          </table:table-cell>
          <table:table-cell office:value-type="float" office:value="1.55937">
            <text:p>1.55937</text:p>
          </table:table-cell>
          <table:table-cell/>
          <table:table-cell table:formula="of:=[.D210]-[.C210]" office:value-type="float" office:value="-0.000684766010000004">
            <text:p>-0.000684766</text:p>
          </table:table-cell>
          <table:table-cell table:formula="of:=[.$P$3]+[.D210]*[.$P$2]" office:value-type="float" office:value="1.56004649904767">
            <text:p>1.560046499</text:p>
          </table:table-cell>
          <table:table-cell table:formula="of:=[.G210]-[.C210]" office:value-type="float" office:value="-0.00000826696233113822">
            <text:p>-0.000008267</text:p>
          </table:table-cell>
          <table:table-cell table:number-columns-repeated="8"/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3.29">
            <text:p>3.29</text:p>
          </table:table-cell>
          <table:table-cell office:value-type="float" office:value="1.58020506613">
            <text:p>1.5802050661</text:p>
          </table:table-cell>
          <table:table-cell office:value-type="float" office:value="1.57952">
            <text:p>1.57952</text:p>
          </table:table-cell>
          <table:table-cell/>
          <table:table-cell table:formula="of:=[.D211]-[.C211]" office:value-type="float" office:value="-0.000685066129999967">
            <text:p>-0.0006850661</text:p>
          </table:table-cell>
          <table:table-cell table:formula="of:=[.$P$3]+[.D211]*[.$P$2]" office:value-type="float" office:value="1.5802050461278">
            <text:p>1.5802050461</text:p>
          </table:table-cell>
          <table:table-cell table:formula="of:=[.G211]-[.C211]" office:value-type="float" office:value="-0.0000000200022034491099">
            <text:p>-0.00000002</text:p>
          </table:table-cell>
          <table:table-cell table:number-columns-repeated="8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3.3">
            <text:p>3.3</text:p>
          </table:table-cell>
          <table:table-cell office:value-type="float" office:value="1.60019659437">
            <text:p>1.6001965944</text:p>
          </table:table-cell>
          <table:table-cell office:value-type="float" office:value="1.5995">
            <text:p>1.5995</text:p>
          </table:table-cell>
          <table:table-cell/>
          <table:table-cell table:formula="of:=[.D212]-[.C212]" office:value-type="float" office:value="-0.000696594369999914">
            <text:p>-0.0006965944</text:p>
          </table:table-cell>
          <table:table-cell table:formula="of:=[.$P$3]+[.D212]*[.$P$2]" office:value-type="float" office:value="1.60019352109856">
            <text:p>1.6001935211</text:p>
          </table:table-cell>
          <table:table-cell table:formula="of:=[.G212]-[.C212]" office:value-type="float" office:value="-0.00000307327143667102">
            <text:p>-3.07327143667102E-006</text:p>
          </table:table-cell>
          <table:table-cell table:number-columns-repeated="8"/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3.31">
            <text:p>3.31</text:p>
          </table:table-cell>
          <table:table-cell office:value-type="float" office:value="1.62017927505">
            <text:p>1.6201792751</text:p>
          </table:table-cell>
          <table:table-cell office:value-type="float" office:value="1.61947">
            <text:p>1.61947</text:p>
          </table:table-cell>
          <table:table-cell/>
          <table:table-cell table:formula="of:=[.D213]-[.C213]" office:value-type="float" office:value="-0.000709275049999736">
            <text:p>-0.000709275</text:p>
          </table:table-cell>
          <table:table-cell table:formula="of:=[.$P$3]+[.D213]*[.$P$2]" office:value-type="float" office:value="1.6201719918276">
            <text:p>1.6201719918</text:p>
          </table:table-cell>
          <table:table-cell table:formula="of:=[.G213]-[.C213]" office:value-type="float" office:value="-0.00000728322239673673">
            <text:p>-7.28322239673673E-006</text:p>
          </table:table-cell>
          <table:table-cell table:number-columns-repeated="8"/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3.32">
            <text:p>3.32</text:p>
          </table:table-cell>
          <table:table-cell office:value-type="float" office:value="1.64016536437">
            <text:p>1.6401653644</text:p>
          </table:table-cell>
          <table:table-cell office:value-type="float" office:value="1.63945">
            <text:p>1.63945</text:p>
          </table:table-cell>
          <table:table-cell/>
          <table:table-cell table:formula="of:=[.D214]-[.C214]" office:value-type="float" office:value="-0.000715364369999971">
            <text:p>-0.0007153644</text:p>
          </table:table-cell>
          <table:table-cell table:formula="of:=[.$P$3]+[.D214]*[.$P$2]" office:value-type="float" office:value="1.64016046679837">
            <text:p>1.6401604668</text:p>
          </table:table-cell>
          <table:table-cell table:formula="of:=[.G214]-[.C214]" office:value-type="float" office:value="-0.0000048975716300248">
            <text:p>-4.8975716300248E-006</text:p>
          </table:table-cell>
          <table:table-cell table:number-columns-repeated="8"/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3.33">
            <text:p>3.33</text:p>
          </table:table-cell>
          <table:table-cell office:value-type="float" office:value="1.66015683673">
            <text:p>1.6601568367</text:p>
          </table:table-cell>
          <table:table-cell office:value-type="float" office:value="1.65943">
            <text:p>1.65943</text:p>
          </table:table-cell>
          <table:table-cell/>
          <table:table-cell table:formula="of:=[.D215]-[.C215]" office:value-type="float" office:value="-0.000726836729999958">
            <text:p>-0.0007268367</text:p>
          </table:table-cell>
          <table:table-cell table:formula="of:=[.$P$3]+[.D215]*[.$P$2]" office:value-type="float" office:value="1.66014894176914">
            <text:p>1.6601489418</text:p>
          </table:table-cell>
          <table:table-cell table:formula="of:=[.G215]-[.C215]" office:value-type="float" office:value="-0.00000789496086328612">
            <text:p>-0.000007895</text:p>
          </table:table-cell>
          <table:table-cell table:number-columns-repeated="8"/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3.34">
            <text:p>3.34</text:p>
          </table:table-cell>
          <table:table-cell office:value-type="float" office:value="1.68014851399">
            <text:p>1.680148514</text:p>
          </table:table-cell>
          <table:table-cell office:value-type="float" office:value="1.67942">
            <text:p>1.67942</text:p>
          </table:table-cell>
          <table:table-cell/>
          <table:table-cell table:formula="of:=[.D216]-[.C216]" office:value-type="float" office:value="-0.000728513989999957">
            <text:p>-0.000728514</text:p>
          </table:table-cell>
          <table:table-cell table:formula="of:=[.$P$3]+[.D216]*[.$P$2]" office:value-type="float" office:value="1.68014742098163">
            <text:p>1.680147421</text:p>
          </table:table-cell>
          <table:table-cell table:formula="of:=[.G216]-[.C216]" office:value-type="float" office:value="-0.00000109300836936832">
            <text:p>-0.000001093</text:p>
          </table:table-cell>
          <table:table-cell table:number-columns-repeated="8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3.35">
            <text:p>3.35</text:p>
          </table:table-cell>
          <table:table-cell office:value-type="float" office:value="1.70013885014">
            <text:p>1.7001388501</text:p>
          </table:table-cell>
          <table:table-cell office:value-type="float" office:value="1.6994">
            <text:p>1.6994</text:p>
          </table:table-cell>
          <table:table-cell/>
          <table:table-cell table:formula="of:=[.D217]-[.C217]" office:value-type="float" office:value="-0.00073885014000008">
            <text:p>-0.0007388501</text:p>
          </table:table-cell>
          <table:table-cell table:formula="of:=[.$P$3]+[.D217]*[.$P$2]" office:value-type="float" office:value="1.7001358959524">
            <text:p>1.700135896</text:p>
          </table:table-cell>
          <table:table-cell table:formula="of:=[.G217]-[.C217]" office:value-type="float" office:value="-0.00000295418760276611">
            <text:p>-2.95418760276611E-006</text:p>
          </table:table-cell>
          <table:table-cell table:number-columns-repeated="8"/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3.36">
            <text:p>3.36</text:p>
          </table:table-cell>
          <table:table-cell office:value-type="float" office:value="1.72013598494">
            <text:p>1.7201359849</text:p>
          </table:table-cell>
          <table:table-cell office:value-type="float" office:value="1.71938">
            <text:p>1.71938</text:p>
          </table:table-cell>
          <table:table-cell/>
          <table:table-cell table:formula="of:=[.D218]-[.C218]" office:value-type="float" office:value="-0.000755984939999843">
            <text:p>-0.0007559849</text:p>
          </table:table-cell>
          <table:table-cell table:formula="of:=[.$P$3]+[.D218]*[.$P$2]" office:value-type="float" office:value="1.72012437092316">
            <text:p>1.7201243709</text:p>
          </table:table-cell>
          <table:table-cell table:formula="of:=[.G218]-[.C218]" office:value-type="float" office:value="-0.0000116140168355816">
            <text:p>-0.000011614</text:p>
          </table:table-cell>
          <table:table-cell table:number-columns-repeated="8"/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3.37">
            <text:p>3.37</text:p>
          </table:table-cell>
          <table:table-cell office:value-type="float" office:value="1.74012745731">
            <text:p>1.7401274573</text:p>
          </table:table-cell>
          <table:table-cell office:value-type="float" office:value="1.73937">
            <text:p>1.73937</text:p>
          </table:table-cell>
          <table:table-cell/>
          <table:table-cell table:formula="of:=[.D219]-[.C219]" office:value-type="float" office:value="-0.000757457309999765">
            <text:p>-0.0007574573</text:p>
          </table:table-cell>
          <table:table-cell table:formula="of:=[.$P$3]+[.D219]*[.$P$2]" office:value-type="float" office:value="1.74012285013566">
            <text:p>1.7401228501</text:p>
          </table:table-cell>
          <table:table-cell table:formula="of:=[.G219]-[.C219]" office:value-type="float" office:value="-0.00000460717434158653">
            <text:p>-4.60717434158653E-006</text:p>
          </table:table-cell>
          <table:table-cell table:number-columns-repeated="8"/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3.38">
            <text:p>3.38</text:p>
          </table:table-cell>
          <table:table-cell office:value-type="float" office:value="1.76010732539">
            <text:p>1.7601073254</text:p>
          </table:table-cell>
          <table:table-cell office:value-type="float" office:value="1.75934">
            <text:p>1.75934</text:p>
          </table:table-cell>
          <table:table-cell/>
          <table:table-cell table:formula="of:=[.D220]-[.C220]" office:value-type="float" office:value="-0.000767325390000018">
            <text:p>-0.0007673254</text:p>
          </table:table-cell>
          <table:table-cell table:formula="of:=[.$P$3]+[.D220]*[.$P$2]" office:value-type="float" office:value="1.7601013208647">
            <text:p>1.7601013209</text:p>
          </table:table-cell>
          <table:table-cell table:formula="of:=[.G220]-[.C220]" office:value-type="float" office:value="-0.00000600452530230555">
            <text:p>-6.00452530230555E-006</text:p>
          </table:table-cell>
          <table:table-cell table:number-columns-repeated="8"/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3.39">
            <text:p>3.39</text:p>
          </table:table-cell>
          <table:table-cell office:value-type="float" office:value="1.78009820171">
            <text:p>1.7800982017</text:p>
          </table:table-cell>
          <table:table-cell office:value-type="float" office:value="1.77933">
            <text:p>1.77933</text:p>
          </table:table-cell>
          <table:table-cell/>
          <table:table-cell table:formula="of:=[.D221]-[.C221]" office:value-type="float" office:value="-0.000768201709999916">
            <text:p>-0.0007682017</text:p>
          </table:table-cell>
          <table:table-cell table:formula="of:=[.$P$3]+[.D221]*[.$P$2]" office:value-type="float" office:value="1.78009980007719">
            <text:p>1.7800998001</text:p>
          </table:table-cell>
          <table:table-cell table:formula="of:=[.G221]-[.C221]" office:value-type="float" office:value="0.00000159836719171302">
            <text:p>1.59836719171302E-006</text:p>
          </table:table-cell>
          <table:table-cell table:number-columns-repeated="8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3.4">
            <text:p>3.4</text:p>
          </table:table-cell>
          <table:table-cell office:value-type="float" office:value="1.8000939209">
            <text:p>1.8000939209</text:p>
          </table:table-cell>
          <table:table-cell office:value-type="float" office:value="1.79931">
            <text:p>1.79931</text:p>
          </table:table-cell>
          <table:table-cell/>
          <table:table-cell table:formula="of:=[.D222]-[.C222]" office:value-type="float" office:value="-0.00078392089999979">
            <text:p>-0.0007839209</text:p>
          </table:table-cell>
          <table:table-cell table:formula="of:=[.$P$3]+[.D222]*[.$P$2]" office:value-type="float" office:value="1.80008827504796">
            <text:p>1.800088275</text:p>
          </table:table-cell>
          <table:table-cell table:formula="of:=[.G222]-[.C222]" office:value-type="float" office:value="-0.00000564585204121393">
            <text:p>-5.64585204121393E-006</text:p>
          </table:table-cell>
          <table:table-cell table:number-columns-repeated="8"/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3.41">
            <text:p>3.41</text:p>
          </table:table-cell>
          <table:table-cell office:value-type="float" office:value="1.82007976808">
            <text:p>1.8200797681</text:p>
          </table:table-cell>
          <table:table-cell office:value-type="float" office:value="1.81929">
            <text:p>1.81929</text:p>
          </table:table-cell>
          <table:table-cell/>
          <table:table-cell table:formula="of:=[.D223]-[.C223]" office:value-type="float" office:value="-0.000789768079999753">
            <text:p>-0.0007897681</text:p>
          </table:table-cell>
          <table:table-cell table:formula="of:=[.$P$3]+[.D223]*[.$P$2]" office:value-type="float" office:value="1.82007675001873">
            <text:p>1.82007675</text:p>
          </table:table-cell>
          <table:table-cell table:formula="of:=[.G223]-[.C223]" office:value-type="float" office:value="-0.00000301806127445126">
            <text:p>-3.01806127445126E-006</text:p>
          </table:table-cell>
          <table:table-cell table:number-columns-repeated="8"/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3.42">
            <text:p>3.42</text:p>
          </table:table-cell>
          <table:table-cell office:value-type="float" office:value="1.8400643114">
            <text:p>1.8400643114</text:p>
          </table:table-cell>
          <table:table-cell office:value-type="float" office:value="1.83927">
            <text:p>1.83927</text:p>
          </table:table-cell>
          <table:table-cell/>
          <table:table-cell table:formula="of:=[.D224]-[.C224]" office:value-type="float" office:value="-0.00079431139999997">
            <text:p>-0.0007943114</text:p>
          </table:table-cell>
          <table:table-cell table:formula="of:=[.$P$3]+[.D224]*[.$P$2]" office:value-type="float" office:value="1.84006522498949">
            <text:p>1.840065225</text:p>
          </table:table-cell>
          <table:table-cell table:formula="of:=[.G224]-[.C224]" office:value-type="float" office:value="0.000000913589492279598">
            <text:p>9.13589492279598E-007</text:p>
          </table:table-cell>
          <table:table-cell table:number-columns-repeated="8"/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3.43">
            <text:p>3.43</text:p>
          </table:table-cell>
          <table:table-cell office:value-type="float" office:value="1.86020306312">
            <text:p>1.8602030631</text:p>
          </table:table-cell>
          <table:table-cell office:value-type="float" office:value="1.8594">
            <text:p>1.8594</text:p>
          </table:table-cell>
          <table:table-cell/>
          <table:table-cell table:formula="of:=[.D225]-[.C225]" office:value-type="float" office:value="-0.000803063120000003">
            <text:p>-0.0008030631</text:p>
          </table:table-cell>
          <table:table-cell table:formula="of:=[.$P$3]+[.D225]*[.$P$2]" office:value-type="float" office:value="1.86020376358617">
            <text:p>1.8602037636</text:p>
          </table:table-cell>
          <table:table-cell table:formula="of:=[.G225]-[.C225]" office:value-type="float" office:value="0.000000700466165515223">
            <text:p>7.00466165515223E-007</text:p>
          </table:table-cell>
          <table:table-cell table:number-columns-repeated="8"/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3.44">
            <text:p>3.44</text:p>
          </table:table-cell>
          <table:table-cell office:value-type="float" office:value="1.8801919464">
            <text:p>1.8801919464</text:p>
          </table:table-cell>
          <table:table-cell office:value-type="float" office:value="1.87938">
            <text:p>1.87938</text:p>
          </table:table-cell>
          <table:table-cell/>
          <table:table-cell table:formula="of:=[.D226]-[.C226]" office:value-type="float" office:value="-0.000811946400000041">
            <text:p>-0.0008119464</text:p>
          </table:table-cell>
          <table:table-cell table:formula="of:=[.$P$3]+[.D226]*[.$P$2]" office:value-type="float" office:value="1.88019223855693">
            <text:p>1.8801922386</text:p>
          </table:table-cell>
          <table:table-cell table:formula="of:=[.G226]-[.C226]" office:value-type="float" office:value="0.000000292156932424348">
            <text:p>2.92156932424348E-007</text:p>
          </table:table-cell>
          <table:table-cell table:number-columns-repeated="8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3.45">
            <text:p>3.45</text:p>
          </table:table-cell>
          <table:table-cell office:value-type="float" office:value="1.9001854863">
            <text:p>1.9001854863</text:p>
          </table:table-cell>
          <table:table-cell office:value-type="float" office:value="1.89937">
            <text:p>1.89937</text:p>
          </table:table-cell>
          <table:table-cell/>
          <table:table-cell table:formula="of:=[.D227]-[.C227]" office:value-type="float" office:value="-0.000815486299999835">
            <text:p>-0.0008154863</text:p>
          </table:table-cell>
          <table:table-cell table:formula="of:=[.$P$3]+[.D227]*[.$P$2]" office:value-type="float" office:value="1.90019071776943">
            <text:p>1.9001907178</text:p>
          </table:table-cell>
          <table:table-cell table:formula="of:=[.G227]-[.C227]" office:value-type="float" office:value="0.00000523146942654762">
            <text:p>5.23146942654762E-006</text:p>
          </table:table-cell>
          <table:table-cell table:number-columns-repeated="8"/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3.46">
            <text:p>3.46</text:p>
          </table:table-cell>
          <table:table-cell office:value-type="float" office:value="1.92016397603">
            <text:p>1.920163976</text:p>
          </table:table-cell>
          <table:table-cell office:value-type="float" office:value="1.91933">
            <text:p>1.91933</text:p>
          </table:table-cell>
          <table:table-cell/>
          <table:table-cell table:formula="of:=[.D228]-[.C228]" office:value-type="float" office:value="-0.000833976030000017">
            <text:p>-0.000833976</text:p>
          </table:table-cell>
          <table:table-cell table:formula="of:=[.$P$3]+[.D228]*[.$P$2]" office:value-type="float" office:value="1.92015918425674">
            <text:p>1.9201591843</text:p>
          </table:table-cell>
          <table:table-cell table:formula="of:=[.G228]-[.C228]" office:value-type="float" office:value="-0.00000479177326107028">
            <text:p>-4.79177326107028E-006</text:p>
          </table:table-cell>
          <table:table-cell table:number-columns-repeated="8"/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3.47">
            <text:p>3.47</text:p>
          </table:table-cell>
          <table:table-cell office:value-type="float" office:value="1.94015829824">
            <text:p>1.9401582982</text:p>
          </table:table-cell>
          <table:table-cell office:value-type="float" office:value="1.93932">
            <text:p>1.93932</text:p>
          </table:table-cell>
          <table:table-cell/>
          <table:table-cell table:formula="of:=[.D229]-[.C229]" office:value-type="float" office:value="-0.000838298240000146">
            <text:p>-0.0008382982</text:p>
          </table:table-cell>
          <table:table-cell table:formula="of:=[.$P$3]+[.D229]*[.$P$2]" office:value-type="float" office:value="1.94015766346923">
            <text:p>1.9401576635</text:p>
          </table:table-cell>
          <table:table-cell table:formula="of:=[.G229]-[.C229]" office:value-type="float" office:value="-0.000000634770767282689">
            <text:p>-6.34770767282689E-007</text:p>
          </table:table-cell>
          <table:table-cell table:number-columns-repeated="8"/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3.48">
            <text:p>3.48</text:p>
          </table:table-cell>
          <table:table-cell office:value-type="float" office:value="1.96014613844">
            <text:p>1.9601461384</text:p>
          </table:table-cell>
          <table:table-cell office:value-type="float" office:value="1.9593">
            <text:p>1.9593</text:p>
          </table:table-cell>
          <table:table-cell/>
          <table:table-cell table:formula="of:=[.D230]-[.C230]" office:value-type="float" office:value="-0.000846138439999811">
            <text:p>-0.0008461384</text:p>
          </table:table-cell>
          <table:table-cell table:formula="of:=[.$P$3]+[.D230]*[.$P$2]" office:value-type="float" office:value="1.96014613844">
            <text:p>1.9601461384</text:p>
          </table:table-cell>
          <table:table-cell table:formula="of:=[.G230]-[.C230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3.49">
            <text:p>3.49</text:p>
          </table:table-cell>
          <table:table-cell office:value-type="float" office:value="1.98014001362">
            <text:p>1.9801400136</text:p>
          </table:table-cell>
          <table:table-cell office:value-type="float" office:value="1.97928">
            <text:p>1.97928</text:p>
          </table:table-cell>
          <table:table-cell/>
          <table:table-cell table:formula="of:=[.D231]-[.C231]" office:value-type="float" office:value="-0.000860013619999656">
            <text:p>-0.0008600136</text:p>
          </table:table-cell>
          <table:table-cell table:formula="of:=[.$P$3]+[.D231]*[.$P$2]" office:value-type="float" office:value="1.98013461341077">
            <text:p>1.9801346134</text:p>
          </table:table-cell>
          <table:table-cell table:formula="of:=[.G231]-[.C231]" office:value-type="float" office:value="-0.00000540020923311957">
            <text:p>-5.40020923311957E-006</text:p>
          </table:table-cell>
          <table:table-cell table:number-columns-repeated="8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00012088753">
            <text:p>2.0001208875</text:p>
          </table:table-cell>
          <table:table-cell office:value-type="float" office:value="1.99925">
            <text:p>1.99925</text:p>
          </table:table-cell>
          <table:table-cell/>
          <table:table-cell table:formula="of:=[.D232]-[.C232]" office:value-type="float" office:value="-0.000870887530000086">
            <text:p>-0.0008708875</text:p>
          </table:table-cell>
          <table:table-cell table:formula="of:=[.$P$3]+[.D232]*[.$P$2]" office:value-type="float" office:value="2.00011308413981">
            <text:p>2.0001130841</text:p>
          </table:table-cell>
          <table:table-cell table:formula="of:=[.G232]-[.C232]" office:value-type="float" office:value="-0.00000780339019401666">
            <text:p>-7.80339019401666E-006</text:p>
          </table:table-cell>
          <table:table-cell table:number-columns-repeated="8"/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3.51">
            <text:p>3.51</text:p>
          </table:table-cell>
          <table:table-cell office:value-type="float" office:value="2.02011127956">
            <text:p>2.0201112796</text:p>
          </table:table-cell>
          <table:table-cell office:value-type="float" office:value="2.01924">
            <text:p>2.01924</text:p>
          </table:table-cell>
          <table:table-cell/>
          <table:table-cell table:formula="of:=[.D233]-[.C233]" office:value-type="float" office:value="-0.000871279560000104">
            <text:p>-0.0008712796</text:p>
          </table:table-cell>
          <table:table-cell table:formula="of:=[.$P$3]+[.D233]*[.$P$2]" office:value-type="float" office:value="2.0201115633523">
            <text:p>2.0201115634</text:p>
          </table:table-cell>
          <table:table-cell table:formula="of:=[.G233]-[.C233]" office:value-type="float" office:value="0.00000028379229988218">
            <text:p>2.8379229988218E-007</text:p>
          </table:table-cell>
          <table:table-cell table:number-columns-repeated="8"/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3.52">
            <text:p>3.52</text:p>
          </table:table-cell>
          <table:table-cell office:value-type="float" office:value="2.04011120833">
            <text:p>2.0401112083</text:p>
          </table:table-cell>
          <table:table-cell office:value-type="float" office:value="2.03923">
            <text:p>2.03923</text:p>
          </table:table-cell>
          <table:table-cell/>
          <table:table-cell table:formula="of:=[.D234]-[.C234]" office:value-type="float" office:value="-0.00088120833000005">
            <text:p>-0.0008812083</text:p>
          </table:table-cell>
          <table:table-cell table:formula="of:=[.$P$3]+[.D234]*[.$P$2]" office:value-type="float" office:value="2.04011004256479">
            <text:p>2.0401100426</text:p>
          </table:table-cell>
          <table:table-cell table:formula="of:=[.G234]-[.C234]" office:value-type="float" office:value="-0.00000116576520614586">
            <text:p>-1.16576520614586E-006</text:p>
          </table:table-cell>
          <table:table-cell table:number-columns-repeated="8"/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3.53">
            <text:p>3.53</text:p>
          </table:table-cell>
          <table:table-cell office:value-type="float" office:value="2.06010307185">
            <text:p>2.0601030719</text:p>
          </table:table-cell>
          <table:table-cell office:value-type="float" office:value="2.05921">
            <text:p>2.05921</text:p>
          </table:table-cell>
          <table:table-cell/>
          <table:table-cell table:formula="of:=[.D235]-[.C235]" office:value-type="float" office:value="-0.00089307184999976">
            <text:p>-0.0008930718</text:p>
          </table:table-cell>
          <table:table-cell table:formula="of:=[.$P$3]+[.D235]*[.$P$2]" office:value-type="float" office:value="2.06009851753556">
            <text:p>2.0600985175</text:p>
          </table:table-cell>
          <table:table-cell table:formula="of:=[.G235]-[.C235]" office:value-type="float" office:value="-0.0000045543144389093">
            <text:p>-4.5543144389093E-006</text:p>
          </table:table-cell>
          <table:table-cell table:number-columns-repeated="8"/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3.54">
            <text:p>3.54</text:p>
          </table:table-cell>
          <table:table-cell office:value-type="float" office:value="2.08007982932">
            <text:p>2.0800798293</text:p>
          </table:table-cell>
          <table:table-cell office:value-type="float" office:value="2.07918">
            <text:p>2.07918</text:p>
          </table:table-cell>
          <table:table-cell/>
          <table:table-cell table:formula="of:=[.D236]-[.C236]" office:value-type="float" office:value="-0.000899829319999768">
            <text:p>-0.0008998293</text:p>
          </table:table-cell>
          <table:table-cell table:formula="of:=[.$P$3]+[.D236]*[.$P$2]" office:value-type="float" office:value="2.0800769882646">
            <text:p>2.0800769883</text:p>
          </table:table-cell>
          <table:table-cell table:formula="of:=[.G236]-[.C236]" office:value-type="float" office:value="-0.00000284105539938295">
            <text:p>-2.84105539938295E-006</text:p>
          </table:table-cell>
          <table:table-cell table:number-columns-repeated="8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3.55">
            <text:p>3.55</text:p>
          </table:table-cell>
          <table:table-cell office:value-type="float" office:value="2.10007629357">
            <text:p>2.1000762936</text:p>
          </table:table-cell>
          <table:table-cell office:value-type="float" office:value="2.09917">
            <text:p>2.09917</text:p>
          </table:table-cell>
          <table:table-cell/>
          <table:table-cell table:formula="of:=[.D237]-[.C237]" office:value-type="float" office:value="-0.000906293569999939">
            <text:p>-0.0009062936</text:p>
          </table:table-cell>
          <table:table-cell table:formula="of:=[.$P$3]+[.D237]*[.$P$2]" office:value-type="float" office:value="2.10007546747709">
            <text:p>2.1000754675</text:p>
          </table:table-cell>
          <table:table-cell table:formula="of:=[.G237]-[.C237]" office:value-type="float" office:value="-0.000000826092905636955">
            <text:p>-8.26092905636955E-007</text:p>
          </table:table-cell>
          <table:table-cell table:number-columns-repeated="8"/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3.56">
            <text:p>3.56</text:p>
          </table:table-cell>
          <table:table-cell office:value-type="float" office:value="2.12006981485">
            <text:p>2.1200698149</text:p>
          </table:table-cell>
          <table:table-cell office:value-type="float" office:value="2.11916">
            <text:p>2.11916</text:p>
          </table:table-cell>
          <table:table-cell/>
          <table:table-cell table:formula="of:=[.D238]-[.C238]" office:value-type="float" office:value="-0.000909814849999968">
            <text:p>-0.0009098148</text:p>
          </table:table-cell>
          <table:table-cell table:formula="of:=[.$P$3]+[.D238]*[.$P$2]" office:value-type="float" office:value="2.12007394668959">
            <text:p>2.1200739467</text:p>
          </table:table-cell>
          <table:table-cell table:formula="of:=[.G238]-[.C238]" office:value-type="float" office:value="0.00000413183958825059">
            <text:p>4.13183958825059E-006</text:p>
          </table:table-cell>
          <table:table-cell table:number-columns-repeated="8"/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3.57">
            <text:p>3.57</text:p>
          </table:table-cell>
          <table:table-cell office:value-type="float" office:value="2.14005735703">
            <text:p>2.140057357</text:p>
          </table:table-cell>
          <table:table-cell office:value-type="float" office:value="2.13914">
            <text:p>2.13914</text:p>
          </table:table-cell>
          <table:table-cell/>
          <table:table-cell table:formula="of:=[.D239]-[.C239]" office:value-type="float" office:value="-0.000917357030000066">
            <text:p>-0.000917357</text:p>
          </table:table-cell>
          <table:table-cell table:formula="of:=[.$P$3]+[.D239]*[.$P$2]" office:value-type="float" office:value="2.14006242166035">
            <text:p>2.1400624217</text:p>
          </table:table-cell>
          <table:table-cell table:formula="of:=[.G239]-[.C239]" office:value-type="float" office:value="0.00000506463035510052">
            <text:p>5.06463035510052E-006</text:p>
          </table:table-cell>
          <table:table-cell table:number-columns-repeated="8"/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3.58">
            <text:p>3.58</text:p>
          </table:table-cell>
          <table:table-cell office:value-type="float" office:value="2.16019065119">
            <text:p>2.1601906512</text:p>
          </table:table-cell>
          <table:table-cell office:value-type="float" office:value="2.15926">
            <text:p>2.15926</text:p>
          </table:table-cell>
          <table:table-cell/>
          <table:table-cell table:formula="of:=[.D240]-[.C240]" office:value-type="float" office:value="-0.000930651189999576">
            <text:p>-0.0009306512</text:p>
          </table:table-cell>
          <table:table-cell table:formula="of:=[.$P$3]+[.D240]*[.$P$2]" office:value-type="float" office:value="2.1601909560153">
            <text:p>2.160190956</text:p>
          </table:table-cell>
          <table:table-cell table:formula="of:=[.G240]-[.C240]" office:value-type="float" office:value="0.000000304825301888911">
            <text:p>3.04825301888911E-007</text:p>
          </table:table-cell>
          <table:table-cell table:number-columns-repeated="8"/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3.59">
            <text:p>3.59</text:p>
          </table:table-cell>
          <table:table-cell office:value-type="float" office:value="2.18017269857">
            <text:p>2.1801726986</text:p>
          </table:table-cell>
          <table:table-cell office:value-type="float" office:value="2.17924">
            <text:p>2.17924</text:p>
          </table:table-cell>
          <table:table-cell/>
          <table:table-cell table:formula="of:=[.D241]-[.C241]" office:value-type="float" office:value="-0.000932698569999779">
            <text:p>-0.0009326986</text:p>
          </table:table-cell>
          <table:table-cell table:formula="of:=[.$P$3]+[.D241]*[.$P$2]" office:value-type="float" office:value="2.18017943098607">
            <text:p>2.180179431</text:p>
          </table:table-cell>
          <table:table-cell table:formula="of:=[.G241]-[.C241]" office:value-type="float" office:value="0.00000673241606863328">
            <text:p>6.73241606863328E-006</text:p>
          </table:table-cell>
          <table:table-cell table:number-columns-repeated="8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3.6">
            <text:p>3.6</text:p>
          </table:table-cell>
          <table:table-cell office:value-type="float" office:value="2.20017141663">
            <text:p>2.2001714166</text:p>
          </table:table-cell>
          <table:table-cell office:value-type="float" office:value="2.19923">
            <text:p>2.19923</text:p>
          </table:table-cell>
          <table:table-cell/>
          <table:table-cell table:formula="of:=[.D242]-[.C242]" office:value-type="float" office:value="-0.000941416629999914">
            <text:p>-0.0009414166</text:p>
          </table:table-cell>
          <table:table-cell table:formula="of:=[.$P$3]+[.D242]*[.$P$2]" office:value-type="float" office:value="2.20017791019856">
            <text:p>2.2001779102</text:p>
          </table:table-cell>
          <table:table-cell table:formula="of:=[.G242]-[.C242]" office:value-type="float" office:value="0.00000649356856241568">
            <text:p>6.49356856241568E-006</text:p>
          </table:table-cell>
          <table:table-cell table:number-columns-repeated="8"/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3.61">
            <text:p>3.61</text:p>
          </table:table-cell>
          <table:table-cell office:value-type="float" office:value="2.22016044892">
            <text:p>2.2201604489</text:p>
          </table:table-cell>
          <table:table-cell office:value-type="float" office:value="2.21921">
            <text:p>2.21921</text:p>
          </table:table-cell>
          <table:table-cell/>
          <table:table-cell table:formula="of:=[.D243]-[.C243]" office:value-type="float" office:value="-0.000950448919999847">
            <text:p>-0.0009504489</text:p>
          </table:table-cell>
          <table:table-cell table:formula="of:=[.$P$3]+[.D243]*[.$P$2]" office:value-type="float" office:value="2.22016638516933">
            <text:p>2.2201663852</text:p>
          </table:table-cell>
          <table:table-cell table:formula="of:=[.G243]-[.C243]" office:value-type="float" office:value="0.00000593624932898607">
            <text:p>5.93624932898607E-006</text:p>
          </table:table-cell>
          <table:table-cell table:number-columns-repeated="8"/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3.62">
            <text:p>3.62</text:p>
          </table:table-cell>
          <table:table-cell office:value-type="float" office:value="2.24014193751">
            <text:p>2.2401419375</text:p>
          </table:table-cell>
          <table:table-cell office:value-type="float" office:value="2.23919">
            <text:p>2.23919</text:p>
          </table:table-cell>
          <table:table-cell/>
          <table:table-cell table:formula="of:=[.D244]-[.C244]" office:value-type="float" office:value="-0.000951937510000001">
            <text:p>-0.0009519375</text:p>
          </table:table-cell>
          <table:table-cell table:formula="of:=[.$P$3]+[.D244]*[.$P$2]" office:value-type="float" office:value="2.2401548601401">
            <text:p>2.2401548601</text:p>
          </table:table-cell>
          <table:table-cell table:formula="of:=[.G244]-[.C244]" office:value-type="float" office:value="0.0000129226300957797">
            <text:p>1.29226300957797E-005</text:p>
          </table:table-cell>
          <table:table-cell table:number-columns-repeated="8"/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3.63">
            <text:p>3.63</text:p>
          </table:table-cell>
          <table:table-cell office:value-type="float" office:value="2.26013022475">
            <text:p>2.2601302248</text:p>
          </table:table-cell>
          <table:table-cell office:value-type="float" office:value="2.25916">
            <text:p>2.25916</text:p>
          </table:table-cell>
          <table:table-cell/>
          <table:table-cell table:formula="of:=[.D245]-[.C245]" office:value-type="float" office:value="-0.000970224750000082">
            <text:p>-0.0009702248</text:p>
          </table:table-cell>
          <table:table-cell table:formula="of:=[.$P$3]+[.D245]*[.$P$2]" office:value-type="float" office:value="2.26013333086914">
            <text:p>2.2601333309</text:p>
          </table:table-cell>
          <table:table-cell table:formula="of:=[.G245]-[.C245]" office:value-type="float" office:value="0.00000310611913567627">
            <text:p>3.10611913567627E-006</text:p>
          </table:table-cell>
          <table:table-cell table:number-columns-repeated="8"/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3.64">
            <text:p>3.64</text:p>
          </table:table-cell>
          <table:table-cell office:value-type="float" office:value="2.28012843989">
            <text:p>2.2801284399</text:p>
          </table:table-cell>
          <table:table-cell office:value-type="float" office:value="2.27915">
            <text:p>2.27915</text:p>
          </table:table-cell>
          <table:table-cell/>
          <table:table-cell table:formula="of:=[.D246]-[.C246]" office:value-type="float" office:value="-0.000978439889999905">
            <text:p>-0.0009784399</text:p>
          </table:table-cell>
          <table:table-cell table:formula="of:=[.$P$3]+[.D246]*[.$P$2]" office:value-type="float" office:value="2.28013181008163">
            <text:p>2.2801318101</text:p>
          </table:table-cell>
          <table:table-cell table:formula="of:=[.G246]-[.C246]" office:value-type="float" office:value="0.00000337019162977015">
            <text:p>3.37019162977015E-006</text:p>
          </table:table-cell>
          <table:table-cell table:number-columns-repeated="8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3.65">
            <text:p>3.65</text:p>
          </table:table-cell>
          <table:table-cell office:value-type="float" office:value="2.30013341643">
            <text:p>2.3001334164</text:p>
          </table:table-cell>
          <table:table-cell office:value-type="float" office:value="2.29914">
            <text:p>2.29914</text:p>
          </table:table-cell>
          <table:table-cell/>
          <table:table-cell table:formula="of:=[.D247]-[.C247]" office:value-type="float" office:value="-0.00099341643000006">
            <text:p>-0.0009934164</text:p>
          </table:table-cell>
          <table:table-cell table:formula="of:=[.$P$3]+[.D247]*[.$P$2]" office:value-type="float" office:value="2.30013028929412">
            <text:p>2.3001302893</text:p>
          </table:table-cell>
          <table:table-cell table:formula="of:=[.G247]-[.C247]" office:value-type="float" office:value="-0.0000031271358764684">
            <text:p>-3.1271358764684E-006</text:p>
          </table:table-cell>
          <table:table-cell table:number-columns-repeated="8"/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3.66">
            <text:p>3.66</text:p>
          </table:table-cell>
          <table:table-cell office:value-type="float" office:value="2.32012188993">
            <text:p>2.3201218899</text:p>
          </table:table-cell>
          <table:table-cell office:value-type="float" office:value="2.31911">
            <text:p>2.31911</text:p>
          </table:table-cell>
          <table:table-cell/>
          <table:table-cell table:formula="of:=[.D248]-[.C248]" office:value-type="float" office:value="-0.00101188992999957">
            <text:p>-0.0010118899</text:p>
          </table:table-cell>
          <table:table-cell table:formula="of:=[.$P$3]+[.D248]*[.$P$2]" office:value-type="float" office:value="2.32010876002316">
            <text:p>2.32010876</text:p>
          </table:table-cell>
          <table:table-cell table:formula="of:=[.G248]-[.C248]" office:value-type="float" office:value="-0.0000131299068364399">
            <text:p>-1.31299068364399E-005</text:p>
          </table:table-cell>
          <table:table-cell table:number-columns-repeated="8"/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3.67">
            <text:p>3.67</text:p>
          </table:table-cell>
          <table:table-cell office:value-type="float" office:value="2.34011680819">
            <text:p>2.3401168082</text:p>
          </table:table-cell>
          <table:table-cell office:value-type="float" office:value="2.33909">
            <text:p>2.33909</text:p>
          </table:table-cell>
          <table:table-cell/>
          <table:table-cell table:formula="of:=[.D249]-[.C249]" office:value-type="float" office:value="-0.00102680818999978">
            <text:p>-0.0010268082</text:p>
          </table:table-cell>
          <table:table-cell table:formula="of:=[.$P$3]+[.D249]*[.$P$2]" office:value-type="float" office:value="2.34009723499393">
            <text:p>2.340097235</text:p>
          </table:table-cell>
          <table:table-cell table:formula="of:=[.G249]-[.C249]" office:value-type="float" office:value="-0.000019573196069711">
            <text:p>-1.9573196069711E-005</text:p>
          </table:table-cell>
          <table:table-cell table:number-columns-repeated="8"/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3.68">
            <text:p>3.68</text:p>
          </table:table-cell>
          <table:table-cell office:value-type="float" office:value="2.3601271864">
            <text:p>2.3601271864</text:p>
          </table:table-cell>
          <table:table-cell office:value-type="float" office:value="2.35908">
            <text:p>2.35908</text:p>
          </table:table-cell>
          <table:table-cell/>
          <table:table-cell table:formula="of:=[.D250]-[.C250]" office:value-type="float" office:value="-0.00104718640000012">
            <text:p>-0.0010471864</text:p>
          </table:table-cell>
          <table:table-cell table:formula="of:=[.$P$3]+[.D250]*[.$P$2]" office:value-type="float" office:value="2.36009571420642">
            <text:p>2.3600957142</text:p>
          </table:table-cell>
          <table:table-cell table:formula="of:=[.G250]-[.C250]" office:value-type="float" office:value="-0.000031472193576132">
            <text:p>-3.1472193576132E-005</text:p>
          </table:table-cell>
          <table:table-cell table:number-columns-repeated="8"/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3.69">
            <text:p>3.69</text:p>
          </table:table-cell>
          <table:table-cell office:value-type="float" office:value="2.38012299873">
            <text:p>2.3801229987</text:p>
          </table:table-cell>
          <table:table-cell office:value-type="float" office:value="2.37906">
            <text:p>2.37906</text:p>
          </table:table-cell>
          <table:table-cell/>
          <table:table-cell table:formula="of:=[.D251]-[.C251]" office:value-type="float" office:value="-0.00106299873000015">
            <text:p>-0.0010629987</text:p>
          </table:table-cell>
          <table:table-cell table:formula="of:=[.$P$3]+[.D251]*[.$P$2]" office:value-type="float" office:value="2.38008418917719">
            <text:p>2.3800841892</text:p>
          </table:table-cell>
          <table:table-cell table:formula="of:=[.G251]-[.C251]" office:value-type="float" office:value="-0.0000388095528096599">
            <text:p>-3.88095528096599E-005</text:p>
          </table:table-cell>
          <table:table-cell table:number-columns-repeated="8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3.7">
            <text:p>3.7</text:p>
          </table:table-cell>
          <table:table-cell office:value-type="float" office:value="2.40011136048">
            <text:p>2.4001113605</text:p>
          </table:table-cell>
          <table:table-cell office:value-type="float" office:value="2.39904">
            <text:p>2.39904</text:p>
          </table:table-cell>
          <table:table-cell/>
          <table:table-cell table:formula="of:=[.D252]-[.C252]" office:value-type="float" office:value="-0.00107136048000012">
            <text:p>-0.0010713605</text:p>
          </table:table-cell>
          <table:table-cell table:formula="of:=[.$P$3]+[.D252]*[.$P$2]" office:value-type="float" office:value="2.40007266414796">
            <text:p>2.4000726641</text:p>
          </table:table-cell>
          <table:table-cell table:formula="of:=[.G252]-[.C252]" office:value-type="float" office:value="-0.0000386963320426759">
            <text:p>-3.86963320426759E-005</text:p>
          </table:table-cell>
          <table:table-cell table:number-columns-repeated="8"/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3.71">
            <text:p>3.71</text:p>
          </table:table-cell>
          <table:table-cell office:value-type="float" office:value="2.42010277696">
            <text:p>2.420102777</text:p>
          </table:table-cell>
          <table:table-cell office:value-type="float" office:value="2.41902">
            <text:p>2.41902</text:p>
          </table:table-cell>
          <table:table-cell/>
          <table:table-cell table:formula="of:=[.D253]-[.C253]" office:value-type="float" office:value="-0.0010827769599997">
            <text:p>-0.001082777</text:p>
          </table:table-cell>
          <table:table-cell table:formula="of:=[.$P$3]+[.D253]*[.$P$2]" office:value-type="float" office:value="2.42006113911872">
            <text:p>2.4200611391</text:p>
          </table:table-cell>
          <table:table-cell table:formula="of:=[.G253]-[.C253]" office:value-type="float" office:value="-0.0000416378412753105">
            <text:p>-4.16378412753105E-005</text:p>
          </table:table-cell>
          <table:table-cell table:number-columns-repeated="8"/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3.72">
            <text:p>3.72</text:p>
          </table:table-cell>
          <table:table-cell office:value-type="float" office:value="2.4402485881">
            <text:p>2.4402485881</text:p>
          </table:table-cell>
          <table:table-cell office:value-type="float" office:value="2.43915">
            <text:p>2.43915</text:p>
          </table:table-cell>
          <table:table-cell/>
          <table:table-cell table:formula="of:=[.D254]-[.C254]" office:value-type="float" office:value="-0.00109858810000008">
            <text:p>-0.0010985881</text:p>
          </table:table-cell>
          <table:table-cell table:formula="of:=[.$P$3]+[.D254]*[.$P$2]" office:value-type="float" office:value="2.4401996777154">
            <text:p>2.4401996777</text:p>
          </table:table-cell>
          <table:table-cell table:formula="of:=[.G254]-[.C254]" office:value-type="float" office:value="-0.0000489103846024186">
            <text:p>-4.89103846024186E-005</text:p>
          </table:table-cell>
          <table:table-cell table:number-columns-repeated="8"/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3.73">
            <text:p>3.73</text:p>
          </table:table-cell>
          <table:table-cell office:value-type="float" office:value="2.46024531312">
            <text:p>2.4602453131</text:p>
          </table:table-cell>
          <table:table-cell office:value-type="float" office:value="2.45914">
            <text:p>2.45914</text:p>
          </table:table-cell>
          <table:table-cell/>
          <table:table-cell table:formula="of:=[.D255]-[.C255]" office:value-type="float" office:value="-0.00110531312000006">
            <text:p>-0.0011053131</text:p>
          </table:table-cell>
          <table:table-cell table:formula="of:=[.$P$3]+[.D255]*[.$P$2]" office:value-type="float" office:value="2.46019815692789">
            <text:p>2.4601981569</text:p>
          </table:table-cell>
          <table:table-cell table:formula="of:=[.G255]-[.C255]" office:value-type="float" office:value="-0.0000471561921084884">
            <text:p>-4.71561921084884E-005</text:p>
          </table:table-cell>
          <table:table-cell table:number-columns-repeated="8"/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3.74">
            <text:p>3.74</text:p>
          </table:table-cell>
          <table:table-cell office:value-type="float" office:value="2.48022795655">
            <text:p>2.4802279566</text:p>
          </table:table-cell>
          <table:table-cell office:value-type="float" office:value="2.47911">
            <text:p>2.47911</text:p>
          </table:table-cell>
          <table:table-cell/>
          <table:table-cell table:formula="of:=[.D256]-[.C256]" office:value-type="float" office:value="-0.00111795654999991">
            <text:p>-0.0011179565</text:p>
          </table:table-cell>
          <table:table-cell table:formula="of:=[.$P$3]+[.D256]*[.$P$2]" office:value-type="float" office:value="2.48017662765693">
            <text:p>2.4801766277</text:p>
          </table:table-cell>
          <table:table-cell table:formula="of:=[.G256]-[.C256]" office:value-type="float" office:value="-0.0000513288930688027">
            <text:p>-5.13288930688027E-005</text:p>
          </table:table-cell>
          <table:table-cell table:number-columns-repeated="8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3.75">
            <text:p>3.75</text:p>
          </table:table-cell>
          <table:table-cell office:value-type="float" office:value="2.5">
            <text:p>2.5</text:p>
          </table:table-cell>
          <table:table-cell office:value-type="float" office:value="2.49909">
            <text:p>2.49909</text:p>
          </table:table-cell>
          <table:table-cell/>
          <table:table-cell table:formula="of:=[.D257]-[.C257]" office:value-type="float" office:value="-0.000910000000000188">
            <text:p>-0.00091</text:p>
          </table:table-cell>
          <table:table-cell table:formula="of:=[.$P$3]+[.D257]*[.$P$2]" office:value-type="float" office:value="2.5001651026277">
            <text:p>2.5001651026</text:p>
          </table:table-cell>
          <table:table-cell table:formula="of:=[.G257]-[.C257]" office:value-type="float" office:value="0.000165102627697866">
            <text:p>0.0001651026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7/08/2012</text:date>, <text:time>09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07T18:09:07</dc:date>
    <dc:creator>Mark Thoren</dc:creator>
    <meta:generator>OpenOffice.org/3.3$Unix OpenOffice.org_project/330m20$Build-9567</meta:generator>
    <meta:editing-duration>PT56M8S</meta:editing-duration>
    <meta:editing-cycles>1</meta:editing-cycles>
    <meta:document-statistic meta:table-count="2" meta:cell-count="17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0.0001" chart:maximum="0.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cm" svg:height="12.278cm" xlink:href=".." xlink:type="simple" chart:class="chart:scatter" chart:style-name="ch1">
        <chart:plot-area chart:style-name="ch2" table:cell-range-address="Sheet1.D5:Sheet1.D257 Sheet1.H5:Sheet1.H257" svg:x="0.894cm" svg:y="1.115cm" svg:width="20.418cm" svg:height="10.498cm">
          <chartooo:coordinate-region svg:x="1.056cm" svg:y="1.312cm" svg:width="20.15cm" svg:height="10.10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257" chart:class="chart:scatter">
            <chart:domain table:cell-range-address="Sheet1.D5:Sheet1.D257"/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53887">
                <text:p>-2.53887</text:p>
                <draw:g>
                  <svg:desc>Sheet1.D5:Sheet1.D257</svg:desc>
                </draw:g>
              </table:table-cell>
              <table:table-cell office:value-type="float" office:value="-0.039931853213671">
                <text:p>-0.039931853213671</text:p>
                <draw:g>
                  <svg:desc>Sheet1.H5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5189">
                <text:p>-2.5189</text:p>
              </table:table-cell>
              <table:table-cell office:value-type="float" office:value="-0.0199533824846307">
                <text:p>-0.0199533824846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9892">
                <text:p>-2.49892</text:p>
              </table:table-cell>
              <table:table-cell office:value-type="float" office:value="0.0000350924861356461">
                <text:p>0.0000350924861356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47893">
                <text:p>-2.47893</text:p>
              </table:table-cell>
              <table:table-cell office:value-type="float" office:value="0.0000673568086297926">
                <text:p>0.0000673568086297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45895">
                <text:p>-2.45895</text:p>
              </table:table-cell>
              <table:table-cell office:value-type="float" office:value="0.0000682895993961985">
                <text:p>0.0000682895993961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43897">
                <text:p>-2.43897</text:p>
              </table:table-cell>
              <table:table-cell office:value-type="float" office:value="0.000062069830163658">
                <text:p>0.000062069830163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41883">
                <text:p>-2.41883</text:p>
              </table:table-cell>
              <table:table-cell office:value-type="float" office:value="0.0000630692685641421">
                <text:p>0.0000630692685641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9885">
                <text:p>-2.39885</text:p>
              </table:table-cell>
              <table:table-cell office:value-type="float" office:value="0.0000537947593306498">
                <text:p>0.0000537947593306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37888">
                <text:p>-2.37888</text:p>
              </table:table-cell>
              <table:table-cell office:value-type="float" office:value="0.0000440713783702584">
                <text:p>0.0000440713783702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589">
                <text:p>-2.3589</text:p>
              </table:table-cell>
              <table:table-cell office:value-type="float" office:value="0.0000290785491370293">
                <text:p>0.0000290785491370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3389">
                <text:p>-2.3389</text:p>
              </table:table-cell>
              <table:table-cell office:value-type="float" office:value="0.0000255632933581218">
                <text:p>0.0000255632933581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31893">
                <text:p>-2.31893</text:p>
              </table:table-cell>
              <table:table-cell office:value-type="float" office:value="0.00000982357239820431">
                <text:p>0.000009823572398204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29896">
                <text:p>-2.29896</text:p>
              </table:table-cell>
              <table:table-cell office:value-type="float" office:value="-0.00000444466856253101">
                <text:p>-0.00000444466856253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27896">
                <text:p>-2.27896</text:p>
              </table:table-cell>
              <table:table-cell office:value-type="float" office:value="-0.00000654431434110592">
                <text:p>-0.00000654431434110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25898">
                <text:p>-2.25898</text:p>
              </table:table-cell>
              <table:table-cell office:value-type="float" office:value="-0.0000129503435748468">
                <text:p>-0.0000129503435748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239">
                <text:p>-2.239</text:p>
              </table:table-cell>
              <table:table-cell office:value-type="float" office:value="-0.0000176613728073427">
                <text:p>-0.000017661372807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21903">
                <text:p>-2.21903</text:p>
              </table:table-cell>
              <table:table-cell office:value-type="float" office:value="-0.0000185558137681952">
                <text:p>-0.0000185558137681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19905">
                <text:p>-2.19905</text:p>
              </table:table-cell>
              <table:table-cell office:value-type="float" office:value="-0.0000167475830012975">
                <text:p>-0.0000167475830012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17906">
                <text:p>-2.17906</text:p>
              </table:table-cell>
              <table:table-cell office:value-type="float" office:value="-0.0000112308505073599">
                <text:p>-0.0000112308505073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15907">
                <text:p>-2.15907</text:p>
              </table:table-cell>
              <table:table-cell office:value-type="float" office:value="-0.000000182058013109554">
                <text:p>-0.000000182058013109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13895">
                <text:p>-2.13895</text:p>
              </table:table-cell>
              <table:table-cell office:value-type="float" office:value="-0.000000918553066941996">
                <text:p>-0.000000918553066941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11897">
                <text:p>-2.11897</text:p>
              </table:table-cell>
              <table:table-cell office:value-type="float" office:value="0.00000226803769987072">
                <text:p>0.00000226803769987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09898">
                <text:p>-2.09898</text:p>
              </table:table-cell>
              <table:table-cell office:value-type="float" office:value="0.00000838081019383097">
                <text:p>0.00000838081019383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079">
                <text:p>-2.079</text:p>
              </table:table-cell>
              <table:table-cell office:value-type="float" office:value="0.00000391193096005438">
                <text:p>0.000003911930960054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05903">
                <text:p>-2.05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03905">
                <text:p>-2.03905</text:p>
              </table:table-cell>
              <table:table-cell office:value-type="float" office:value="0.00000156609076684688">
                <text:p>0.00000156609076684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01905">
                <text:p>-2.01905</text:p>
              </table:table-cell>
              <table:table-cell office:value-type="float" office:value="0.0000049798749883756">
                <text:p>0.00000497987498837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99907">
                <text:p>-1.99907</text:p>
              </table:table-cell>
              <table:table-cell office:value-type="float" office:value="0.00000364023575483152">
                <text:p>0.00000364023575483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9791">
                <text:p>-1.9791</text:p>
              </table:table-cell>
              <table:table-cell office:value-type="float" office:value="0.00000146056479466417">
                <text:p>0.00000146056479466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95912">
                <text:p>-1.95912</text:p>
              </table:table-cell>
              <table:table-cell office:value-type="float" office:value="0.00000252374556142243">
                <text:p>0.000002523745561422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93913">
                <text:p>-1.93913</text:p>
              </table:table-cell>
              <table:table-cell office:value-type="float" office:value="0.00000485534805538812">
                <text:p>0.000004855348055388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1915">
                <text:p>-1.91915</text:p>
              </table:table-cell>
              <table:table-cell office:value-type="float" office:value="0.00000461467882195699">
                <text:p>0.00000461467882195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9918">
                <text:p>-1.89918</text:p>
              </table:table-cell>
              <table:table-cell office:value-type="float" office:value="0.00000116840786157368">
                <text:p>0.00000116840786157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792">
                <text:p>-1.8792</text:p>
              </table:table-cell>
              <table:table-cell office:value-type="float" office:value="0.00000588236862886227">
                <text:p>0.00000588236862886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85921">
                <text:p>-1.85921</text:p>
              </table:table-cell>
              <table:table-cell office:value-type="float" office:value="0.0000117157511227983">
                <text:p>0.00001171575112279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83908">
                <text:p>-1.83908</text:p>
              </table:table-cell>
              <table:table-cell office:value-type="float" office:value="0.00000734892779585827">
                <text:p>0.00000734892779585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8191">
                <text:p>-1.8191</text:p>
              </table:table-cell>
              <table:table-cell office:value-type="float" office:value="0.0000112246985628506">
                <text:p>0.0000112246985628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79912">
                <text:p>-1.79912</text:p>
              </table:table-cell>
              <table:table-cell office:value-type="float" office:value="0.0000112634193294436">
                <text:p>0.0000112634193294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77914">
                <text:p>-1.77914</text:p>
              </table:table-cell>
              <table:table-cell office:value-type="float" office:value="0.0000117305500966225">
                <text:p>0.0000117305500966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75916">
                <text:p>-1.75916</text:p>
              </table:table-cell>
              <table:table-cell office:value-type="float" office:value="0.00000495198086336579">
                <text:p>0.000004951980863365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73919">
                <text:p>-1.73919</text:p>
              </table:table-cell>
              <table:table-cell office:value-type="float" office:value="0.00000165472990310001">
                <text:p>0.0000016547299031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7192">
                <text:p>-1.7192</text:p>
              </table:table-cell>
              <table:table-cell office:value-type="float" office:value="0.0000125917623969851">
                <text:p>0.00001259176239698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69921">
                <text:p>-1.69921</text:p>
              </table:table-cell>
              <table:table-cell office:value-type="float" office:value="0.000012129404890926">
                <text:p>0.0000121294048909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67923">
                <text:p>-1.67923</text:p>
              </table:table-cell>
              <table:table-cell office:value-type="float" office:value="0.0000102123456575676">
                <text:p>0.0000102123456575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65925">
                <text:p>-1.65925</text:p>
              </table:table-cell>
              <table:table-cell office:value-type="float" office:value="0.00000972952642408487">
                <text:p>0.000009729526424084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63926">
                <text:p>-1.63926</text:p>
              </table:table-cell>
              <table:table-cell office:value-type="float" office:value="0.0000156374089179678">
                <text:p>0.00001563740891796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61929">
                <text:p>-1.61929</text:p>
              </table:table-cell>
              <table:table-cell office:value-type="float" office:value="0.00000580227795810018">
                <text:p>0.00000580227795810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59931">
                <text:p>-1.59931</text:p>
              </table:table-cell>
              <table:table-cell office:value-type="float" office:value="0.00000859770872496668">
                <text:p>0.000008597708724966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7933">
                <text:p>-1.57933</text:p>
              </table:table-cell>
              <table:table-cell office:value-type="float" office:value="0.00000623360949170149">
                <text:p>0.00000623360949170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55919">
                <text:p>-1.55919</text:p>
              </table:table-cell>
              <table:table-cell office:value-type="float" office:value="0.0000120014278921499">
                <text:p>0.0000120014278921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5392">
                <text:p>-1.5392</text:p>
              </table:table-cell>
              <table:table-cell office:value-type="float" office:value="0.0000158976603858996">
                <text:p>0.0000158976603858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51924">
                <text:p>-1.51924</text:p>
              </table:table-cell>
              <table:table-cell office:value-type="float" office:value="0.00000844486769890906">
                <text:p>0.000008444867698909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49925">
                <text:p>-1.49925</text:p>
              </table:table-cell>
              <table:table-cell office:value-type="float" office:value="0.0000129744001928778">
                <text:p>0.00001297440019287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47927">
                <text:p>-1.47927</text:p>
              </table:table-cell>
              <table:table-cell office:value-type="float" office:value="0.0000117465209594769">
                <text:p>0.00001174652095947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45929">
                <text:p>-1.45929</text:p>
              </table:table-cell>
              <table:table-cell office:value-type="float" office:value="0.0000105558917262716">
                <text:p>0.0000105558917262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43931">
                <text:p>-1.43931</text:p>
              </table:table-cell>
              <table:table-cell office:value-type="float" office:value="0.0000149159424931433">
                <text:p>0.00001491594249314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41933">
                <text:p>-1.41933</text:p>
              </table:table-cell>
              <table:table-cell office:value-type="float" office:value="0.0000132596532600449">
                <text:p>0.00001325965326004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39934">
                <text:p>-1.39934</text:p>
              </table:table-cell>
              <table:table-cell office:value-type="float" office:value="0.0000092210257538472">
                <text:p>0.00000922102575384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37936">
                <text:p>-1.37936</text:p>
              </table:table-cell>
              <table:table-cell office:value-type="float" office:value="0.00000627950652032361">
                <text:p>0.000006279506520323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35939">
                <text:p>-1.35939</text:p>
              </table:table-cell>
              <table:table-cell office:value-type="float" office:value="0.00000920348556032735">
                <text:p>0.00000920348556032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3394">
                <text:p>-1.3394</text:p>
              </table:table-cell>
              <table:table-cell office:value-type="float" office:value="0.0000143476980543067">
                <text:p>0.00001434769805430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31942">
                <text:p>-1.31942</text:p>
              </table:table-cell>
              <table:table-cell office:value-type="float" office:value="0.00000907786882109463">
                <text:p>0.00000907786882109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29944">
                <text:p>-1.29944</text:p>
              </table:table-cell>
              <table:table-cell office:value-type="float" office:value="0.00000716081958773707">
                <text:p>0.00000716081958773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27931">
                <text:p>-1.27931</text:p>
              </table:table-cell>
              <table:table-cell office:value-type="float" office:value="0.0000103377062614651">
                <text:p>0.0000103377062614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25934">
                <text:p>-1.25934</text:p>
              </table:table-cell>
              <table:table-cell office:value-type="float" office:value="0.00000402297530133211">
                <text:p>0.00000402297530133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23934">
                <text:p>-1.23934</text:p>
              </table:table-cell>
              <table:table-cell office:value-type="float" office:value="0.00000959741952200055">
                <text:p>0.00000959741952200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21936">
                <text:p>-1.21936</text:p>
              </table:table-cell>
              <table:table-cell office:value-type="float" office:value="0.00000689805028897261">
                <text:p>0.00000689805028897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19938">
                <text:p>-1.19938</text:p>
              </table:table-cell>
              <table:table-cell office:value-type="float" office:value="0.0000131952610555874">
                <text:p>0.00001319526105558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1794">
                <text:p>-1.1794</text:p>
              </table:table-cell>
              <table:table-cell office:value-type="float" office:value="0.0000142956818225404">
                <text:p>0.00001429568182254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15942">
                <text:p>-1.15942</text:p>
              </table:table-cell>
              <table:table-cell office:value-type="float" office:value="0.00000820630258946409">
                <text:p>0.000008206302589464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13943">
                <text:p>-1.13943</text:p>
              </table:table-cell>
              <table:table-cell office:value-type="float" office:value="0.0000128848450833274">
                <text:p>0.00001288484508332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11946">
                <text:p>-1.11946</text:p>
              </table:table-cell>
              <table:table-cell office:value-type="float" office:value="0.0000104816641226524">
                <text:p>0.00001048166412265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09948">
                <text:p>-1.09948</text:p>
              </table:table-cell>
              <table:table-cell office:value-type="float" office:value="0.0000133888548896621">
                <text:p>0.00001338885488966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07948">
                <text:p>-1.07948</text:p>
              </table:table-cell>
              <table:table-cell office:value-type="float" office:value="0.0000148468591105733">
                <text:p>0.00001484685911057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0595">
                <text:p>-1.0595</text:p>
              </table:table-cell>
              <table:table-cell office:value-type="float" office:value="0.0000158168998773966">
                <text:p>0.00001581689987739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03953">
                <text:p>-1.03953</text:p>
              </table:table-cell>
              <table:table-cell office:value-type="float" office:value="0.0000100050789173523">
                <text:p>0.00001000507891735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01955">
                <text:p>-1.01955</text:p>
              </table:table-cell>
              <table:table-cell office:value-type="float" office:value="0.00000944774968414386">
                <text:p>0.000009447749684143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948">
                <text:p>-0.99948</text:p>
              </table:table-cell>
              <table:table-cell office:value-type="float" office:value="0.0000154820919947563">
                <text:p>0.00001548209199475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7943">
                <text:p>-0.97943</text:p>
              </table:table-cell>
              <table:table-cell office:value-type="float" office:value="0.00000873501685128009">
                <text:p>0.000008735016851280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5945">
                <text:p>-0.95945</text:p>
              </table:table-cell>
              <table:table-cell office:value-type="float" office:value="0.0000147714536180565">
                <text:p>0.00001477145361805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3947">
                <text:p>-0.93947</text:p>
              </table:table-cell>
              <table:table-cell office:value-type="float" office:value="0.0000149778103849529">
                <text:p>0.00001497781038495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1949">
                <text:p>-0.91949</text:p>
              </table:table-cell>
              <table:table-cell office:value-type="float" office:value="0.00000791985115167204">
                <text:p>0.00000791985115167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89951">
                <text:p>-0.89951</text:p>
              </table:table-cell>
              <table:table-cell office:value-type="float" office:value="0.00000551850491858907">
                <text:p>0.00000551850491858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7953">
                <text:p>-0.87953</text:p>
              </table:table-cell>
              <table:table-cell office:value-type="float" office:value="0.0000102324626852779">
                <text:p>0.00001023246268527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5955">
                <text:p>-0.85955</text:p>
              </table:table-cell>
              <table:table-cell office:value-type="float" office:value="0.0000122455854520975">
                <text:p>0.00001224558545209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3957">
                <text:p>-0.83957</text:p>
              </table:table-cell>
              <table:table-cell office:value-type="float" office:value="0.0000103471532190147">
                <text:p>0.0000103471532190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1959">
                <text:p>-0.81959</text:p>
              </table:table-cell>
              <table:table-cell office:value-type="float" office:value="0.00000582239198576584">
                <text:p>0.000005822391985765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996">
                <text:p>-0.7996</text:p>
              </table:table-cell>
              <table:table-cell office:value-type="float" office:value="0.0000136674314796803">
                <text:p>0.00001366743147968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77961">
                <text:p>-0.77961</text:p>
              </table:table-cell>
              <table:table-cell office:value-type="float" office:value="0.0000148814539736586">
                <text:p>0.00001488145397365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75963">
                <text:p>-0.75963</text:p>
              </table:table-cell>
              <table:table-cell office:value-type="float" office:value="0.0000121820847404086">
                <text:p>0.00001218208474040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73966">
                <text:p>-0.73966</text:p>
              </table:table-cell>
              <table:table-cell office:value-type="float" office:value="0.00000646339278009833">
                <text:p>0.000006463392780098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71967">
                <text:p>-0.71967</text:p>
              </table:table-cell>
              <table:table-cell office:value-type="float" office:value="0.000013116339274033">
                <text:p>0.0000131163392740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9954">
                <text:p>-0.69954</text:p>
              </table:table-cell>
              <table:table-cell office:value-type="float" office:value="0.00000759468194755364">
                <text:p>0.000007594681947553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7956">
                <text:p>-0.67956</text:p>
              </table:table-cell>
              <table:table-cell office:value-type="float" office:value="0.00000452278271423356">
                <text:p>0.000004522782714233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5958">
                <text:p>-0.65958</text:p>
              </table:table-cell>
              <table:table-cell office:value-type="float" office:value="0.0000144707744810235">
                <text:p>0.0000144707744810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396">
                <text:p>-0.6396</text:p>
              </table:table-cell>
              <table:table-cell office:value-type="float" office:value="0.0000123115722479028">
                <text:p>0.0000123115722479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1962">
                <text:p>-0.61962</text:p>
              </table:table-cell>
              <table:table-cell office:value-type="float" office:value="0.0000136727690147609">
                <text:p>0.0000136727690147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9964">
                <text:p>-0.59964</text:p>
              </table:table-cell>
              <table:table-cell office:value-type="float" office:value="0.00000905487478142231">
                <text:p>0.00000905487478142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57967">
                <text:p>-0.57967</text:p>
              </table:table-cell>
              <table:table-cell office:value-type="float" office:value="0.00000899862382131023">
                <text:p>0.000008998623821310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5968">
                <text:p>-0.55968</text:p>
              </table:table-cell>
              <table:table-cell office:value-type="float" office:value="0.000012727217315156">
                <text:p>0.0000127272173151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5397">
                <text:p>-0.5397</text:p>
              </table:table-cell>
              <table:table-cell office:value-type="float" office:value="0.00000859361108185297">
                <text:p>0.000008593611081852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51972">
                <text:p>-0.51972</text:p>
              </table:table-cell>
              <table:table-cell office:value-type="float" office:value="0.00000758924884869394">
                <text:p>0.000007589248848693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9974">
                <text:p>-0.49974</text:p>
              </table:table-cell>
              <table:table-cell office:value-type="float" office:value="0.0000135325526156027">
                <text:p>0.0000135325526156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7976">
                <text:p>-0.47976</text:p>
              </table:table-cell>
              <table:table-cell office:value-type="float" office:value="0.0000122674203823503">
                <text:p>0.0000122674203823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45977">
                <text:p>-0.45977</text:p>
              </table:table-cell>
              <table:table-cell office:value-type="float" office:value="0.0000092718648763146">
                <text:p>0.00000927186487631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43979">
                <text:p>-0.43979</text:p>
              </table:table-cell>
              <table:table-cell office:value-type="float" office:value="0.00000726167364312191">
                <text:p>0.000007261673643121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41967">
                <text:p>-0.41967</text:p>
              </table:table-cell>
              <table:table-cell office:value-type="float" office:value="0.00000300477758946593">
                <text:p>0.000003004777589465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9968">
                <text:p>-0.39968</text:p>
              </table:table-cell>
              <table:table-cell office:value-type="float" office:value="0.00000947146008339894">
                <text:p>0.000009471460083398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3797">
                <text:p>-0.3797</text:p>
              </table:table-cell>
              <table:table-cell office:value-type="float" office:value="0.00000444378385017208">
                <text:p>0.00000444378385017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5971">
                <text:p>-0.35971</text:p>
              </table:table-cell>
              <table:table-cell office:value-type="float" office:value="0.0000106310693441247">
                <text:p>0.00001063106934412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3974">
                <text:p>-0.33974</text:p>
              </table:table-cell>
              <table:table-cell office:value-type="float" office:value="0.0000086935473837535">
                <text:p>0.00000869354738375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1977">
                <text:p>-0.31977</text:p>
              </table:table-cell>
              <table:table-cell office:value-type="float" office:value="0.000000832813423501388">
                <text:p>0.0000008328134235013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9977">
                <text:p>-0.29977</text:p>
              </table:table-cell>
              <table:table-cell office:value-type="float" office:value="0.00000875419564455582">
                <text:p>0.000008754195644555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7979">
                <text:p>-0.27979</text:p>
              </table:table-cell>
              <table:table-cell office:value-type="float" office:value="0.00000694889541130728">
                <text:p>0.000006948895411307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5981">
                <text:p>-0.25981</text:p>
              </table:table-cell>
              <table:table-cell office:value-type="float" office:value="0.0000145127011781376">
                <text:p>0.0000145127011781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23984">
                <text:p>-0.23984</text:p>
              </table:table-cell>
              <table:table-cell office:value-type="float" office:value="0.00000527361021784856">
                <text:p>0.000005273610217848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1985">
                <text:p>-0.21985</text:p>
              </table:table-cell>
              <table:table-cell office:value-type="float" office:value="0.00000857379471178033">
                <text:p>0.00000857379471178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9986">
                <text:p>-0.19986</text:p>
              </table:table-cell>
              <table:table-cell office:value-type="float" office:value="0.0000112593072057188">
                <text:p>0.00001125930720571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7989">
                <text:p>-0.17989</text:p>
              </table:table-cell>
              <table:table-cell office:value-type="float" office:value="0.00000773853624538856">
                <text:p>0.00000773853624538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5991">
                <text:p>-0.15991</text:p>
              </table:table-cell>
              <table:table-cell office:value-type="float" office:value="0.00000969578001219773">
                <text:p>0.000009695780012197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3977">
                <text:p>-0.13977</text:p>
              </table:table-cell>
              <table:table-cell office:value-type="float" office:value="0.00000387793641279388">
                <text:p>0.000003877936412793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1978">
                <text:p>-0.11978</text:p>
              </table:table-cell>
              <table:table-cell office:value-type="float" office:value="0.0000109779179067182">
                <text:p>0.00001097791790671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9981">
                <text:p>-0.09981</text:p>
              </table:table-cell>
              <table:table-cell office:value-type="float" office:value="0.00000581801964641415">
                <text:p>0.000005818019646414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7983">
                <text:p>-0.07983</text:p>
              </table:table-cell>
              <table:table-cell office:value-type="float" office:value="0.00000907911461321687">
                <text:p>0.000009079114613216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985">
                <text:p>-0.05985</text:p>
              </table:table-cell>
              <table:table-cell office:value-type="float" office:value="0.00000425632968003437">
                <text:p>0.000004256329680034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3986">
                <text:p>-0.03986</text:p>
              </table:table-cell>
              <table:table-cell office:value-type="float" office:value="0.00000999657997394904">
                <text:p>0.000009996579973949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989">
                <text:p>-0.01989</text:p>
              </table:table-cell>
              <table:table-cell office:value-type="float" office:value="0.00000595426871365448">
                <text:p>0.000005954268713654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1">
                <text:p>0.0001</text:p>
              </table:table-cell>
              <table:table-cell office:value-type="float" office:value="0.000012886611943573">
                <text:p>0.0000128866119435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008">
                <text:p>0.02008</text:p>
              </table:table-cell>
              <table:table-cell office:value-type="float" office:value="0.0000105038921743815">
                <text:p>0.0000105038921743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005">
                <text:p>0.04005</text:p>
              </table:table-cell>
              <table:table-cell office:value-type="float" office:value="0.00000370486601407316">
                <text:p>0.000003704866014073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004">
                <text:p>0.06004</text:p>
              </table:table-cell>
              <table:table-cell office:value-type="float" office:value="0.0000100970422080016">
                <text:p>0.00001009704220800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002">
                <text:p>0.08002</text:p>
              </table:table-cell>
              <table:table-cell office:value-type="float" office:value="0.00000771432237481329">
                <text:p>0.000007714322374813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">
                <text:p>0.1</text:p>
              </table:table-cell>
              <table:table-cell office:value-type="float" office:value="0.00000846084634162358">
                <text:p>0.000008460846341623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1998">
                <text:p>0.11998</text:p>
              </table:table-cell>
              <table:table-cell office:value-type="float" office:value="0.00000835055410843">
                <text:p>0.000008350554108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996">
                <text:p>0.13996</text:p>
              </table:table-cell>
              <table:table-cell office:value-type="float" office:value="0.00000661975987523156">
                <text:p>0.000006619759875231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601">
                <text:p>0.1601</text:p>
              </table:table-cell>
              <table:table-cell office:value-type="float" office:value="0.00000385665427582449">
                <text:p>0.000003856654275824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008">
                <text:p>0.18008</text:p>
              </table:table-cell>
              <table:table-cell office:value-type="float" office:value="0.0000000396980426309312">
                <text:p>0.00000003969804263093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0005">
                <text:p>0.20005</text:p>
              </table:table-cell>
              <table:table-cell office:value-type="float" office:value="0.00000296367908231288">
                <text:p>0.000002963679082312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004">
                <text:p>0.22004</text:p>
              </table:table-cell>
              <table:table-cell office:value-type="float" office:value="0.00000171901057624546">
                <text:p>0.000001719010576245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4003">
                <text:p>0.24003</text:p>
              </table:table-cell>
              <table:table-cell office:value-type="float" office:value="0.00000738475507017222">
                <text:p>0.000007384755070172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6001">
                <text:p>0.26001</text:p>
              </table:table-cell>
              <table:table-cell office:value-type="float" office:value="0.00000457362683697893">
                <text:p>0.000004573626836978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7998">
                <text:p>0.27998</text:p>
              </table:table-cell>
              <table:table-cell office:value-type="float" office:value="0.00000613787687664402">
                <text:p>0.000006137876876644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9996">
                <text:p>0.29996</text:p>
              </table:table-cell>
              <table:table-cell office:value-type="float" office:value="0.00000431395064343088">
                <text:p>0.000004313950643430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1995">
                <text:p>0.31995</text:p>
              </table:table-cell>
              <table:table-cell office:value-type="float" office:value="0.00000502505913735352">
                <text:p>0.000005025059137353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993">
                <text:p>0.33993</text:p>
              </table:table-cell>
              <table:table-cell office:value-type="float" office:value="0.00000288448390423079">
                <text:p>0.000002884483904230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99">
                <text:p>0.3599</text:p>
              </table:table-cell>
              <table:table-cell office:value-type="float" office:value="0.0000025674629439143">
                <text:p>0.0000025674629439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989">
                <text:p>0.37989</text:p>
              </table:table-cell>
              <table:table-cell office:value-type="float" office:value="0.00000549511843778161">
                <text:p>0.000005495118437781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9987">
                <text:p>0.39987</text:p>
              </table:table-cell>
              <table:table-cell office:value-type="float" office:value="0.000003391796204677">
                <text:p>0.0000033917962046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985">
                <text:p>0.41985</text:p>
              </table:table-cell>
              <table:table-cell office:value-type="float" office:value="0.00000320699697148319">
                <text:p>0.000003206996971483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998">
                <text:p>0.43998</text:p>
              </table:table-cell>
              <table:table-cell office:value-type="float" office:value="0.00000277036064488811">
                <text:p>0.000002770360644888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5996">
                <text:p>0.45996</text:p>
              </table:table-cell>
              <table:table-cell office:value-type="float" office:value="0.00000524914541172317">
                <text:p>0.000005249145411723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7995">
                <text:p>0.47995</text:p>
              </table:table-cell>
              <table:table-cell office:value-type="float" office:value="-0.00000160208609434331">
                <text:p>-0.000001602086094343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9993">
                <text:p>0.49993</text:p>
              </table:table-cell>
              <table:table-cell office:value-type="float" office:value="-0.00000173100532752102">
                <text:p>-0.000001731005327521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1991">
                <text:p>0.51991</text:p>
              </table:table-cell>
              <table:table-cell office:value-type="float" office:value="0.0000028339414394063">
                <text:p>0.00000283394143940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3989">
                <text:p>0.53989</text:p>
              </table:table-cell>
              <table:table-cell office:value-type="float" office:value="0.00000445590920616912">
                <text:p>0.000004455909206169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987">
                <text:p>0.55987</text:p>
              </table:table-cell>
              <table:table-cell office:value-type="float" office:value="-0.00000239715902705662">
                <text:p>-0.000002397159027056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7985">
                <text:p>0.57985</text:p>
              </table:table-cell>
              <table:table-cell office:value-type="float" office:value="-0.00000526416726032153">
                <text:p>-0.000005264167260321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9983">
                <text:p>0.59983</text:p>
              </table:table-cell>
              <table:table-cell office:value-type="float" office:value="0.00000537300250658124">
                <text:p>0.00000537300250658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98">
                <text:p>0.6198</text:p>
              </table:table-cell>
              <table:table-cell office:value-type="float" office:value="-0.00000395922045381969">
                <text:p>-0.000003959220453819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3979">
                <text:p>0.63979</text:p>
              </table:table-cell>
              <table:table-cell office:value-type="float" office:value="0.000000812454040155508">
                <text:p>0.0000008124540401555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977">
                <text:p>0.65977</text:p>
              </table:table-cell>
              <table:table-cell office:value-type="float" office:value="-0.000000936966193076927">
                <text:p>-0.0000009369661930769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975">
                <text:p>0.67975</text:p>
              </table:table-cell>
              <table:table-cell office:value-type="float" office:value="0.0000044661705738136">
                <text:p>0.00000446617057381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9972">
                <text:p>0.69972</text:p>
              </table:table-cell>
              <table:table-cell office:value-type="float" office:value="-0.0000027985163866262">
                <text:p>-0.00000279851638662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1986">
                <text:p>0.71986</text:p>
              </table:table-cell>
              <table:table-cell office:value-type="float" office:value="0.00000123703301402323">
                <text:p>0.000001237033014023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3984">
                <text:p>0.73984</text:p>
              </table:table-cell>
              <table:table-cell office:value-type="float" office:value="-0.00000574642021922145">
                <text:p>-0.000005746420219221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5982">
                <text:p>0.75982</text:p>
              </table:table-cell>
              <table:table-cell office:value-type="float" office:value="0.0000000851245476329865">
                <text:p>0.00000008512454763298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798">
                <text:p>0.7798</text:p>
              </table:table-cell>
              <table:table-cell office:value-type="float" office:value="0.000000701263314528688">
                <text:p>0.0000007012633145286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9979">
                <text:p>0.79979</text:p>
              </table:table-cell>
              <table:table-cell office:value-type="float" office:value="0.000000481049808542799">
                <text:p>0.0000004810498085427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1977">
                <text:p>0.81977</text:p>
              </table:table-cell>
              <table:table-cell office:value-type="float" office:value="-0.00000236733142477963">
                <text:p>-0.00000236733142477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3975">
                <text:p>0.83975</text:p>
              </table:table-cell>
              <table:table-cell office:value-type="float" office:value="-0.00000327856165793783">
                <text:p>-0.000003278561657937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974">
                <text:p>0.85974</text:p>
              </table:table-cell>
              <table:table-cell office:value-type="float" office:value="0.00000410081683588359">
                <text:p>0.000004100816835883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7972">
                <text:p>0.87972</text:p>
              </table:table-cell>
              <table:table-cell office:value-type="float" office:value="0.00000443755860268791">
                <text:p>0.000004437558602687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9969">
                <text:p>0.89969</text:p>
              </table:table-cell>
              <table:table-cell office:value-type="float" office:value="-0.00000342317535761971">
                <text:p>-0.000003423175357619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1967">
                <text:p>0.91967</text:p>
              </table:table-cell>
              <table:table-cell office:value-type="float" office:value="-0.00000394324959074321">
                <text:p>-0.000003943249590743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3966">
                <text:p>0.93966</text:p>
              </table:table-cell>
              <table:table-cell office:value-type="float" office:value="0.00000187150590313934">
                <text:p>0.000001871505903139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5964">
                <text:p>0.95964</text:p>
              </table:table-cell>
              <table:table-cell office:value-type="float" office:value="-0.00000291402633001425">
                <text:p>-0.000002914026330014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7962">
                <text:p>0.97962</text:p>
              </table:table-cell>
              <table:table-cell office:value-type="float" office:value="0.00000362532443676233">
                <text:p>0.000003625324436762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967">
                <text:p>0.99967</text:p>
              </table:table-cell>
              <table:table-cell office:value-type="float" office:value="-0.00000595296870664619">
                <text:p>-0.000005952968706646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1974">
                <text:p>1.01974</text:p>
              </table:table-cell>
              <table:table-cell office:value-type="float" office:value="0.00000380666760424475">
                <text:p>0.000003806667604244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3972">
                <text:p>1.03972</text:p>
              </table:table-cell>
              <table:table-cell office:value-type="float" office:value="-0.000000103421629038536">
                <text:p>-0.0000001034216290385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5969">
                <text:p>1.05969</text:p>
              </table:table-cell>
              <table:table-cell office:value-type="float" office:value="-0.00000345655258926492">
                <text:p>-0.000003456552589264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7967">
                <text:p>1.07967</text:p>
              </table:table-cell>
              <table:table-cell office:value-type="float" office:value="-0.00000596966182242475">
                <text:p>-0.000005969661822424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967">
                <text:p>1.09967</text:p>
              </table:table-cell>
              <table:table-cell office:value-type="float" office:value="0.00000111353239828915">
                <text:p>0.000001113532398289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1965">
                <text:p>1.11965</text:p>
              </table:table-cell>
              <table:table-cell office:value-type="float" office:value="-0.00000119468683457136">
                <text:p>-0.000001194686834571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3962">
                <text:p>1.13962</text:p>
              </table:table-cell>
              <table:table-cell office:value-type="float" office:value="-0.00000151170779494336">
                <text:p>-0.000001511707794943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596">
                <text:p>1.1596</text:p>
              </table:table-cell>
              <table:table-cell office:value-type="float" office:value="-0.00000713542702812653">
                <text:p>-0.000007135427028126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7959">
                <text:p>1.17959</text:p>
              </table:table-cell>
              <table:table-cell office:value-type="float" office:value="-0.00000271765453407902">
                <text:p>-0.000002717654534079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9957">
                <text:p>1.19957</text:p>
              </table:table-cell>
              <table:table-cell office:value-type="float" office:value="-0.00000387103376753295">
                <text:p>-0.000003871033767532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1954">
                <text:p>1.21954</text:p>
              </table:table-cell>
              <table:table-cell office:value-type="float" office:value="-0.00000469096472754949">
                <text:p>-0.000004690964727549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3952">
                <text:p>1.23952</text:p>
              </table:table-cell>
              <table:table-cell office:value-type="float" office:value="-0.00000752071396092902">
                <text:p>-0.000007520713960929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5951">
                <text:p>1.25951</text:p>
              </table:table-cell>
              <table:table-cell office:value-type="float" office:value="-0.0000063625714668003">
                <text:p>-0.0000063625714668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795">
                <text:p>1.2795</text:p>
              </table:table-cell>
              <table:table-cell office:value-type="float" office:value="0.000000588391027012136">
                <text:p>0.0000005883910270121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9962">
                <text:p>1.29962</text:p>
              </table:table-cell>
              <table:table-cell office:value-type="float" office:value="-0.00000800846402682076">
                <text:p>-0.000008008464026820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196">
                <text:p>1.3196</text:p>
              </table:table-cell>
              <table:table-cell office:value-type="float" office:value="-0.00000478462326003459">
                <text:p>-0.000004784623260034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3959">
                <text:p>1.33959</text:p>
              </table:table-cell>
              <table:table-cell office:value-type="float" office:value="-0.0000020991107658741">
                <text:p>-0.00000209911076587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5957">
                <text:p>1.35957</text:p>
              </table:table-cell>
              <table:table-cell office:value-type="float" office:value="-0.00000651210999902396">
                <text:p>-0.00000651210999902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7954">
                <text:p>1.37954</text:p>
              </table:table-cell>
              <table:table-cell office:value-type="float" office:value="-0.00000915744095952853">
                <text:p>-0.000009157440959528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9952">
                <text:p>1.39952</text:p>
              </table:table-cell>
              <table:table-cell office:value-type="float" office:value="-0.00000641789019262262">
                <text:p>-0.000006417890192622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1952">
                <text:p>1.41952</text:p>
              </table:table-cell>
              <table:table-cell office:value-type="float" office:value="-0.00000473636597142502">
                <text:p>-0.000004736365971425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395">
                <text:p>1.4395</text:p>
              </table:table-cell>
              <table:table-cell office:value-type="float" office:value="-0.00000467901520484482">
                <text:p>-0.000004679015204844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5948">
                <text:p>1.45948</text:p>
              </table:table-cell>
              <table:table-cell office:value-type="float" office:value="0.00000422588556214798">
                <text:p>0.000004225885562147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7945">
                <text:p>1.47945</text:p>
              </table:table-cell>
              <table:table-cell office:value-type="float" office:value="-0.000010452125398519">
                <text:p>-0.0000104521253985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9944">
                <text:p>1.49944</text:p>
              </table:table-cell>
              <table:table-cell office:value-type="float" office:value="-0.00000847442290452527">
                <text:p>-0.000008474422904525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1943">
                <text:p>1.51943</text:p>
              </table:table-cell>
              <table:table-cell office:value-type="float" office:value="0.0000000784295894895593">
                <text:p>0.00000007842958948955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3939">
                <text:p>1.53939</text:p>
              </table:table-cell>
              <table:table-cell office:value-type="float" office:value="-0.0000121427330979085">
                <text:p>-0.00001214273309790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5937">
                <text:p>1.55937</text:p>
              </table:table-cell>
              <table:table-cell office:value-type="float" office:value="-0.00000826696233113822">
                <text:p>-0.000008266962331138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7952">
                <text:p>1.57952</text:p>
              </table:table-cell>
              <table:table-cell office:value-type="float" office:value="-0.0000000200022034491099">
                <text:p>-0.00000002000220344910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995">
                <text:p>1.5995</text:p>
              </table:table-cell>
              <table:table-cell office:value-type="float" office:value="-0.00000307327143667102">
                <text:p>-0.000003073271436671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61947">
                <text:p>1.61947</text:p>
              </table:table-cell>
              <table:table-cell office:value-type="float" office:value="-0.00000728322239673673">
                <text:p>-0.000007283222396736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3945">
                <text:p>1.63945</text:p>
              </table:table-cell>
              <table:table-cell office:value-type="float" office:value="-0.0000048975716300248">
                <text:p>-0.00000489757163002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5943">
                <text:p>1.65943</text:p>
              </table:table-cell>
              <table:table-cell office:value-type="float" office:value="-0.00000789496086328612">
                <text:p>-0.000007894960863286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7942">
                <text:p>1.67942</text:p>
              </table:table-cell>
              <table:table-cell office:value-type="float" office:value="-0.00000109300836936832">
                <text:p>-0.000001093008369368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6994">
                <text:p>1.6994</text:p>
              </table:table-cell>
              <table:table-cell office:value-type="float" office:value="-0.00000295418760276611">
                <text:p>-0.000002954187602766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1938">
                <text:p>1.71938</text:p>
              </table:table-cell>
              <table:table-cell office:value-type="float" office:value="-0.0000116140168355816">
                <text:p>-0.00001161401683558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3937">
                <text:p>1.73937</text:p>
              </table:table-cell>
              <table:table-cell office:value-type="float" office:value="-0.00000460717434158653">
                <text:p>-0.000004607174341586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5934">
                <text:p>1.75934</text:p>
              </table:table-cell>
              <table:table-cell office:value-type="float" office:value="-0.00000600452530230555">
                <text:p>-0.000006004525302305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7933">
                <text:p>1.77933</text:p>
              </table:table-cell>
              <table:table-cell office:value-type="float" office:value="0.00000159836719171302">
                <text:p>0.00000159836719171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9931">
                <text:p>1.79931</text:p>
              </table:table-cell>
              <table:table-cell office:value-type="float" office:value="-0.00000564585204121393">
                <text:p>-0.000005645852041213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1929">
                <text:p>1.81929</text:p>
              </table:table-cell>
              <table:table-cell office:value-type="float" office:value="-0.00000301806127445126">
                <text:p>-0.00000301806127445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3927">
                <text:p>1.83927</text:p>
              </table:table-cell>
              <table:table-cell office:value-type="float" office:value="0.000000913589492279598">
                <text:p>0.0000009135894922795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594">
                <text:p>1.8594</text:p>
              </table:table-cell>
              <table:table-cell office:value-type="float" office:value="0.000000700466165515223">
                <text:p>0.0000007004661655152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7938">
                <text:p>1.87938</text:p>
              </table:table-cell>
              <table:table-cell office:value-type="float" office:value="0.000000292156932424348">
                <text:p>0.0000002921569324243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9937">
                <text:p>1.89937</text:p>
              </table:table-cell>
              <table:table-cell office:value-type="float" office:value="0.00000523146942654762">
                <text:p>0.000005231469426547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91933">
                <text:p>1.91933</text:p>
              </table:table-cell>
              <table:table-cell office:value-type="float" office:value="-0.00000479177326107028">
                <text:p>-0.000004791773261070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93932">
                <text:p>1.93932</text:p>
              </table:table-cell>
              <table:table-cell office:value-type="float" office:value="-0.000000634770767282689">
                <text:p>-0.0000006347707672826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9593">
                <text:p>1.9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97928">
                <text:p>1.97928</text:p>
              </table:table-cell>
              <table:table-cell office:value-type="float" office:value="-0.00000540020923311957">
                <text:p>-0.000005400209233119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99925">
                <text:p>1.99925</text:p>
              </table:table-cell>
              <table:table-cell office:value-type="float" office:value="-0.00000780339019401666">
                <text:p>-0.000007803390194016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01924">
                <text:p>2.01924</text:p>
              </table:table-cell>
              <table:table-cell office:value-type="float" office:value="0.00000028379229988218">
                <text:p>0.000000283792299882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03923">
                <text:p>2.03923</text:p>
              </table:table-cell>
              <table:table-cell office:value-type="float" office:value="-0.00000116576520614586">
                <text:p>-0.000001165765206145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05921">
                <text:p>2.05921</text:p>
              </table:table-cell>
              <table:table-cell office:value-type="float" office:value="-0.0000045543144389093">
                <text:p>-0.00000455431443890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07918">
                <text:p>2.07918</text:p>
              </table:table-cell>
              <table:table-cell office:value-type="float" office:value="-0.00000284105539938295">
                <text:p>-0.000002841055399382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09917">
                <text:p>2.09917</text:p>
              </table:table-cell>
              <table:table-cell office:value-type="float" office:value="-0.000000826092905636955">
                <text:p>-0.0000008260929056369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11916">
                <text:p>2.11916</text:p>
              </table:table-cell>
              <table:table-cell office:value-type="float" office:value="0.00000413183958825059">
                <text:p>0.000004131839588250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13914">
                <text:p>2.13914</text:p>
              </table:table-cell>
              <table:table-cell office:value-type="float" office:value="0.00000506463035510052">
                <text:p>0.000005064630355100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15926">
                <text:p>2.15926</text:p>
              </table:table-cell>
              <table:table-cell office:value-type="float" office:value="0.000000304825301888911">
                <text:p>0.0000003048253018889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17924">
                <text:p>2.17924</text:p>
              </table:table-cell>
              <table:table-cell office:value-type="float" office:value="0.00000673241606863328">
                <text:p>0.000006732416068633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19923">
                <text:p>2.19923</text:p>
              </table:table-cell>
              <table:table-cell office:value-type="float" office:value="0.00000649356856241568">
                <text:p>0.000006493568562415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21921">
                <text:p>2.21921</text:p>
              </table:table-cell>
              <table:table-cell office:value-type="float" office:value="0.00000593624932898607">
                <text:p>0.000005936249328986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23919">
                <text:p>2.23919</text:p>
              </table:table-cell>
              <table:table-cell office:value-type="float" office:value="0.0000129226300957797">
                <text:p>0.00001292263009577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25916">
                <text:p>2.25916</text:p>
              </table:table-cell>
              <table:table-cell office:value-type="float" office:value="0.00000310611913567627">
                <text:p>0.000003106119135676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27915">
                <text:p>2.27915</text:p>
              </table:table-cell>
              <table:table-cell office:value-type="float" office:value="0.00000337019162977015">
                <text:p>0.000003370191629770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29914">
                <text:p>2.29914</text:p>
              </table:table-cell>
              <table:table-cell office:value-type="float" office:value="-0.0000031271358764684">
                <text:p>-0.00000312713587646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31911">
                <text:p>2.31911</text:p>
              </table:table-cell>
              <table:table-cell office:value-type="float" office:value="-0.0000131299068364399">
                <text:p>-0.00001312990683643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33909">
                <text:p>2.33909</text:p>
              </table:table-cell>
              <table:table-cell office:value-type="float" office:value="-0.000019573196069711">
                <text:p>-0.0000195731960697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35908">
                <text:p>2.35908</text:p>
              </table:table-cell>
              <table:table-cell office:value-type="float" office:value="-0.000031472193576132">
                <text:p>-0.0000314721935761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37906">
                <text:p>2.37906</text:p>
              </table:table-cell>
              <table:table-cell office:value-type="float" office:value="-0.0000388095528096599">
                <text:p>-0.00003880955280965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39904">
                <text:p>2.39904</text:p>
              </table:table-cell>
              <table:table-cell office:value-type="float" office:value="-0.0000386963320426759">
                <text:p>-0.00003869633204267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1902">
                <text:p>2.41902</text:p>
              </table:table-cell>
              <table:table-cell office:value-type="float" office:value="-0.0000416378412753105">
                <text:p>-0.00004163784127531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3915">
                <text:p>2.43915</text:p>
              </table:table-cell>
              <table:table-cell office:value-type="float" office:value="-0.0000489103846024186">
                <text:p>-0.00004891038460241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5914">
                <text:p>2.45914</text:p>
              </table:table-cell>
              <table:table-cell office:value-type="float" office:value="-0.0000471561921084884">
                <text:p>-0.00004715619210848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47911">
                <text:p>2.47911</text:p>
              </table:table-cell>
              <table:table-cell office:value-type="float" office:value="-0.0000513288930688027">
                <text:p>-0.00005132889306880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49909">
                <text:p>2.49909</text:p>
              </table:table-cell>
              <table:table-cell office:value-type="float" office:value="0.000165102627697866">
                <text:p>0.000165102627697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